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color="#000000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5.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 fo:min-height="1.164cm" fo:min-width="0.914cm"/>
    </style:style>
    <style:style style:name="gr11" style:family="graphic" style:parent-style-name="standard">
      <style:graphic-properties draw:fill="solid" draw:fill-color="#00ff00" draw:textarea-horizontal-align="justify" draw:textarea-vertical-align="middle" draw:auto-grow-height="false" fo:min-height="0.75cm" fo:min-width="0cm"/>
    </style:style>
    <style:style style:name="gr12" style:family="graphic" style:parent-style-name="standard">
      <style:graphic-properties draw:fill-color="#00ffff" draw:textarea-horizontal-align="justify" draw:textarea-vertical-align="middle" draw:auto-grow-height="false" fo:min-height="0.458cm" fo:min-width="0.2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00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00ff00"/>
      <style:paragraph-properties fo:text-align="center"/>
    </style:style>
    <style:style style:name="P5" style:family="paragraph">
      <loext:graphic-properties draw:fill="solid" draw:fill-color="#00ff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44pt" style:font-size-asian="44pt" style:font-size-complex="4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420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name="РЕЗЕРВУАР №28" draw:style-name="gr1" draw:text-style-name="P2" xml:id="id4" draw:id="id4" draw:layer="layout" svg:width="2cm" svg:height="2cm" svg:x="-19cm" svg:y="49cm">
          <text:p text:style-name="P1"><text:span text:style-name="T1">R28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cm" svg:height="1cm" svg:x="-17cm" svg:y="38cm">
          <text:p text:style-name="P1"><text:span text:style-name="T1">U-Z554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0.98cm" svg:height="2cm" svg:x="-16.98cm" svg:y="47cm">
          <text:p text:style-name="P1"><text:span text:style-name="T1">Z555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" draw:id="id3" draw:layer="layout" svg:width="1cm" svg:height="2cm" svg:x="-20cm" svg:y="47cm">
          <text:p text:style-name="P1"><text:span text:style-name="T1">Z556 </text:span></text:p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7" draw:id="id7" draw:layer="layout" svg:width="1cm" svg:height="1cm" svg:x="-17cm" svg:y="40cm">
          <text:p text:style-name="P1"><text:span text:style-name="T1">U-Z551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1cm" svg:height="1cm" svg:x="-17cm" svg:y="45cm">
          <text:p text:style-name="P1"><text:span text:style-name="T1">U-Z552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8" draw:id="id8" draw:layer="layout" svg:width="1cm" svg:height="2cm" svg:x="-17cm" svg:y="42cm">
          <text:p text:style-name="P1"><text:span text:style-name="T1">Z551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2" draw:id="id12" draw:layer="layout" svg:width="1cm" svg:height="2cm" draw:transform="rotate (1.5707963267949) translate (-15cm 39cm)">
          <text:p text:style-name="P1"><text:span text:style-name="T1">Z554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1" draw:id="id11" draw:layer="layout" svg:width="0.98cm" svg:height="2cm" draw:transform="rotate (1.5707963267949) translate (-15cm 40.98cm)">
          <text:p text:style-name="P1"><text:span text:style-name="T1">Z553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0" draw:id="id10" draw:layer="layout" svg:width="1cm" svg:height="2cm" draw:transform="rotate (1.5707963267949) translate (-15cm 46cm)">
          <text:p text:style-name="P1"><text:span text:style-name="T1">Z552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name="РЕЗЕРВУАР №26" draw:style-name="gr1" draw:text-style-name="P1" xml:id="id14" draw:id="id14" draw:layer="layout" svg:width="2cm" svg:height="2cm" svg:x="-8cm" svg:y="49cm">
          <text:p text:style-name="P1"><text:span text:style-name="T1">R26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3" draw:id="id13" draw:layer="layout" svg:width="0.98cm" svg:height="2cm" svg:x="-8.96cm" svg:y="47cm">
          <text:p text:style-name="P1"><text:span text:style-name="T1">Z550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4" xml:id="id15" draw:id="id15" draw:layer="layout" svg:width="1cm" svg:height="2cm" svg:x="-6cm" svg:y="47cm">
          <text:p text:style-name="P1"><text:span text:style-name="T1">Z549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16" draw:id="id16" draw:layer="layout" svg:width="1cm" svg:height="1cm" svg:x="-9cm" svg:y="45cm">
          <text:p text:style-name="P1"><text:span text:style-name="T1">U-Z548-1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0" draw:id="id20" draw:layer="layout" svg:width="0.98cm" svg:height="2cm" svg:x="-8.98cm" svg:y="42cm">
          <text:p text:style-name="P1"><text:span text:style-name="T1">Z548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18" draw:id="id18" draw:layer="layout" svg:width="1cm" svg:height="1cm" svg:x="-6cm" svg:y="45cm">
          <text:p text:style-name="P1"><text:span text:style-name="T1">U-Z547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1" draw:id="id21" draw:layer="layout" svg:width="1cm" svg:height="2cm" svg:x="-6cm" svg:y="42cm">
          <text:p text:style-name="P1"><text:span text:style-name="T1">Z54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2" draw:id="id22" draw:layer="layout" svg:width="0.98cm" svg:height="2cm" svg:x="-0.98cm" svg:y="42cm">
          <text:p text:style-name="P1"><text:span text:style-name="T1">Z546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9" draw:id="id19" draw:layer="layout" svg:width="1cm" svg:height="2cm" draw:transform="rotate (1.5707963267949) translate (-4cm 46cm)">
          <text:p text:style-name="P1"><text:span text:style-name="T1">Z545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17" draw:id="id17" draw:layer="layout" svg:width="1cm" svg:height="1cm" svg:x="-1cm" svg:y="45cm">
          <text:p text:style-name="P1"><text:span text:style-name="T1">U-Z546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cm" svg:height="1cm" svg:x="-9cm" svg:y="40cm">
          <text:p text:style-name="P1"><text:span text:style-name="T1">U-Z548-2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5" draw:id="id35" draw:layer="layout" svg:width="1cm" svg:height="1cm" svg:x="-4cm" svg:y="36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6" draw:id="id36" draw:layer="layout" svg:width="1cm" svg:height="1cm" svg:x="-1cm" svg:y="34cm">
          <text:p text:style-name="P1"><text:span text:style-name="T1">U-Z546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РЕЗЕРВУАР №27" draw:style-name="gr1" draw:text-style-name="P1" xml:id="id27" draw:id="id27" draw:layer="layout" svg:width="2cm" svg:height="2cm" svg:x="2cm" svg:y="49cm">
          <text:p text:style-name="P1"><text:span text:style-name="T1">R27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6" draw:id="id26" draw:layer="layout" svg:width="1cm" svg:height="2cm" svg:x="1cm" svg:y="47cm">
          <text:p text:style-name="P1"><text:span text:style-name="T1">Z54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8" draw:id="id28" draw:layer="layout" svg:width="0.98cm" svg:height="2cm" svg:x="4cm" svg:y="47cm">
          <text:p text:style-name="P1"><text:span text:style-name="T1">Z543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29" draw:id="id29" draw:layer="layout" svg:width="1cm" svg:height="1cm" svg:x="1cm" svg:y="45cm">
          <text:p text:style-name="P1"><text:span text:style-name="T1">U-Z544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1cm" svg:height="2cm" svg:x="1cm" svg:y="42cm">
          <text:p text:style-name="P1"><text:span text:style-name="T1">Z54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31" draw:id="id31" draw:layer="layout" svg:width="1cm" svg:height="1cm" svg:x="4cm" svg:y="45cm">
          <text:p text:style-name="P1"><text:span text:style-name="T1">U-Z541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0" draw:id="id30" draw:layer="layout" svg:width="1cm" svg:height="2cm" svg:x="4cm" svg:y="42cm">
          <text:p text:style-name="P1"><text:span text:style-name="T1">Z541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4" xml:id="id32" draw:id="id32" draw:layer="layout" svg:width="1cm" svg:height="2cm" svg:x="9cm" svg:y="42cm">
          <text:p text:style-name="P1"><text:span text:style-name="T2">Z540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4" draw:id="id34" draw:layer="layout" svg:width="1cm" svg:height="2cm" draw:transform="rotate (1.5707963267949) translate (6cm 46cm)">
          <text:p text:style-name="P1"><text:span text:style-name="T1">Z539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33" draw:id="id33" draw:layer="layout" svg:width="1cm" svg:height="1cm" svg:x="9cm" svg:y="45cm">
          <text:p text:style-name="P1"><text:span text:style-name="T1">U-Z540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5cm" svg:y1="42cm" svg:x2="1.5cm" svg:y2="41cm" draw:start-shape="id1" draw:start-glue-point="4" draw:end-shape="id2" draw:end-glue-point="8" svg:d="M1500 42000v-1000" svg:viewBox="0 0 1 1001">
          <text:p/>
        </draw:connector>
        <draw:custom-shape draw:style-name="gr2" draw:text-style-name="P3" xml:id="id2" draw:id="id2" draw:layer="layout" svg:width="1cm" svg:height="1cm" svg:x="1cm" svg:y="40cm">
          <text:p text:style-name="P1"><text:span text:style-name="T1">U-Z542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9" draw:id="id39" draw:layer="layout" svg:width="1cm" svg:height="1cm" svg:x="4cm" svg:y="36cm">
          <text:p text:style-name="P1"><text:span text:style-name="T1">U-Z535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2" draw:id="id42" draw:layer="layout" svg:width="1cm" svg:height="1cm" svg:x="9cm" svg:y="34cm">
          <text:p text:style-name="P1"><text:span text:style-name="T1">U-Z540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РЕЗЕРВУАР №29" draw:style-name="gr1" draw:text-style-name="P1" xml:id="id45" draw:id="id45" draw:layer="layout" svg:width="2cm" svg:height="2cm" svg:x="12cm" svg:y="49cm">
          <text:p text:style-name="P1"><text:span text:style-name="T1">R29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4" draw:id="id44" draw:layer="layout" svg:width="1cm" svg:height="2cm" svg:x="11cm" svg:y="47cm">
          <text:p text:style-name="P1"><text:span text:style-name="T1">Z538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4" xml:id="id46" draw:id="id46" draw:layer="layout" svg:width="1cm" svg:height="2cm" svg:x="14cm" svg:y="47cm">
          <text:p text:style-name="P1"><text:span text:style-name="T1">Z53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47" draw:id="id47" draw:layer="layout" svg:width="1cm" svg:height="1cm" svg:x="11cm" svg:y="45cm">
          <text:p text:style-name="P1"><text:span text:style-name="T1">U-Z536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1" draw:id="id41" draw:layer="layout" svg:width="1cm" svg:height="2cm" svg:x="11cm" svg:y="42cm">
          <text:p text:style-name="P1"><text:span text:style-name="T1">Z536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48" draw:id="id48" draw:layer="layout" svg:width="1cm" svg:height="1cm" svg:x="14cm" svg:y="45cm">
          <text:p text:style-name="P1"><text:span text:style-name="T1">U-Z535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0" draw:id="id40" draw:layer="layout" svg:width="1cm" svg:height="2cm" svg:x="14cm" svg:y="42cm">
          <text:p text:style-name="P1"><text:span text:style-name="T1">Z535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3" draw:id="id43" draw:layer="layout" svg:width="1cm" svg:height="2cm" svg:x="19cm" svg:y="42cm">
          <text:p text:style-name="P1"><text:span text:style-name="T1">Z534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0" draw:id="id50" draw:layer="layout" svg:width="1cm" svg:height="2cm" draw:transform="rotate (1.5707963267949) translate (16cm 46cm)">
          <text:p text:style-name="P1"><text:span text:style-name="T1">Z533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49" draw:id="id49" draw:layer="layout" svg:width="1cm" svg:height="1cm" svg:x="19cm" svg:y="45cm">
          <text:p text:style-name="P1"><text:span text:style-name="T1">U-Z534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cm" svg:height="1cm" svg:x="-11.5cm" svg:y="45cm">
          <text:p text:style-name="P1"><text:span text:style-name="T1">U-KOL1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cm" svg:height="1cm" svg:x="-7cm" svg:y="37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cm" svg:height="1cm" svg:x="-9cm" svg:y="36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РЕЗЕРВУАР №30" draw:style-name="gr1" draw:text-style-name="P1" xml:id="id52" draw:id="id52" draw:layer="layout" svg:width="2cm" svg:height="2cm" svg:x="23cm" svg:y="49cm">
          <text:p text:style-name="P1"><text:span text:style-name="T1">R30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1" draw:id="id51" draw:layer="layout" svg:width="1cm" svg:height="2cm" svg:x="21cm" svg:y="47cm">
          <text:p text:style-name="P1"><text:span text:style-name="T1">Z525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4" xml:id="id53" draw:id="id53" draw:layer="layout" svg:width="0.98cm" svg:height="2cm" svg:x="26.02cm" svg:y="47cm">
          <text:p text:style-name="P1"><text:span text:style-name="T1">Z52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7" draw:id="id57" draw:layer="layout" svg:width="1cm" svg:height="2cm" svg:x="21cm" svg:y="42cm">
          <text:p text:style-name="P1"><text:span text:style-name="T1">Z521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8" draw:id="id58" draw:layer="layout" svg:width="1cm" svg:height="2cm" svg:x="26cm" svg:y="42cm">
          <text:p text:style-name="P1"><text:span text:style-name="T1">Z522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6" draw:id="id56" draw:layer="layout" svg:width="0.98cm" svg:height="2cm" draw:transform="rotate (1.5707963267949) translate (23cm 46cm)">
          <text:p text:style-name="P1"><text:span text:style-name="T1">Z523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54" draw:id="id54" draw:layer="layout" svg:width="1cm" svg:height="1cm" svg:x="21cm" svg:y="45cm">
          <text:p text:style-name="P1"><text:span text:style-name="T1">U-Z525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5" draw:id="id55" draw:layer="layout" svg:width="1cm" svg:height="1cm" svg:x="26cm" svg:y="45cm">
          <text:p text:style-name="P1"><text:span text:style-name="T1">U-Z526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9" draw:id="id59" draw:layer="layout" svg:width="1cm" svg:height="1cm" svg:x="26cm" svg:y="38cm">
          <text:p text:style-name="P1"><text:span text:style-name="T1">U-Z522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19.5cm" svg:y1="49cm" svg:x2="-19cm" svg:y2="50cm" draw:start-shape="id3" draw:start-glue-point="6" draw:end-shape="id4" draw:end-glue-point="6" svg:d="M-19500 49000v1000h500" svg:viewBox="0 0 501 1001">
          <text:p/>
        </draw:connector>
        <draw:connector draw:style-name="gr4" draw:text-style-name="P1" draw:layer="layout" svg:x1="-16.49cm" svg:y1="49cm" svg:x2="-17cm" svg:y2="50cm" draw:start-shape="id5" draw:start-glue-point="6" draw:end-shape="id4" draw:end-glue-point="10" svg:d="M-16490 49000v1000h-510" svg:viewBox="0 0 511 1001">
          <text:p/>
        </draw:connector>
        <draw:connector draw:style-name="gr4" draw:text-style-name="P1" draw:layer="layout" svg:x1="-17cm" svg:y1="38.5cm" svg:x2="-19.5cm" svg:y2="47cm" draw:start-shape="id6" draw:start-glue-point="6" draw:end-shape="id3" draw:end-glue-point="4" svg:d="M-17000 38500h-2500v8500" svg:viewBox="0 0 2501 8501">
          <text:p/>
        </draw:connector>
        <draw:connector draw:style-name="gr4" draw:text-style-name="P1" draw:layer="layout" svg:x1="-16.5cm" svg:y1="39cm" svg:x2="-16.5cm" svg:y2="40cm" draw:start-shape="id6" draw:start-glue-point="8" draw:end-shape="id7" draw:end-glue-point="4" svg:d="M-16500 39000v1000" svg:viewBox="0 0 1 1001">
          <text:p/>
        </draw:connector>
        <draw:connector draw:style-name="gr4" draw:text-style-name="P1" draw:layer="layout" svg:x1="-16.5cm" svg:y1="41cm" svg:x2="-16.5cm" svg:y2="42cm" draw:start-shape="id7" draw:start-glue-point="8" draw:end-shape="id8" draw:end-glue-point="4" svg:d="M-16500 41000v1000" svg:viewBox="0 0 1 1001">
          <text:p/>
        </draw:connector>
        <draw:connector draw:style-name="gr4" draw:text-style-name="P1" draw:layer="layout" svg:x1="-16.5cm" svg:y1="44cm" svg:x2="-16.5cm" svg:y2="45cm" draw:start-shape="id8" draw:start-glue-point="6" draw:end-shape="id9" draw:end-glue-point="4" svg:d="M-16500 44000v1000" svg:viewBox="0 0 1 1001">
          <text:p/>
        </draw:connector>
        <draw:connector draw:style-name="gr4" draw:text-style-name="P1" draw:layer="layout" svg:x1="-16.5cm" svg:y1="46cm" svg:x2="-16.49cm" svg:y2="47cm" draw:start-shape="id9" draw:start-glue-point="8" draw:end-shape="id5" draw:end-glue-point="4" svg:d="M-16500 46000v501h10v499" svg:viewBox="0 0 11 1001">
          <text:p/>
        </draw:connector>
        <draw:connector draw:style-name="gr4" draw:text-style-name="P1" draw:layer="layout" svg:x1="-16cm" svg:y1="45.5cm" svg:x2="-15cm" svg:y2="45.5cm" draw:start-shape="id9" draw:start-glue-point="10" draw:end-shape="id10" draw:end-glue-point="4" svg:d="M-16000 45500h513v1001h-1v-1001h488" svg:viewBox="0 0 1001 1002">
          <text:p/>
        </draw:connector>
        <draw:connector draw:style-name="gr4" draw:text-style-name="P1" draw:layer="layout" svg:x1="-16cm" svg:y1="40.5cm" svg:x2="-15cm" svg:y2="40.49cm" draw:start-shape="id7" draw:start-glue-point="10" draw:end-shape="id11" draw:end-glue-point="4" svg:d="M-16000 40500h513v-10h487" svg:viewBox="0 0 1001 11">
          <text:p/>
        </draw:connector>
        <draw:connector draw:style-name="gr4" draw:text-style-name="P1" draw:layer="layout" svg:x1="-16cm" svg:y1="38.5cm" svg:x2="-15cm" svg:y2="38.5cm" draw:start-shape="id6" draw:start-glue-point="10" draw:end-shape="id12" draw:end-glue-point="4" svg:d="M-16000 38500h1000" svg:viewBox="0 0 1001 1">
          <text:p/>
        </draw:connector>
        <draw:connector draw:style-name="gr4" draw:text-style-name="P1" draw:layer="layout" svg:x1="-8.47cm" svg:y1="49cm" svg:x2="-8cm" svg:y2="50cm" draw:start-shape="id13" draw:start-glue-point="6" draw:end-shape="id14" draw:end-glue-point="6" svg:d="M-8470 49000v1000h470" svg:viewBox="0 0 471 1001">
          <text:p/>
        </draw:connector>
        <draw:connector draw:style-name="gr4" draw:text-style-name="P1" draw:layer="layout" svg:x1="-5.5cm" svg:y1="49cm" svg:x2="-6cm" svg:y2="50cm" draw:start-shape="id15" draw:start-glue-point="6" draw:end-shape="id14" draw:end-glue-point="10" svg:d="M-5500 49000v1000h-500" svg:viewBox="0 0 501 1001">
          <text:p/>
        </draw:connector>
        <draw:connector draw:style-name="gr4" draw:text-style-name="P1" draw:layer="layout" svg:x1="-8.5cm" svg:y1="46cm" svg:x2="-8.47cm" svg:y2="47cm" draw:start-shape="id16" draw:start-glue-point="8" draw:end-shape="id13" draw:end-glue-point="4" svg:d="M-8500 46000v501h30v499" svg:viewBox="0 0 31 1001">
          <text:p/>
        </draw:connector>
        <draw:connector draw:style-name="gr4" draw:text-style-name="P1" draw:layer="layout" svg:x1="-5.5cm" svg:y1="47cm" svg:x2="-0.5cm" svg:y2="46cm" draw:start-shape="id15" draw:start-glue-point="4" draw:end-shape="id17" draw:end-glue-point="8" svg:d="M-5500 47000v-501h2447v3h2553v-502" svg:viewBox="0 0 5001 1001">
          <text:p/>
        </draw:connector>
        <draw:connector draw:style-name="gr4" draw:text-style-name="P1" draw:layer="layout" svg:x1="-8cm" svg:y1="45.5cm" svg:x2="-6cm" svg:y2="45.5cm" draw:start-shape="id16" draw:start-glue-point="10" draw:end-shape="id18" draw:end-glue-point="6" svg:d="M-8000 45500h2000" svg:viewBox="0 0 2001 1">
          <text:p/>
        </draw:connector>
        <draw:connector draw:style-name="gr4" draw:text-style-name="P1" draw:layer="layout" svg:x1="-5cm" svg:y1="45.5cm" svg:x2="-4cm" svg:y2="45.5cm" draw:start-shape="id18" draw:start-glue-point="10" draw:end-shape="id19" draw:end-glue-point="4" svg:d="M-5000 45500h513v1001h-1v-1001h488" svg:viewBox="0 0 1001 1002">
          <text:p/>
        </draw:connector>
        <draw:connector draw:style-name="gr4" draw:text-style-name="P1" draw:layer="layout" svg:x1="-2cm" svg:y1="45.5cm" svg:x2="-1cm" svg:y2="45.5cm" draw:start-shape="id19" draw:start-glue-point="6" draw:end-shape="id17" draw:end-glue-point="6" svg:d="M-2000 45500h1000" svg:viewBox="0 0 1001 1">
          <text:p/>
        </draw:connector>
        <draw:connector draw:style-name="gr4" draw:text-style-name="P1" draw:layer="layout" svg:x1="-8.49cm" svg:y1="44cm" svg:x2="-8.5cm" svg:y2="45cm" draw:start-shape="id20" draw:start-glue-point="6" draw:end-shape="id16" draw:end-glue-point="4" svg:d="M-8490 44000v501h-10v499" svg:viewBox="0 0 11 1001">
          <text:p/>
        </draw:connector>
        <draw:connector draw:style-name="gr4" draw:text-style-name="P1" draw:layer="layout" svg:x1="-5.5cm" svg:y1="44cm" svg:x2="-5.5cm" svg:y2="45cm" draw:start-shape="id21" draw:start-glue-point="6" draw:end-shape="id18" draw:end-glue-point="4" svg:d="M-5500 44000v1000" svg:viewBox="0 0 1 1001">
          <text:p/>
        </draw:connector>
        <draw:connector draw:style-name="gr4" draw:text-style-name="P1" draw:layer="layout" svg:x1="-0.49cm" svg:y1="44cm" svg:x2="-0.5cm" svg:y2="45cm" draw:start-shape="id22" draw:start-glue-point="6" draw:end-shape="id17" draw:end-glue-point="4" svg:d="M-490 44000v501h-10v499" svg:viewBox="0 0 11 1001">
          <text:p/>
        </draw:connector>
        <draw:connector draw:style-name="gr4" draw:text-style-name="P1" draw:layer="layout" svg:x1="-8.5cm" svg:y1="41cm" svg:x2="-8.49cm" svg:y2="42cm" draw:start-shape="id23" draw:start-glue-point="8" draw:end-shape="id20" draw:end-glue-point="4" svg:d="M-8500 41000v501h10v499" svg:viewBox="0 0 11 1001">
          <text:p/>
        </draw:connector>
        <draw:connector draw:style-name="gr4" draw:text-style-name="P1" draw:layer="layout" svg:x1="-13cm" svg:y1="40.49cm" svg:x2="-7cm" svg:y2="37.5cm" draw:start-shape="id11" draw:start-glue-point="6" draw:end-shape="id24" draw:end-glue-point="6" svg:d="M-13000 40490h3001v-2990h2999" svg:viewBox="0 0 6001 2991">
          <text:p/>
        </draw:connector>
        <draw:connector draw:style-name="gr4" draw:text-style-name="P1" draw:layer="layout" svg:x1="-13cm" svg:y1="38.5cm" svg:x2="-9cm" svg:y2="36.5cm" draw:start-shape="id12" draw:start-glue-point="6" draw:end-shape="id25" draw:end-glue-point="6" svg:d="M-13000 38500h2001v-2000h1999" svg:viewBox="0 0 4001 2001">
          <text:p/>
        </draw:connector>
        <draw:connector draw:style-name="gr4" draw:text-style-name="P1" draw:layer="layout" svg:x1="1.5cm" svg:y1="49cm" svg:x2="2cm" svg:y2="50cm" draw:start-shape="id26" draw:start-glue-point="6" draw:end-shape="id27" draw:end-glue-point="6" svg:d="M1500 49000v1000h500" svg:viewBox="0 0 501 1001">
          <text:p/>
        </draw:connector>
        <draw:connector draw:style-name="gr4" draw:text-style-name="P1" draw:layer="layout" svg:x1="4.49cm" svg:y1="49cm" svg:x2="4cm" svg:y2="50cm" draw:start-shape="id28" draw:start-glue-point="6" draw:end-shape="id27" draw:end-glue-point="10" svg:d="M4490 49000v1000h-490" svg:viewBox="0 0 491 1001">
          <text:p/>
        </draw:connector>
        <draw:connector draw:style-name="gr4" draw:text-style-name="P1" draw:layer="layout" svg:x1="1.5cm" svg:y1="46cm" svg:x2="1.5cm" svg:y2="47cm" draw:start-shape="id29" draw:start-glue-point="8" draw:end-shape="id26" draw:end-glue-point="4" svg:d="M1500 46000v1000" svg:viewBox="0 0 1 1001">
          <text:p/>
        </draw:connector>
        <draw:connector draw:style-name="gr4" draw:text-style-name="P1" draw:layer="layout" svg:x1="1.5cm" svg:y1="44cm" svg:x2="1.5cm" svg:y2="45cm" draw:start-shape="id1" draw:start-glue-point="6" draw:end-shape="id29" draw:end-glue-point="4" svg:d="M1500 44000v1000" svg:viewBox="0 0 1 1001">
          <text:p/>
        </draw:connector>
        <draw:connector draw:style-name="gr4" draw:text-style-name="P1" draw:layer="layout" svg:x1="4.5cm" svg:y1="44cm" svg:x2="4.5cm" svg:y2="45cm" draw:start-shape="id30" draw:start-glue-point="6" draw:end-shape="id31" draw:end-glue-point="4" svg:d="M4500 44000v1000" svg:viewBox="0 0 1 1001">
          <text:p/>
        </draw:connector>
        <draw:connector draw:style-name="gr4" draw:text-style-name="P1" draw:layer="layout" svg:x1="9.5cm" svg:y1="44cm" svg:x2="9.5cm" svg:y2="45cm" draw:start-shape="id32" draw:start-glue-point="6" draw:end-shape="id33" draw:end-glue-point="4" svg:d="M9500 44000v1000" svg:viewBox="0 0 1 1001">
          <text:p/>
        </draw:connector>
        <draw:connector draw:style-name="gr4" draw:text-style-name="P1" draw:layer="layout" svg:x1="4cm" svg:y1="45.5cm" svg:x2="2cm" svg:y2="45.5cm" draw:start-shape="id31" draw:start-glue-point="6" draw:end-shape="id29" draw:end-glue-point="10" svg:d="M4000 45500h-2000" svg:viewBox="0 0 2001 1">
          <text:p/>
        </draw:connector>
        <draw:connector draw:style-name="gr4" draw:text-style-name="P1" draw:layer="layout" svg:x1="5cm" svg:y1="45.5cm" svg:x2="6cm" svg:y2="45.5cm" draw:start-shape="id31" draw:start-glue-point="10" draw:end-shape="id34" draw:end-glue-point="4" svg:d="M5000 45500h1000" svg:viewBox="0 0 1001 1">
          <text:p/>
        </draw:connector>
        <draw:connector draw:style-name="gr4" draw:text-style-name="P1" draw:layer="layout" svg:x1="8cm" svg:y1="45.5cm" svg:x2="9cm" svg:y2="45.5cm" draw:start-shape="id34" draw:start-glue-point="6" draw:end-shape="id33" draw:end-glue-point="6" svg:d="M8000 45500h1000" svg:viewBox="0 0 1001 1">
          <text:p/>
        </draw:connector>
        <draw:connector draw:style-name="gr4" draw:text-style-name="P1" draw:layer="layout" svg:x1="9.5cm" svg:y1="46cm" svg:x2="4.49cm" svg:y2="47cm" draw:start-shape="id33" draw:start-glue-point="8" draw:end-shape="id28" draw:end-glue-point="4" svg:d="M9500 46000v502h-2563v-3h-2447v501" svg:viewBox="0 0 5011 1001">
          <text:p/>
        </draw:connector>
        <draw:connector draw:style-name="gr4" draw:text-style-name="P1" draw:layer="layout" svg:x1="-8cm" svg:y1="36.5cm" svg:x2="-4cm" svg:y2="36.5cm" draw:start-shape="id25" draw:start-glue-point="10" draw:end-shape="id35" draw:end-glue-point="6" svg:d="M-8000 36500h4000" svg:viewBox="0 0 4001 1">
          <text:p/>
        </draw:connector>
        <draw:connector draw:style-name="gr4" draw:text-style-name="P1" draw:layer="layout" svg:x1="-0.5cm" svg:y1="35cm" svg:x2="-0.49cm" svg:y2="42cm" draw:start-shape="id36" draw:start-glue-point="8" draw:end-shape="id22" draw:end-glue-point="4" svg:d="M-500 35000v3501h10v3499" svg:viewBox="0 0 11 7001">
          <text:p/>
        </draw:connector>
        <draw:connector draw:style-name="gr4" draw:text-style-name="P1" draw:layer="layout" svg:x1="-11cm" svg:y1="45cm" svg:x2="-11.5cm" svg:y2="35cm" draw:start-shape="id37" draw:start-glue-point="4" draw:end-shape="id38" draw:end-glue-point="8" svg:d="M-11000 45000v-4999h-500v-5001" svg:viewBox="0 0 501 10001">
          <text:p/>
        </draw:connector>
        <draw:connector draw:style-name="gr4" draw:text-style-name="P1" draw:layer="layout" svg:x1="-3cm" svg:y1="36.5cm" svg:x2="4cm" svg:y2="36.5cm" draw:start-shape="id35" draw:start-glue-point="10" draw:end-shape="id39" draw:end-glue-point="6" svg:d="M-3000 36500h7000" svg:viewBox="0 0 7001 1">
          <text:p/>
        </draw:connector>
        <draw:connector draw:style-name="gr4" draw:text-style-name="P1" draw:layer="layout" svg:x1="4.5cm" svg:y1="42cm" svg:x2="4.5cm" svg:y2="37cm" draw:start-shape="id30" draw:start-glue-point="4" draw:end-shape="id39" draw:end-glue-point="8" svg:d="M4500 42000v-5000" svg:viewBox="0 0 1 5001">
          <text:p/>
        </draw:connector>
        <draw:connector draw:style-name="gr4" draw:text-style-name="P1" draw:layer="layout" svg:x1="5cm" svg:y1="36.5cm" svg:x2="14.5cm" svg:y2="42cm" draw:start-shape="id39" draw:start-glue-point="10" draw:end-shape="id40" draw:end-glue-point="4" svg:d="M5000 36500h9500v5500" svg:viewBox="0 0 9501 5501">
          <text:p/>
        </draw:connector>
        <draw:connector draw:style-name="gr4" draw:text-style-name="P1" draw:layer="layout" svg:x1="2cm" svg:y1="40.5cm" svg:x2="11.5cm" svg:y2="42cm" draw:start-shape="id2" draw:start-glue-point="10" draw:end-shape="id41" draw:end-glue-point="4" svg:d="M2000 40500h9500v1500" svg:viewBox="0 0 9501 1501">
          <text:p/>
        </draw:connector>
        <draw:connector draw:style-name="gr4" draw:text-style-name="P1" draw:layer="layout" svg:x1="0cm" svg:y1="34.5cm" svg:x2="9cm" svg:y2="34.5cm" draw:start-shape="id36" draw:start-glue-point="10" draw:end-shape="id42" draw:end-glue-point="6" svg:d="M0 34500h9000" svg:viewBox="0 0 9001 1">
          <text:p/>
        </draw:connector>
        <draw:connector draw:style-name="gr4" draw:text-style-name="P1" draw:layer="layout" svg:x1="9.5cm" svg:y1="35cm" svg:x2="9.5cm" svg:y2="42cm" draw:start-shape="id42" draw:start-glue-point="8" draw:end-shape="id32" draw:end-glue-point="4" svg:d="M9500 35000v7000" svg:viewBox="0 0 1 7001">
          <text:p/>
        </draw:connector>
        <draw:connector draw:style-name="gr4" draw:text-style-name="P1" draw:layer="layout" svg:x1="10cm" svg:y1="34.5cm" svg:x2="19.5cm" svg:y2="42cm" draw:start-shape="id42" draw:start-glue-point="10" draw:end-shape="id43" draw:end-glue-point="4" svg:d="M10000 34500h9500v7500" svg:viewBox="0 0 9501 7501">
          <text:p/>
        </draw:connector>
        <draw:connector draw:style-name="gr4" draw:text-style-name="P1" draw:layer="layout" svg:x1="11.5cm" svg:y1="49cm" svg:x2="12cm" svg:y2="50cm" draw:start-shape="id44" draw:start-glue-point="6" draw:end-shape="id45" draw:end-glue-point="6" svg:d="M11500 49000v1000h500" svg:viewBox="0 0 501 1001">
          <text:p/>
        </draw:connector>
        <draw:connector draw:style-name="gr4" draw:text-style-name="P1" draw:layer="layout" svg:x1="14.5cm" svg:y1="49cm" svg:x2="14cm" svg:y2="50cm" draw:start-shape="id46" draw:start-glue-point="6" draw:end-shape="id45" draw:end-glue-point="10" svg:d="M14500 49000v1000h-500" svg:viewBox="0 0 501 1001">
          <text:p/>
        </draw:connector>
        <draw:connector draw:style-name="gr4" draw:text-style-name="P1" draw:layer="layout" svg:x1="11.5cm" svg:y1="46cm" svg:x2="11.5cm" svg:y2="47cm" draw:start-shape="id47" draw:start-glue-point="8" draw:end-shape="id44" draw:end-glue-point="4" svg:d="M11500 46000v1000" svg:viewBox="0 0 1 1001">
          <text:p/>
        </draw:connector>
        <draw:connector draw:style-name="gr4" draw:text-style-name="P1" draw:layer="layout" svg:x1="11.5cm" svg:y1="44cm" svg:x2="11.5cm" svg:y2="45cm" draw:start-shape="id41" draw:start-glue-point="6" draw:end-shape="id47" draw:end-glue-point="4" svg:d="M11500 44000v1000" svg:viewBox="0 0 1 1001">
          <text:p/>
        </draw:connector>
        <draw:connector draw:style-name="gr4" draw:text-style-name="P1" draw:layer="layout" svg:x1="14cm" svg:y1="45.5cm" svg:x2="12cm" svg:y2="45.5cm" draw:start-shape="id48" draw:start-glue-point="6" draw:end-shape="id47" draw:end-glue-point="10" svg:d="M14000 45500h-2000" svg:viewBox="0 0 2001 1">
          <text:p/>
        </draw:connector>
        <draw:connector draw:style-name="gr4" draw:text-style-name="P1" draw:layer="layout" svg:x1="19.5cm" svg:y1="46cm" svg:x2="14.5cm" svg:y2="47cm" draw:start-shape="id49" draw:start-glue-point="8" draw:end-shape="id46" draw:end-glue-point="4" svg:d="M19500 46000v502h-2553v-3h-2447v501" svg:viewBox="0 0 5001 1001">
          <text:p/>
        </draw:connector>
        <draw:connector draw:style-name="gr4" draw:text-style-name="P1" draw:layer="layout" svg:x1="15cm" svg:y1="45.5cm" svg:x2="16cm" svg:y2="45.5cm" draw:start-shape="id48" draw:start-glue-point="10" draw:end-shape="id50" draw:end-glue-point="4" svg:d="M15000 45500h1000" svg:viewBox="0 0 1001 1">
          <text:p/>
        </draw:connector>
        <draw:connector draw:style-name="gr4" draw:text-style-name="P1" draw:layer="layout" svg:x1="18cm" svg:y1="45.5cm" svg:x2="19cm" svg:y2="45.5cm" draw:start-shape="id50" draw:start-glue-point="6" draw:end-shape="id49" draw:end-glue-point="6" svg:d="M18000 45500h1000" svg:viewBox="0 0 1001 1">
          <text:p/>
        </draw:connector>
        <draw:connector draw:style-name="gr4" draw:text-style-name="P1" draw:layer="layout" svg:x1="14.5cm" svg:y1="44cm" svg:x2="14.5cm" svg:y2="45cm" draw:start-shape="id40" draw:start-glue-point="6" draw:end-shape="id48" draw:end-glue-point="4" svg:d="M14500 44000v1000" svg:viewBox="0 0 1 1001">
          <text:p/>
        </draw:connector>
        <draw:connector draw:style-name="gr4" draw:text-style-name="P1" draw:layer="layout" svg:x1="19.5cm" svg:y1="44cm" svg:x2="19.5cm" svg:y2="45cm" draw:start-shape="id43" draw:start-glue-point="6" draw:end-shape="id49" draw:end-glue-point="4" svg:d="M19500 44000v1000" svg:viewBox="0 0 1 1001">
          <text:p/>
        </draw:connector>
        <draw:connector draw:style-name="gr4" draw:text-style-name="P1" draw:layer="layout" svg:x1="-8cm" svg:y1="40.5cm" svg:x2="1cm" svg:y2="40.5cm" draw:start-shape="id23" draw:start-glue-point="10" draw:end-shape="id2" draw:end-glue-point="6" svg:d="M-8000 40500h9000" svg:viewBox="0 0 9001 1">
          <text:p/>
        </draw:connector>
        <draw:connector draw:style-name="gr4" draw:text-style-name="P1" draw:layer="layout" svg:x1="21.5cm" svg:y1="49cm" svg:x2="23cm" svg:y2="50cm" draw:start-shape="id51" draw:start-glue-point="6" draw:end-shape="id52" draw:end-glue-point="6" svg:d="M21500 49000v1000h1500" svg:viewBox="0 0 1501 1001">
          <text:p/>
        </draw:connector>
        <draw:connector draw:style-name="gr4" draw:text-style-name="P1" draw:layer="layout" svg:x1="26.51cm" svg:y1="49cm" svg:x2="25cm" svg:y2="50cm" draw:start-shape="id53" draw:start-glue-point="6" draw:end-shape="id52" draw:end-glue-point="10" svg:d="M26510 49000v1000h-1510" svg:viewBox="0 0 1511 1001">
          <text:p/>
        </draw:connector>
        <draw:connector draw:style-name="gr4" draw:text-style-name="P1" draw:layer="layout" svg:x1="21.5cm" svg:y1="46cm" svg:x2="21.5cm" svg:y2="47cm" draw:start-shape="id54" draw:start-glue-point="8" draw:end-shape="id51" draw:end-glue-point="4" svg:d="M21500 46000v1000" svg:viewBox="0 0 1 1001">
          <text:p/>
        </draw:connector>
        <draw:connector draw:style-name="gr4" draw:text-style-name="P1" draw:layer="layout" svg:x1="26.5cm" svg:y1="46cm" svg:x2="26.51cm" svg:y2="47cm" draw:start-shape="id55" draw:start-glue-point="8" draw:end-shape="id53" draw:end-glue-point="4" svg:d="M26500 46000v501h10v499" svg:viewBox="0 0 11 1001">
          <text:p/>
        </draw:connector>
        <draw:connector draw:style-name="gr4" draw:text-style-name="P1" draw:layer="layout" svg:x1="22cm" svg:y1="45.5cm" svg:x2="23cm" svg:y2="45.51cm" draw:start-shape="id54" draw:start-glue-point="10" draw:end-shape="id56" draw:end-glue-point="4" svg:d="M22000 45500h514v10h486" svg:viewBox="0 0 1001 11">
          <text:p/>
        </draw:connector>
        <draw:connector draw:style-name="gr4" draw:text-style-name="P1" draw:layer="layout" svg:x1="25cm" svg:y1="45.51cm" svg:x2="26cm" svg:y2="45.5cm" draw:start-shape="id56" draw:start-glue-point="6" draw:end-shape="id55" draw:end-glue-point="6" svg:d="M25000 45510h447v-10h553" svg:viewBox="0 0 1001 11">
          <text:p/>
        </draw:connector>
        <draw:connector draw:style-name="gr4" draw:text-style-name="P1" draw:layer="layout" svg:x1="21.5cm" svg:y1="44cm" svg:x2="21.5cm" svg:y2="45cm" draw:start-shape="id57" draw:start-glue-point="6" draw:end-shape="id54" draw:end-glue-point="4" svg:d="M21500 44000v1000" svg:viewBox="0 0 1 1001">
          <text:p/>
        </draw:connector>
        <draw:connector draw:style-name="gr4" draw:text-style-name="P1" draw:layer="layout" svg:x1="26.5cm" svg:y1="44cm" svg:x2="26.5cm" svg:y2="45cm" draw:start-shape="id58" draw:start-glue-point="6" draw:end-shape="id55" draw:end-glue-point="4" svg:d="M26500 44000v1000" svg:viewBox="0 0 1 1001">
          <text:p/>
        </draw:connector>
        <draw:connector draw:style-name="gr4" draw:text-style-name="P1" draw:layer="layout" svg:x1="26.5cm" svg:y1="39cm" svg:x2="26.5cm" svg:y2="42cm" draw:start-shape="id59" draw:start-glue-point="8" draw:end-shape="id58" draw:end-glue-point="4" svg:d="M26500 39000v3000" svg:viewBox="0 0 1 3001">
          <text:p/>
        </draw:connector>
        <draw:custom-shape draw:name="РЕЗЕРВУАР №31" draw:style-name="gr1" draw:text-style-name="P1" xml:id="id61" draw:id="id61" draw:layer="layout" svg:width="2cm" svg:height="2cm" svg:x="30cm" svg:y="49cm">
          <text:p text:style-name="P1"><text:span text:style-name="T1">R31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60" draw:id="id60" draw:layer="layout" svg:width="1cm" svg:height="2cm" svg:x="28cm" svg:y="47cm">
          <text:p text:style-name="P1"><text:span text:style-name="T1">Z531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4" xml:id="id62" draw:id="id62" draw:layer="layout" svg:width="0.98cm" svg:height="2cm" svg:x="33cm" svg:y="47cm">
          <text:p text:style-name="P1"><text:span text:style-name="T1">Z53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66" draw:id="id66" draw:layer="layout" svg:width="1cm" svg:height="2cm" svg:x="28cm" svg:y="42cm">
          <text:p text:style-name="P1"><text:span text:style-name="T1">Z527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67" draw:id="id67" draw:layer="layout" svg:width="1cm" svg:height="2cm" svg:x="33cm" svg:y="42cm">
          <text:p text:style-name="P1"><text:span text:style-name="T1">Z528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65" draw:id="id65" draw:layer="layout" svg:width="0.98cm" svg:height="2cm" draw:transform="rotate (1.5707963267949) translate (30cm 46cm)">
          <text:p text:style-name="P1"><text:span text:style-name="T1">Z529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63" draw:id="id63" draw:layer="layout" svg:width="1cm" svg:height="1cm" svg:x="28cm" svg:y="45cm">
          <text:p text:style-name="P1"><text:span text:style-name="T1">U-Z527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4" draw:id="id64" draw:layer="layout" svg:width="1cm" svg:height="1cm" svg:x="33cm" svg:y="45cm">
          <text:p text:style-name="P1"><text:span text:style-name="T1">U-Z528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8.5cm" svg:y1="49cm" svg:x2="30cm" svg:y2="50cm" draw:start-shape="id60" draw:start-glue-point="6" draw:end-shape="id61" draw:end-glue-point="6" svg:d="M28500 49000v1000h1500" svg:viewBox="0 0 1501 1001">
          <text:p/>
        </draw:connector>
        <draw:connector draw:style-name="gr4" draw:text-style-name="P1" draw:layer="layout" svg:x1="33.49cm" svg:y1="49cm" svg:x2="32cm" svg:y2="50cm" draw:start-shape="id62" draw:start-glue-point="6" draw:end-shape="id61" draw:end-glue-point="10" svg:d="M33490 49000v1000h-1490" svg:viewBox="0 0 1491 1001">
          <text:p/>
        </draw:connector>
        <draw:connector draw:style-name="gr4" draw:text-style-name="P1" draw:layer="layout" svg:x1="28.5cm" svg:y1="46cm" svg:x2="28.5cm" svg:y2="47cm" draw:start-shape="id63" draw:start-glue-point="8" draw:end-shape="id60" draw:end-glue-point="4" svg:d="M28500 46000v1000" svg:viewBox="0 0 1 1001">
          <text:p/>
        </draw:connector>
        <draw:connector draw:style-name="gr4" draw:text-style-name="P1" draw:layer="layout" svg:x1="33.5cm" svg:y1="46cm" svg:x2="33.49cm" svg:y2="47cm" draw:start-shape="id64" draw:start-glue-point="8" draw:end-shape="id62" draw:end-glue-point="4" svg:d="M33500 46000v501h-10v499" svg:viewBox="0 0 11 1001">
          <text:p/>
        </draw:connector>
        <draw:connector draw:style-name="gr4" draw:text-style-name="P1" draw:layer="layout" svg:x1="29cm" svg:y1="45.5cm" svg:x2="30cm" svg:y2="45.51cm" draw:start-shape="id63" draw:start-glue-point="10" draw:end-shape="id65" draw:end-glue-point="4" svg:d="M29000 45500h512v10h488" svg:viewBox="0 0 1001 11">
          <text:p/>
        </draw:connector>
        <draw:connector draw:style-name="gr4" draw:text-style-name="P1" draw:layer="layout" svg:x1="32cm" svg:y1="45.51cm" svg:x2="33cm" svg:y2="45.5cm" draw:start-shape="id65" draw:start-glue-point="6" draw:end-shape="id64" draw:end-glue-point="6" svg:d="M32000 45510h447v-10h553" svg:viewBox="0 0 1001 11">
          <text:p/>
        </draw:connector>
        <draw:connector draw:style-name="gr4" draw:text-style-name="P1" draw:layer="layout" svg:x1="28.5cm" svg:y1="44cm" svg:x2="28.5cm" svg:y2="45cm" draw:start-shape="id66" draw:start-glue-point="6" draw:end-shape="id63" draw:end-glue-point="4" svg:d="M28500 44000v1000" svg:viewBox="0 0 1 1001">
          <text:p/>
        </draw:connector>
        <draw:connector draw:style-name="gr4" draw:text-style-name="P1" draw:layer="layout" svg:x1="33.5cm" svg:y1="44cm" svg:x2="33.5cm" svg:y2="45cm" draw:start-shape="id67" draw:start-glue-point="6" draw:end-shape="id64" draw:end-glue-point="4" svg:d="M33500 44000v1000" svg:viewBox="0 0 1 1001">
          <text:p/>
        </draw:connector>
        <draw:connector draw:style-name="gr4" draw:text-style-name="P1" draw:layer="layout" svg:x1="33.5cm" svg:y1="42cm" svg:x2="27cm" svg:y2="38.5cm" draw:start-shape="id67" draw:start-glue-point="4" draw:end-shape="id59" draw:end-glue-point="10" svg:d="M33500 42000v-3500h-6500" svg:viewBox="0 0 6501 3501">
          <text:p/>
        </draw:connector>
        <draw:custom-shape draw:style-name="gr2" draw:text-style-name="P3" xml:id="id68" draw:id="id68" draw:layer="layout" svg:width="1cm" svg:height="1cm" svg:x="28cm" svg:y="40cm">
          <text:p text:style-name="P1"><text:span text:style-name="T1">U-Z529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8.5cm" svg:y1="42cm" svg:x2="28.5cm" svg:y2="41cm" draw:start-shape="id66" draw:start-glue-point="4" draw:end-shape="id68" draw:end-glue-point="8" svg:d="M28500 42000v-1000" svg:viewBox="0 0 1 1001">
          <text:p/>
        </draw:connector>
        <draw:connector draw:style-name="gr4" draw:text-style-name="P1" draw:layer="layout" svg:x1="21.5cm" svg:y1="42cm" svg:x2="28cm" svg:y2="40.5cm" draw:start-shape="id57" draw:start-glue-point="4" draw:end-shape="id68" draw:end-glue-point="6" svg:d="M21500 42000v-1500h6500" svg:viewBox="0 0 6501 1501">
          <text:p/>
        </draw:connector>
        <draw:custom-shape draw:style-name="gr3" draw:text-style-name="P5" xml:id="id69" draw:id="id69" draw:layer="layout" svg:width="0.98cm" svg:height="2cm" draw:transform="rotate (1.5707963267949) translate (22.5cm 38.98cm)">
          <text:p text:style-name="P1"><text:span text:style-name="T1">Z205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5" draw:text-style-name="P1" draw:layer="layout" svg:x1="24.5cm" svg:y1="38.49cm" svg:x2="26cm" svg:y2="38.5cm" draw:start-shape="id69" draw:start-glue-point="6" draw:end-shape="id59" draw:end-glue-point="6" svg:d="M24500 38490h697v10h803" svg:viewBox="0 0 1501 11">
          <text:p/>
        </draw:connector>
        <draw:custom-shape draw:style-name="gr2" draw:text-style-name="P3" xml:id="id71" draw:id="id71" draw:layer="layout" svg:width="1cm" svg:height="1cm" svg:x="21cm" svg:y="32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70" draw:id="id70" draw:layer="layout" svg:width="1cm" svg:height="2cm" draw:transform="rotate (1.5707963267949) translate (11cm 33cm)">
          <text:p text:style-name="P1"><text:span text:style-name="T1">Z206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13cm" svg:y1="32.5cm" svg:x2="21cm" svg:y2="32.5cm" draw:start-shape="id70" draw:start-glue-point="6" draw:end-shape="id71" draw:end-glue-point="6" svg:d="M13000 32500h8000" svg:viewBox="0 0 8001 1">
          <text:p/>
        </draw:connector>
        <draw:custom-shape draw:style-name="gr2" draw:text-style-name="P3" xml:id="id72" draw:id="id72" draw:layer="layout" svg:width="1cm" svg:height="1cm" svg:x="-12cm" svg:y="32cm">
          <text:p text:style-name="P1"><text:span text:style-name="T1">U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cm" svg:y1="32.5cm" svg:x2="-11cm" svg:y2="32.5cm" draw:start-shape="id70" draw:start-glue-point="4" draw:end-shape="id72" draw:end-glue-point="10" svg:d="M11000 32500h-22000" svg:viewBox="0 0 22001 1">
          <text:p/>
        </draw:connector>
        <draw:connector draw:style-name="gr5" draw:text-style-name="P1" draw:layer="layout" svg:x1="-11.5cm" svg:y1="33cm" svg:x2="-11.5cm" svg:y2="34cm" draw:start-shape="id72" draw:start-glue-point="8" draw:end-shape="id38" draw:end-glue-point="4" svg:d="M-11500 33000v1000" svg:viewBox="0 0 1 1001">
          <text:p/>
        </draw:connector>
        <draw:connector draw:style-name="gr4" draw:text-style-name="P1" draw:layer="layout" svg:x1="-13cm" svg:y1="45.5cm" svg:x2="-11.5cm" svg:y2="45.5cm" draw:start-shape="id10" draw:start-glue-point="6" draw:end-shape="id37" draw:end-glue-point="6" svg:d="M-13000 45500h1500" svg:viewBox="0 0 1501 1">
          <text:p/>
        </draw:connector>
        <draw:custom-shape draw:style-name="gr3" draw:text-style-name="P5" xml:id="id73" draw:id="id73" draw:layer="layout" svg:width="1cm" svg:height="2cm" svg:x="46.5cm" svg:y="29cm">
          <text:p text:style-name="P1"><text:span text:style-name="T1">Z204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28.5cm" svg:y1="40cm" svg:x2="47cm" svg:y2="31cm" draw:start-shape="id68" draw:start-glue-point="4" draw:end-shape="id73" draw:end-glue-point="6" svg:d="M28500 40000v-4499h18500v-4501" svg:viewBox="0 0 18501 9001">
          <text:p/>
        </draw:connector>
        <draw:custom-shape draw:style-name="gr2" draw:text-style-name="P3" xml:id="id74" draw:id="id74" draw:layer="layout" svg:width="1cm" svg:height="1cm" svg:x="46.5cm" svg:y="16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7cm" svg:y1="17cm" svg:x2="47cm" svg:y2="29cm" draw:start-shape="id74" draw:start-glue-point="8" draw:end-shape="id73" draw:end-glue-point="4" svg:d="M47000 17000v12000" svg:viewBox="0 0 1 12001">
          <text:p/>
        </draw:connector>
        <draw:custom-shape draw:style-name="gr3" draw:text-style-name="P5" xml:id="id75" draw:id="id75" draw:layer="layout" svg:width="1cm" svg:height="2cm" draw:transform="rotate (1.5707963267949) translate (30cm 17cm)">
          <text:p text:style-name="P1"><text:span text:style-name="T1">Z57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46.5cm" svg:y1="16.5cm" svg:x2="32cm" svg:y2="16.5cm" draw:start-shape="id74" draw:start-glue-point="6" draw:end-shape="id75" draw:end-glue-point="6" svg:d="M46500 16500h-14500" svg:viewBox="0 0 14501 1">
          <text:p/>
        </draw:connector>
        <draw:custom-shape draw:style-name="gr2" draw:text-style-name="P3" xml:id="id141" draw:id="id141" draw:layer="layout" svg:width="1cm" svg:height="1cm" svg:x="46.5cm" svg:y="4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cm" svg:height="1cm" svg:x="51.5cm" svg:y="32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2cm" svg:y1="32.5cm" svg:x2="51.5cm" svg:y2="32.5cm" draw:start-shape="id71" draw:start-glue-point="10" draw:end-shape="id76" draw:end-glue-point="6" svg:d="M22000 32500h29500" svg:viewBox="0 0 29501 1">
          <text:p/>
        </draw:connector>
        <draw:custom-shape draw:style-name="gr3" draw:text-style-name="P5" xml:id="id77" draw:id="id77" draw:layer="layout" svg:width="1cm" svg:height="2cm" svg:x="51.5cm" svg:y="29cm">
          <text:p text:style-name="P1"><text:span text:style-name="T1">Z368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52cm" svg:y1="31cm" svg:x2="52cm" svg:y2="32cm" draw:start-shape="id77" draw:start-glue-point="6" draw:end-shape="id76" draw:end-glue-point="4" svg:d="M52000 31000v1000" svg:viewBox="0 0 1 1001">
          <text:p/>
        </draw:connector>
        <draw:custom-shape draw:style-name="gr2" draw:text-style-name="P3" xml:id="id78" draw:id="id78" draw:layer="layout" svg:width="1cm" svg:height="1cm" svg:x="51.5cm" svg:y="27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2cm" svg:y1="28cm" svg:x2="52cm" svg:y2="29cm" draw:start-shape="id78" draw:start-glue-point="8" draw:end-shape="id77" draw:end-glue-point="4" svg:d="M52000 28000v1000" svg:viewBox="0 0 1 1001">
          <text:p/>
        </draw:connector>
        <draw:custom-shape draw:style-name="gr3" draw:text-style-name="P5" xml:id="id79" draw:id="id79" draw:layer="layout" svg:width="0.98cm" svg:height="2cm" draw:transform="rotate (1.5707963267949) translate (48.5cm 28cm)">
          <text:p text:style-name="P1"><text:span text:style-name="T1">Z290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50.5cm" svg:y1="27.51cm" svg:x2="51.5cm" svg:y2="27.5cm" draw:start-shape="id79" draw:start-glue-point="6" draw:end-shape="id78" draw:end-glue-point="6" svg:d="M50500 27510h501v-10h499" svg:viewBox="0 0 1001 11">
          <text:p/>
        </draw:connector>
        <draw:custom-shape draw:style-name="gr3" draw:text-style-name="P5" xml:id="id80" draw:id="id80" draw:layer="layout" svg:width="1cm" svg:height="2cm" svg:x="51.5cm" svg:y="24cm">
          <text:p text:style-name="P1"><text:span text:style-name="T1">Z291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52cm" svg:y1="26cm" svg:x2="52cm" svg:y2="27cm" draw:start-shape="id80" draw:start-glue-point="6" draw:end-shape="id78" draw:end-glue-point="4" svg:d="M52000 26000v1000" svg:viewBox="0 0 1 1001">
          <text:p/>
        </draw:connector>
        <draw:custom-shape draw:style-name="gr3" draw:text-style-name="P5" xml:id="id81" draw:id="id81" draw:layer="layout" svg:width="0.98cm" svg:height="2cm" draw:transform="rotate (1.5707963267949) translate (53.5cm 24cm)">
          <text:p text:style-name="P1"><text:span text:style-name="T1">Z26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83" draw:id="id83" draw:layer="layout" svg:width="0.98cm" svg:height="2cm" draw:transform="rotate (1.5707963267949) translate (53.5cm 22.5cm)">
          <text:p text:style-name="P1"><text:span text:style-name="T1">Z25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48.5cm" svg:y1="27.51cm" svg:x2="53.5cm" svg:y2="23.51cm" draw:start-shape="id79" draw:start-glue-point="4" draw:end-shape="id81" draw:end-glue-point="4" svg:d="M48500 27510h-501v-4000h5501" svg:viewBox="0 0 5502 4001">
          <text:p/>
        </draw:connector>
        <draw:custom-shape draw:style-name="gr2" draw:text-style-name="P3" xml:id="id82" draw:id="id82" draw:layer="layout" svg:width="1cm" svg:height="1cm" svg:x="57.5cm" svg:y="23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5.5cm" svg:y1="23.51cm" svg:x2="57.5cm" svg:y2="23.5cm" draw:start-shape="id81" draw:start-glue-point="6" draw:end-shape="id82" draw:end-glue-point="6" svg:d="M55500 23510h1001v-10h999" svg:viewBox="0 0 2001 11">
          <text:p/>
        </draw:connector>
        <draw:connector draw:style-name="gr4" draw:text-style-name="P1" draw:layer="layout" svg:x1="55.5cm" svg:y1="22.01cm" svg:x2="58cm" svg:y2="23cm" draw:start-shape="id83" draw:end-shape="id82" draw:end-glue-point="4" svg:d="M55500 22010h2500v990" svg:viewBox="0 0 2501 991">
          <text:p/>
        </draw:connector>
        <draw:custom-shape draw:name="РЕЗЕРВУАР №34" draw:style-name="gr1" draw:text-style-name="P1" xml:id="id86" draw:id="id86" draw:layer="layout" svg:width="2cm" svg:height="2cm" svg:x="24cm" svg:y="29cm">
          <text:p text:style-name="P1"><text:span text:style-name="T1">R34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85" draw:id="id85" draw:layer="layout" svg:width="1cm" svg:height="2cm" svg:x="23cm" svg:y="27cm">
          <text:p text:style-name="P1"><text:span text:style-name="T1">Z118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87" draw:id="id87" draw:layer="layout" svg:width="1cm" svg:height="2cm" svg:x="26cm" svg:y="27cm">
          <text:p text:style-name="P1"><text:span text:style-name="T1">Z119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84" draw:id="id84" draw:layer="layout" svg:width="1cm" svg:height="2cm" svg:x="23cm" svg:y="22cm">
          <text:p text:style-name="P1"><text:span text:style-name="T1">Z115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89" draw:id="id89" draw:layer="layout" svg:width="1cm" svg:height="2cm" svg:x="26cm" svg:y="22cm">
          <text:p text:style-name="P1"><text:span text:style-name="T1">Z116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90" draw:id="id90" draw:layer="layout" svg:width="1cm" svg:height="2cm" svg:x="28cm" svg:y="22cm">
          <text:p text:style-name="P1"><text:span text:style-name="T1">Z117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88" draw:id="id88" draw:layer="layout" svg:width="1cm" svg:height="1cm" svg:x="26cm" svg:y="2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3.5cm" svg:y1="24cm" svg:x2="23.5cm" svg:y2="27cm" draw:start-shape="id84" draw:start-glue-point="6" draw:end-shape="id85" draw:end-glue-point="4" svg:d="M23500 24000v3000" svg:viewBox="0 0 1 3001">
          <text:p/>
        </draw:connector>
        <draw:connector draw:style-name="gr4" draw:text-style-name="P1" draw:layer="layout" svg:x1="23.5cm" svg:y1="29cm" svg:x2="24cm" svg:y2="30cm" draw:start-shape="id85" draw:start-glue-point="6" draw:end-shape="id86" draw:end-glue-point="6" svg:d="M23500 29000v1000h500" svg:viewBox="0 0 501 1001">
          <text:p/>
        </draw:connector>
        <draw:connector draw:style-name="gr4" draw:text-style-name="P1" draw:layer="layout" svg:x1="26.5cm" svg:y1="29cm" svg:x2="26cm" svg:y2="30cm" draw:start-shape="id87" draw:start-glue-point="6" draw:end-shape="id86" draw:end-glue-point="10" svg:d="M26500 29000v1000h-500" svg:viewBox="0 0 501 1001">
          <text:p/>
        </draw:connector>
        <draw:connector draw:style-name="gr4" draw:text-style-name="P1" draw:layer="layout" svg:x1="26.5cm" svg:y1="26cm" svg:x2="26.5cm" svg:y2="27cm" draw:start-shape="id88" draw:start-glue-point="8" draw:end-shape="id87" draw:end-glue-point="4" svg:d="M26500 26000v1000" svg:viewBox="0 0 1 1001">
          <text:p/>
        </draw:connector>
        <draw:connector draw:style-name="gr4" draw:text-style-name="P1" draw:layer="layout" svg:x1="26.5cm" svg:y1="24cm" svg:x2="26.5cm" svg:y2="25cm" draw:start-shape="id89" draw:start-glue-point="6" draw:end-shape="id88" draw:end-glue-point="4" svg:d="M26500 24000v1000" svg:viewBox="0 0 1 1001">
          <text:p/>
        </draw:connector>
        <draw:connector draw:style-name="gr4" draw:text-style-name="P1" draw:layer="layout" svg:x1="28.5cm" svg:y1="24cm" svg:x2="27cm" svg:y2="25.5cm" draw:start-shape="id90" draw:start-glue-point="6" draw:end-shape="id88" draw:end-glue-point="10" svg:d="M28500 24000v1500h-1500" svg:viewBox="0 0 1501 1501">
          <text:p/>
        </draw:connector>
        <draw:custom-shape draw:style-name="gr2" draw:text-style-name="P3" xml:id="id91" draw:id="id91" draw:layer="layout" svg:width="1cm" svg:height="1cm" svg:x="26cm" svg:y="20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6.5cm" svg:y1="21cm" svg:x2="26.5cm" svg:y2="22cm" draw:start-shape="id91" draw:start-glue-point="8" draw:end-shape="id89" draw:end-glue-point="4" svg:d="M26500 21000v1000" svg:viewBox="0 0 1 1001">
          <text:p/>
        </draw:connector>
        <draw:connector draw:style-name="gr4" draw:text-style-name="P1" draw:layer="layout" svg:x1="30cm" svg:y1="16.5cm" svg:x2="26.5cm" svg:y2="20cm" draw:start-shape="id75" draw:start-glue-point="4" draw:end-shape="id91" draw:end-glue-point="4" svg:d="M30000 16500h-3500v3500" svg:viewBox="0 0 3501 3501">
          <text:p/>
        </draw:connector>
        <draw:custom-shape draw:name="РЕЗЕРВУАР №33" draw:style-name="gr1" draw:text-style-name="P1" xml:id="id94" draw:id="id94" draw:layer="layout" svg:width="2cm" svg:height="2cm" svg:x="17cm" svg:y="29cm">
          <text:p text:style-name="P1"><text:span text:style-name="T1">R33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3" draw:id="id93" draw:layer="layout" svg:width="1cm" svg:height="2cm" svg:x="16cm" svg:y="27cm">
          <text:p text:style-name="P1"><text:span text:style-name="T1">Z124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95" draw:id="id95" draw:layer="layout" svg:width="1cm" svg:height="2cm" svg:x="19cm" svg:y="27cm">
          <text:p text:style-name="P1"><text:span text:style-name="T1">Z123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92" draw:id="id92" draw:layer="layout" svg:width="1cm" svg:height="2cm" svg:x="16cm" svg:y="22cm">
          <text:p text:style-name="P1"><text:span text:style-name="T1">Z122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97" draw:id="id97" draw:layer="layout" svg:width="1cm" svg:height="2cm" svg:x="19cm" svg:y="22cm">
          <text:p text:style-name="P1"><text:span text:style-name="T1">Z121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98" draw:id="id98" draw:layer="layout" svg:width="1cm" svg:height="2cm" svg:x="21cm" svg:y="22cm">
          <text:p text:style-name="P1"><text:span text:style-name="T1">Z120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96" draw:id="id96" draw:layer="layout" svg:width="1cm" svg:height="1cm" svg:x="19cm" svg:y="2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6.5cm" svg:y1="24cm" svg:x2="16.5cm" svg:y2="27cm" draw:start-shape="id92" draw:start-glue-point="6" draw:end-shape="id93" draw:end-glue-point="4" svg:d="M16500 24000v3000" svg:viewBox="0 0 1 3001">
          <text:p/>
        </draw:connector>
        <draw:connector draw:style-name="gr4" draw:text-style-name="P1" draw:layer="layout" svg:x1="16.5cm" svg:y1="29cm" svg:x2="17cm" svg:y2="30cm" draw:start-shape="id93" draw:start-glue-point="6" draw:end-shape="id94" draw:end-glue-point="6" svg:d="M16500 29000v1000h500" svg:viewBox="0 0 501 1001">
          <text:p/>
        </draw:connector>
        <draw:connector draw:style-name="gr4" draw:text-style-name="P1" draw:layer="layout" svg:x1="19.5cm" svg:y1="29cm" svg:x2="19cm" svg:y2="30cm" draw:start-shape="id95" draw:start-glue-point="6" draw:end-shape="id94" draw:end-glue-point="10" svg:d="M19500 29000v1000h-500" svg:viewBox="0 0 501 1001">
          <text:p/>
        </draw:connector>
        <draw:connector draw:style-name="gr4" draw:text-style-name="P1" draw:layer="layout" svg:x1="19.5cm" svg:y1="26cm" svg:x2="19.5cm" svg:y2="27cm" draw:start-shape="id96" draw:start-glue-point="8" draw:end-shape="id95" draw:end-glue-point="4" svg:d="M19500 26000v1000" svg:viewBox="0 0 1 1001">
          <text:p/>
        </draw:connector>
        <draw:connector draw:style-name="gr4" draw:text-style-name="P1" draw:layer="layout" svg:x1="19.5cm" svg:y1="24cm" svg:x2="19.5cm" svg:y2="25cm" draw:start-shape="id97" draw:start-glue-point="6" draw:end-shape="id96" draw:end-glue-point="4" svg:d="M19500 24000v1000" svg:viewBox="0 0 1 1001">
          <text:p/>
        </draw:connector>
        <draw:connector draw:style-name="gr4" draw:text-style-name="P1" draw:layer="layout" svg:x1="21.5cm" svg:y1="24cm" svg:x2="20cm" svg:y2="25.5cm" draw:start-shape="id98" draw:start-glue-point="6" draw:end-shape="id96" draw:end-glue-point="10" svg:d="M21500 24000v1500h-1500" svg:viewBox="0 0 1501 1501">
          <text:p/>
        </draw:connector>
        <draw:connector draw:style-name="gr4" draw:text-style-name="P1" draw:layer="layout" svg:x1="19.5cm" svg:y1="22cm" svg:x2="26cm" svg:y2="20.5cm" draw:start-shape="id97" draw:start-glue-point="4" draw:end-shape="id91" draw:end-glue-point="6" svg:d="M19500 22000v-1500h6500" svg:viewBox="0 0 6501 1501">
          <text:p/>
        </draw:connector>
        <draw:custom-shape draw:style-name="gr2" draw:text-style-name="P3" xml:id="id99" draw:id="id99" draw:layer="layout" svg:width="1cm" svg:height="1cm" svg:x="21cm" svg:y="1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8.5cm" svg:y1="22cm" svg:x2="22cm" svg:y2="15.5cm" draw:start-shape="id90" draw:start-glue-point="4" draw:end-shape="id99" draw:end-glue-point="10" svg:d="M28500 22000v-6500h-6500" svg:viewBox="0 0 6501 6501">
          <text:p/>
        </draw:connector>
        <draw:connector draw:style-name="gr4" draw:text-style-name="P1" draw:layer="layout" svg:x1="21.5cm" svg:y1="22cm" svg:x2="21.5cm" svg:y2="16cm" draw:start-shape="id98" draw:start-glue-point="4" draw:end-shape="id99" svg:d="M21500 22000v-6000" svg:viewBox="0 0 1 6001">
          <text:p/>
        </draw:connector>
        <draw:custom-shape draw:style-name="gr2" draw:text-style-name="P3" xml:id="id100" draw:id="id100" draw:layer="layout" svg:width="1cm" svg:height="1cm" svg:x="23cm" svg:y="18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3.5cm" svg:y1="19cm" svg:x2="23.5cm" svg:y2="22cm" draw:start-shape="id100" draw:start-glue-point="8" draw:end-shape="id84" svg:d="M23500 19000v3000" svg:viewBox="0 0 1 3001">
          <text:p/>
        </draw:connector>
        <draw:connector draw:style-name="gr4" draw:text-style-name="P1" draw:layer="layout" svg:x1="16.5cm" svg:y1="22cm" svg:x2="23cm" svg:y2="18.5cm" draw:start-shape="id92" draw:start-glue-point="4" draw:end-shape="id100" draw:end-glue-point="6" svg:d="M16500 22000v-3500h6500" svg:viewBox="0 0 6501 3501">
          <text:p/>
        </draw:connector>
        <draw:connector draw:style-name="gr4" draw:text-style-name="P1" draw:layer="layout" svg:x1="24cm" svg:y1="18.5cm" svg:x2="53.5cm" svg:y2="22.01cm" draw:start-shape="id100" draw:start-glue-point="10" draw:end-shape="id83" svg:d="M24000 18500h14751v3510h14749" svg:viewBox="0 0 29501 3511">
          <text:p/>
        </draw:connector>
        <draw:custom-shape draw:style-name="gr3" draw:text-style-name="P5" xml:id="id102" draw:id="id102" draw:layer="layout" svg:width="1cm" svg:height="2cm" draw:transform="rotate (1.5707963267949) translate (-15cm 31cm)">
          <text:p text:style-name="P1"><text:span text:style-name="T1">Z206a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101" draw:id="id101" draw:layer="layout" svg:width="1cm" svg:height="1cm" svg:x="-12cm" svg:y="30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11.5cm" svg:y1="31cm" svg:x2="-11.5cm" svg:y2="32cm" draw:start-shape="id101" draw:start-glue-point="8" draw:end-shape="id72" draw:end-glue-point="4" svg:d="M-11500 31000v1000" svg:viewBox="0 0 1 1001">
          <text:p/>
        </draw:connector>
        <draw:connector draw:style-name="gr4" draw:text-style-name="P1" draw:layer="layout" svg:x1="-12cm" svg:y1="30.5cm" svg:x2="-13cm" svg:y2="30.5cm" draw:start-shape="id101" draw:start-glue-point="6" draw:end-shape="id102" draw:end-glue-point="6" svg:d="M-12000 30500h-1000" svg:viewBox="0 0 1001 1">
          <text:p/>
        </draw:connector>
        <draw:custom-shape draw:style-name="gr2" draw:text-style-name="P3" xml:id="id103" draw:id="id103" draw:layer="layout" svg:width="1cm" svg:height="1cm" svg:x="-18cm" svg:y="30cm">
          <text:p text:style-name="P1"><text:span text:style-name="T1">BN-1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15cm" svg:y1="30.5cm" svg:x2="-17cm" svg:y2="30.5cm" draw:start-shape="id102" draw:start-glue-point="4" draw:end-shape="id103" draw:end-glue-point="10" svg:d="M-15000 30500h-2000" svg:viewBox="0 0 2001 1">
          <text:p/>
        </draw:connector>
        <draw:custom-shape draw:style-name="gr2" draw:text-style-name="P3" xml:id="id38" draw:id="id38" draw:layer="layout" svg:width="1cm" svg:height="1cm" svg:x="-12cm" svg:y="34cm">
          <text:p text:style-name="P1"><text:span text:style-name="T1">U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11cm" svg:y1="34.5cm" svg:x2="-1cm" svg:y2="34.5cm" draw:start-shape="id38" draw:start-glue-point="10" draw:end-shape="id36" draw:end-glue-point="6" svg:d="M-11000 34500h10000" svg:viewBox="0 0 10001 1">
          <text:p/>
        </draw:connector>
        <draw:custom-shape draw:style-name="gr3" draw:text-style-name="P5" xml:id="id104" draw:id="id104" draw:layer="layout" svg:width="0.98cm" svg:height="2cm" svg:x="-9.98cm" svg:y="27cm">
          <text:p text:style-name="P1"><text:span text:style-name="T1">Z208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draw:line-skew="-2.501cm" svg:x1="-9.49cm" svg:y1="29cm" svg:x2="-8.5cm" svg:y2="36cm" draw:start-shape="id104" draw:start-glue-point="6" draw:end-shape="id25" draw:end-glue-point="4" svg:d="M-9490 29000v1000h990v6000" svg:viewBox="0 0 991 7001">
          <text:p/>
        </draw:connector>
        <draw:custom-shape draw:style-name="gr3" draw:text-style-name="P5" xml:id="id105" draw:id="id105" draw:layer="layout" svg:width="0.98cm" svg:height="2cm" svg:x="-8cm" svg:y="27cm">
          <text:p text:style-name="P1"><text:span text:style-name="T1">Z207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draw:line-skew="-2.001cm" svg:x1="-7.51cm" svg:y1="29cm" svg:x2="-6.5cm" svg:y2="37cm" draw:start-shape="id105" draw:start-glue-point="6" draw:end-shape="id24" draw:end-glue-point="0" svg:d="M-7510 29000v2000h1010v6000" svg:viewBox="0 0 1011 8001">
          <text:p/>
        </draw:connector>
        <draw:connector draw:style-name="gr4" draw:text-style-name="P1" draw:layer="layout" svg:x1="-3.5cm" svg:y1="37cm" svg:x2="-5.5cm" svg:y2="42cm" draw:start-shape="id35" draw:start-glue-point="8" draw:end-shape="id21" draw:end-glue-point="4" svg:d="M-3500 37000v2501h-2000v2499" svg:viewBox="0 0 2001 5001">
          <text:p/>
        </draw:connector>
        <draw:connector draw:style-name="gr4" draw:text-style-name="P1" draw:layer="layout" svg:x1="-6.5cm" svg:y1="38cm" svg:x2="-8.5cm" svg:y2="40cm" draw:start-shape="id24" draw:start-glue-point="8" draw:end-shape="id23" draw:end-glue-point="4" svg:d="M-6500 38000v1001h-2000v999" svg:viewBox="0 0 2001 2001">
          <text:p/>
        </draw:connector>
        <draw:custom-shape draw:style-name="gr2" draw:text-style-name="P3" xml:id="id107" draw:id="id107" draw:layer="layout" svg:width="1cm" svg:height="1cm" svg:x="-12cm" svg:y="2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9" draw:id="id109" draw:layer="layout" svg:width="1cm" svg:height="1cm" svg:x="-10cm" svg:y="23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0" draw:id="id110" draw:layer="layout" svg:width="1cm" svg:height="1cm" svg:x="-8cm" svg:y="2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06" draw:id="id106" draw:layer="layout" svg:width="1cm" svg:height="2cm" draw:transform="rotate (1.5707963267949) translate (-6cm 26cm)">
          <text:p text:style-name="P1"><text:span text:style-name="T1">Z249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08" draw:id="id108" draw:layer="layout" svg:width="1cm" svg:height="2cm" draw:transform="rotate (1.5707963267949) translate (-6cm 24cm)">
          <text:p text:style-name="P1"><text:span text:style-name="T1">Z248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-6cm" svg:y1="25.5cm" svg:x2="-11cm" svg:y2="25.5cm" draw:start-shape="id106" draw:start-glue-point="4" draw:end-shape="id107" draw:end-glue-point="10" svg:d="M-6000 25500h-5000" svg:viewBox="0 0 5001 1">
          <text:p/>
        </draw:connector>
        <draw:connector draw:style-name="gr4" draw:text-style-name="P1" draw:layer="layout" svg:x1="-11.5cm" svg:y1="26cm" svg:x2="-11.5cm" svg:y2="30cm" draw:start-shape="id107" draw:start-glue-point="8" draw:end-shape="id101" draw:end-glue-point="4" svg:d="M-11500 26000v4000" svg:viewBox="0 0 1 4001">
          <text:p/>
        </draw:connector>
        <draw:connector draw:style-name="gr4" draw:text-style-name="P1" draw:layer="layout" svg:x1="-6cm" svg:y1="23.5cm" svg:x2="-9cm" svg:y2="23.5cm" draw:start-shape="id108" draw:end-shape="id109" draw:end-glue-point="10" svg:d="M-6000 23500h-3000" svg:viewBox="0 0 3001 1">
          <text:p/>
        </draw:connector>
        <draw:custom-shape draw:style-name="gr3" draw:text-style-name="P5" xml:id="id111" draw:id="id111" draw:layer="layout" svg:width="1cm" svg:height="2cm" draw:transform="rotate (1.5707963267949) translate (-6cm 22cm)">
          <text:p text:style-name="P1"><text:span text:style-name="T1">Z247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-7cm" svg:y1="21.5cm" svg:x2="-6cm" svg:y2="21.5cm" draw:start-shape="id110" draw:start-glue-point="10" draw:end-shape="id111" svg:d="M-7000 21500h1000" svg:viewBox="0 0 1001 1">
          <text:p/>
        </draw:connector>
        <draw:custom-shape draw:style-name="gr2" draw:text-style-name="P3" xml:id="id112" draw:id="id112" draw:layer="layout" svg:width="1cm" svg:height="1cm" svg:x="-3cm" svg:y="23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4cm" svg:y1="23.5cm" svg:x2="-3cm" svg:y2="23.5cm" draw:start-shape="id108" draw:end-shape="id112" draw:end-glue-point="6" svg:d="M-4000 23500h1000" svg:viewBox="0 0 1001 1">
          <text:p/>
        </draw:connector>
        <draw:connector draw:style-name="gr4" draw:text-style-name="P1" draw:layer="layout" svg:x1="-4cm" svg:y1="21.5cm" svg:x2="-2.5cm" svg:y2="23cm" draw:start-shape="id111" draw:start-glue-point="6" draw:end-shape="id112" draw:end-glue-point="4" svg:d="M-4000 21500h1500v1500" svg:viewBox="0 0 1501 1501">
          <text:p/>
        </draw:connector>
        <draw:custom-shape draw:style-name="gr2" draw:text-style-name="P3" xml:id="id113" draw:id="id113" draw:layer="layout" svg:width="1cm" svg:height="1cm" svg:x="-1cm" svg:y="23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4cm" svg:y1="25.5cm" svg:x2="-0.5cm" svg:y2="24cm" draw:start-shape="id106" draw:start-glue-point="6" draw:end-shape="id113" draw:end-glue-point="8" svg:d="M-4000 25500h3500v-1500" svg:viewBox="0 0 3501 1501">
          <text:p/>
        </draw:connector>
        <draw:connector draw:style-name="gr5" draw:text-style-name="P1" draw:layer="layout" svg:x1="-1cm" svg:y1="23.5cm" svg:x2="-2cm" svg:y2="23.5cm" draw:start-shape="id113" draw:start-glue-point="6" draw:end-shape="id112" draw:end-glue-point="10" svg:d="M-1000 23500h-1000" svg:viewBox="0 0 1001 1">
          <text:p/>
        </draw:connector>
        <draw:connector draw:style-name="gr4" draw:text-style-name="P1" draw:layer="layout" svg:x1="-9.49cm" svg:y1="27cm" svg:x2="-9.5cm" svg:y2="24cm" draw:start-shape="id104" draw:start-glue-point="4" draw:end-shape="id109" draw:end-glue-point="8" svg:d="M-9490 27000v-1499h-10v-1501" svg:viewBox="0 0 11 3001">
          <text:p/>
        </draw:connector>
        <draw:connector draw:style-name="gr4" draw:text-style-name="P1" draw:layer="layout" svg:x1="-7.51cm" svg:y1="27cm" svg:x2="-7.5cm" svg:y2="22cm" draw:start-shape="id105" draw:start-glue-point="4" draw:end-shape="id110" draw:end-glue-point="8" svg:d="M-7510 27000v-2499h10v-2501" svg:viewBox="0 0 11 5001">
          <text:p/>
        </draw:connector>
        <draw:custom-shape draw:style-name="gr3" draw:text-style-name="P5" xml:id="id117" draw:id="id117" draw:layer="layout" svg:width="1cm" svg:height="2cm" draw:transform="rotate (1.5707963267949) translate (-6cm 18cm)">
          <text:p text:style-name="P1"><text:span text:style-name="T1">Z246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14" draw:id="id114" draw:layer="layout" svg:width="1cm" svg:height="2cm" draw:transform="rotate (1.5707963267949) translate (-6cm 16cm)">
          <text:p text:style-name="P1"><text:span text:style-name="T1">Z245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16" draw:id="id116" draw:layer="layout" svg:width="1cm" svg:height="2cm" draw:transform="rotate (1.5707963267949) translate (-6cm 14cm)">
          <text:p text:style-name="P1"><text:span text:style-name="T1">Z244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115" draw:id="id115" draw:layer="layout" svg:width="1cm" svg:height="1cm" svg:x="-3cm" svg:y="1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4cm" svg:y1="15.5cm" svg:x2="-3cm" svg:y2="15.5cm" draw:start-shape="id114" draw:start-glue-point="6" draw:end-shape="id115" draw:end-glue-point="6" svg:d="M-4000 15500h1000" svg:viewBox="0 0 1001 1">
          <text:p/>
        </draw:connector>
        <draw:connector draw:style-name="gr4" draw:text-style-name="P1" draw:layer="layout" svg:x1="-4cm" svg:y1="13.5cm" svg:x2="-2.5cm" svg:y2="15cm" draw:start-shape="id116" draw:start-glue-point="6" draw:end-shape="id115" draw:end-glue-point="4" svg:d="M-4000 13500h1500v1500" svg:viewBox="0 0 1501 1501">
          <text:p/>
        </draw:connector>
        <draw:custom-shape draw:style-name="gr2" draw:text-style-name="P3" xml:id="id118" draw:id="id118" draw:layer="layout" svg:width="1cm" svg:height="1cm" svg:x="-1cm" svg:y="1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4cm" svg:y1="17.5cm" svg:x2="-0.5cm" svg:y2="16cm" draw:start-shape="id117" draw:start-glue-point="6" draw:end-shape="id118" draw:end-glue-point="8" svg:d="M-4000 17500h3500v-1500" svg:viewBox="0 0 3501 1501">
          <text:p/>
        </draw:connector>
        <draw:connector draw:style-name="gr5" draw:text-style-name="P1" draw:layer="layout" svg:x1="-1cm" svg:y1="15.5cm" svg:x2="-2cm" svg:y2="15.5cm" draw:start-shape="id118" draw:start-glue-point="6" draw:end-shape="id115" draw:end-glue-point="10" svg:d="M-1000 15500h-1000" svg:viewBox="0 0 1001 1">
          <text:p/>
        </draw:connector>
        <draw:custom-shape draw:style-name="gr2" draw:text-style-name="P3" xml:id="id119" draw:id="id119" draw:layer="layout" svg:width="1cm" svg:height="1cm" svg:x="-12cm" svg:y="17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0" draw:id="id120" draw:layer="layout" svg:width="1cm" svg:height="1cm" svg:x="-10cm" svg:y="1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1" draw:id="id121" draw:layer="layout" svg:width="1cm" svg:height="1cm" svg:x="-8cm" svg:y="13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11.5cm" svg:y1="18cm" svg:x2="-11.5cm" svg:y2="25cm" draw:start-shape="id119" draw:start-glue-point="8" draw:end-shape="id107" draw:end-glue-point="4" svg:d="M-11500 18000v7000" svg:viewBox="0 0 1 7001">
          <text:p/>
        </draw:connector>
        <draw:connector draw:style-name="gr4" draw:text-style-name="P1" draw:layer="layout" svg:x1="-9.5cm" svg:y1="16cm" svg:x2="-9.5cm" svg:y2="23cm" draw:start-shape="id120" draw:start-glue-point="8" draw:end-shape="id109" draw:end-glue-point="4" svg:d="M-9500 16000v7000" svg:viewBox="0 0 1 7001">
          <text:p/>
        </draw:connector>
        <draw:connector draw:style-name="gr4" draw:text-style-name="P1" draw:layer="layout" svg:x1="-7.5cm" svg:y1="14cm" svg:x2="-7.5cm" svg:y2="21cm" draw:start-shape="id121" draw:start-glue-point="8" draw:end-shape="id110" svg:d="M-7500 14000v7000" svg:viewBox="0 0 1 7001">
          <text:p/>
        </draw:connector>
        <draw:connector draw:style-name="gr4" draw:text-style-name="P1" draw:layer="layout" svg:x1="-6cm" svg:y1="17.5cm" svg:x2="-11cm" svg:y2="17.5cm" draw:start-shape="id117" draw:start-glue-point="4" draw:end-shape="id119" draw:end-glue-point="10" svg:d="M-6000 17500h-5000" svg:viewBox="0 0 5001 1">
          <text:p/>
        </draw:connector>
        <draw:connector draw:style-name="gr4" draw:text-style-name="P1" draw:layer="layout" svg:x1="-6cm" svg:y1="15.5cm" svg:x2="-9cm" svg:y2="15.5cm" draw:start-shape="id114" draw:start-glue-point="4" draw:end-shape="id120" draw:end-glue-point="1" svg:d="M-6000 15500h-3000" svg:viewBox="0 0 3001 1">
          <text:p/>
        </draw:connector>
        <draw:connector draw:style-name="gr4" draw:text-style-name="P1" draw:layer="layout" svg:x1="-6cm" svg:y1="13.5cm" svg:x2="-7cm" svg:y2="13.5cm" draw:start-shape="id116" draw:start-glue-point="4" draw:end-shape="id121" draw:end-glue-point="10" svg:d="M-6000 13500h-1000" svg:viewBox="0 0 1001 1">
          <text:p/>
        </draw:connector>
        <draw:connector draw:style-name="gr4" draw:text-style-name="P1" draw:layer="layout" svg:x1="0cm" svg:y1="15.5cm" svg:x2="21cm" svg:y2="15.5cm" draw:start-shape="id118" draw:start-glue-point="10" draw:end-shape="id99" draw:end-glue-point="6" svg:d="M0 15500h21000" svg:viewBox="0 0 21001 1">
          <text:p/>
        </draw:connector>
        <draw:custom-shape draw:style-name="gr3" draw:text-style-name="P5" xml:id="id125" draw:id="id125" draw:layer="layout" svg:width="1cm" svg:height="2cm" draw:transform="rotate (1.5707963267949) translate (-6cm 10cm)">
          <text:p text:style-name="P1"><text:span text:style-name="T1">Z243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22" draw:id="id122" draw:layer="layout" svg:width="1cm" svg:height="2cm" draw:transform="rotate (1.5707963267949) translate (-6cm 8cm)">
          <text:p text:style-name="P1"><text:span text:style-name="T1">Z242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24" draw:id="id124" draw:layer="layout" svg:width="1cm" svg:height="2cm" draw:transform="rotate (1.5707963267949) translate (-6cm 6cm)">
          <text:p text:style-name="P1"><text:span text:style-name="T1">Z241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123" draw:id="id123" draw:layer="layout" svg:width="1cm" svg:height="1cm" svg:x="-3cm" svg:y="7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4cm" svg:y1="7.5cm" svg:x2="-3cm" svg:y2="7.5cm" draw:start-shape="id122" draw:start-glue-point="6" draw:end-shape="id123" draw:end-glue-point="6" svg:d="M-4000 7500h1000" svg:viewBox="0 0 1001 1">
          <text:p/>
        </draw:connector>
        <draw:connector draw:style-name="gr4" draw:text-style-name="P1" draw:layer="layout" svg:x1="-4cm" svg:y1="5.5cm" svg:x2="-2.5cm" svg:y2="7cm" draw:start-shape="id124" draw:start-glue-point="6" draw:end-shape="id123" draw:end-glue-point="4" svg:d="M-4000 5500h1500v1500" svg:viewBox="0 0 1501 1501">
          <text:p/>
        </draw:connector>
        <draw:custom-shape draw:style-name="gr2" draw:text-style-name="P3" xml:id="id126" draw:id="id126" draw:layer="layout" svg:width="1cm" svg:height="1cm" svg:x="-1cm" svg:y="7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4cm" svg:y1="9.5cm" svg:x2="-0.5cm" svg:y2="8cm" draw:start-shape="id125" draw:start-glue-point="6" draw:end-shape="id126" draw:end-glue-point="8" svg:d="M-4000 9500h3500v-1500" svg:viewBox="0 0 3501 1501">
          <text:p/>
        </draw:connector>
        <draw:connector draw:style-name="gr5" draw:text-style-name="P1" draw:layer="layout" svg:x1="-1cm" svg:y1="7.5cm" svg:x2="-2cm" svg:y2="7.5cm" draw:start-shape="id126" draw:start-glue-point="6" draw:end-shape="id123" draw:end-glue-point="10" svg:d="M-1000 7500h-1000" svg:viewBox="0 0 1001 1">
          <text:p/>
        </draw:connector>
        <draw:custom-shape draw:style-name="gr2" draw:text-style-name="P3" xml:id="id127" draw:id="id127" draw:layer="layout" svg:width="1cm" svg:height="1cm" svg:x="-12cm" svg:y="9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8" draw:id="id128" draw:layer="layout" svg:width="1cm" svg:height="1cm" svg:x="-10cm" svg:y="7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9" draw:id="id129" draw:layer="layout" svg:width="1cm" svg:height="1cm" svg:x="-8cm" svg:y="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11.5cm" svg:y1="10cm" svg:x2="-11.5cm" svg:y2="17cm" draw:start-shape="id127" draw:start-glue-point="8" draw:end-shape="id119" draw:end-glue-point="4" svg:d="M-11500 10000v7000" svg:viewBox="0 0 1 7001">
          <text:p/>
        </draw:connector>
        <draw:connector draw:style-name="gr4" draw:text-style-name="P1" draw:layer="layout" svg:x1="-9.5cm" svg:y1="8cm" svg:x2="-9.5cm" svg:y2="15cm" draw:start-shape="id128" draw:start-glue-point="8" draw:end-shape="id120" draw:end-glue-point="4" svg:d="M-9500 8000v7000" svg:viewBox="0 0 1 7001">
          <text:p/>
        </draw:connector>
        <draw:connector draw:style-name="gr4" draw:text-style-name="P1" draw:layer="layout" svg:x1="-7.5cm" svg:y1="6cm" svg:x2="-7.5cm" svg:y2="13cm" draw:start-shape="id129" draw:start-glue-point="8" draw:end-shape="id121" draw:end-glue-point="4" svg:d="M-7500 6000v7000" svg:viewBox="0 0 1 7001">
          <text:p/>
        </draw:connector>
        <draw:connector draw:style-name="gr4" draw:text-style-name="P1" draw:layer="layout" svg:x1="-6cm" svg:y1="9.5cm" svg:x2="-11cm" svg:y2="9.5cm" draw:start-shape="id125" draw:end-shape="id127" draw:end-glue-point="10" svg:d="M-6000 9500h-5000" svg:viewBox="0 0 5001 1">
          <text:p/>
        </draw:connector>
        <draw:connector draw:style-name="gr4" draw:text-style-name="P1" draw:layer="layout" svg:x1="-6cm" svg:y1="7.5cm" svg:x2="-9cm" svg:y2="7.5cm" draw:start-shape="id122" draw:end-shape="id128" draw:end-glue-point="10" svg:d="M-6000 7500h-3000" svg:viewBox="0 0 3001 1">
          <text:p/>
        </draw:connector>
        <draw:connector draw:style-name="gr4" draw:text-style-name="P1" draw:layer="layout" svg:x1="-6cm" svg:y1="5.5cm" svg:x2="-7cm" svg:y2="5.5cm" draw:start-shape="id124" draw:end-shape="id129" draw:end-glue-point="10" svg:d="M-6000 5500h-1000" svg:viewBox="0 0 1001 1">
          <text:p/>
        </draw:connector>
        <draw:custom-shape draw:style-name="gr3" draw:text-style-name="P5" xml:id="id130" draw:id="id130" draw:layer="layout" svg:width="1cm" svg:height="2cm" draw:transform="rotate (1.5707963267949) translate (-8cm -16cm)">
          <text:p text:style-name="P1"><text:span text:style-name="T1">Z241b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-8cm" svg:y1="-16.5cm" svg:x2="-11.5cm" svg:y2="9cm" draw:start-shape="id130" draw:start-glue-point="4" draw:end-shape="id127" draw:end-glue-point="4" svg:d="M-8000-16500h-3500v25500" svg:viewBox="0 0 3501 25501">
          <text:p/>
        </draw:connector>
        <draw:custom-shape draw:style-name="gr3" draw:text-style-name="P5" xml:id="id131" draw:id="id131" draw:layer="layout" svg:width="1cm" svg:height="2cm" draw:transform="rotate (1.5707963267949) translate (-8cm -18cm)">
          <text:p text:style-name="P1"><text:span text:style-name="T1">Z148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-9.5cm" svg:y1="7cm" svg:x2="-8cm" svg:y2="-18.5cm" draw:start-shape="id128" draw:start-glue-point="4" draw:end-shape="id131" draw:end-glue-point="4" svg:d="M-9500 7000v-25500h1500" svg:viewBox="0 0 1501 25501">
          <text:p/>
        </draw:connector>
        <draw:custom-shape draw:style-name="gr3" draw:text-style-name="P5" xml:id="id133" draw:id="id133" draw:layer="layout" svg:width="1cm" svg:height="2cm" draw:transform="rotate (1.5707963267949) translate (-3cm -18cm)">
          <text:p text:style-name="P1"><text:span text:style-name="T1">Z149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132" draw:id="id132" draw:layer="layout" svg:width="1cm" svg:height="1cm" svg:x="-5cm" svg:y="-19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6cm" svg:y1="-18.5cm" svg:x2="-5cm" svg:y2="-18.5cm" draw:start-shape="id131" draw:start-glue-point="6" draw:end-shape="id132" draw:end-glue-point="6" svg:d="M-6000-18500h1000" svg:viewBox="0 0 1001 1">
          <text:p/>
        </draw:connector>
        <draw:connector draw:style-name="gr4" draw:text-style-name="P1" draw:layer="layout" svg:x1="-4cm" svg:y1="-18.5cm" svg:x2="-3cm" svg:y2="-18.5cm" draw:start-shape="id132" draw:start-glue-point="10" draw:end-shape="id133" draw:end-glue-point="4" svg:d="M-4000-18500h1000" svg:viewBox="0 0 1001 1">
          <text:p/>
        </draw:connector>
        <draw:custom-shape draw:style-name="gr2" draw:text-style-name="P3" xml:id="id134" draw:id="id134" draw:layer="layout" svg:width="1cm" svg:height="1cm" svg:x="0cm" svg:y="-19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1cm" svg:y1="-18.5cm" svg:x2="0cm" svg:y2="-18.5cm" draw:start-shape="id133" draw:start-glue-point="6" draw:end-shape="id134" draw:end-glue-point="6" svg:d="M-1000-18500h1000" svg:viewBox="0 0 1001 1">
          <text:p/>
        </draw:connector>
        <draw:custom-shape draw:style-name="gr3" draw:text-style-name="P5" xml:id="id135" draw:id="id135" draw:layer="layout" svg:width="1cm" svg:height="2cm" draw:transform="rotate (1.5707963267949) translate (42.5cm -18.5cm)">
          <text:p text:style-name="P1"><text:span text:style-name="T1">Z280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5" draw:text-style-name="P1" draw:layer="layout" svg:x1="42.5cm" svg:y1="-19cm" svg:x2="1cm" svg:y2="-18.5cm" draw:start-shape="id135" draw:end-shape="id134" draw:end-glue-point="10" svg:d="M42500-19000h-20749v500h-20751" svg:viewBox="0 0 41501 501">
          <text:p/>
        </draw:connector>
        <draw:custom-shape draw:style-name="gr2" draw:text-style-name="P3" xml:id="id136" draw:id="id136" draw:layer="layout" svg:width="1cm" svg:height="1cm" svg:x="46.5cm" svg:y="-19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44.5cm" svg:y1="-19cm" svg:x2="46.5cm" svg:y2="-19cm" draw:start-shape="id135" draw:start-glue-point="6" draw:end-shape="id136" draw:end-glue-point="6" svg:d="M44500-19000h2000" svg:viewBox="0 0 2001 1">
          <text:p/>
        </draw:connector>
        <draw:custom-shape draw:style-name="gr3" draw:text-style-name="P5" xml:id="id142" draw:id="id142" draw:layer="layout" svg:width="1cm" svg:height="2cm" svg:x="46.5cm" svg:y="-14cm">
          <text:p text:style-name="P1"><text:span text:style-name="T1">Z283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137" draw:id="id137" draw:layer="layout" svg:width="1cm" svg:height="1cm" svg:x="46.5cm" svg:y="-22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38" draw:id="id138" draw:layer="layout" svg:width="1cm" svg:height="2cm" svg:x="46.5cm" svg:y="-25.5cm">
          <text:p text:style-name="P1"><text:span text:style-name="T1">Z68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39" draw:id="id139" draw:layer="layout" svg:width="1cm" svg:height="2cm" svg:x="49.5cm" svg:y="-25.5cm">
          <text:p text:style-name="P1"><text:span text:style-name="T1">Z69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47cm" svg:y1="-21.5cm" svg:x2="47cm" svg:y2="-19.5cm" draw:start-shape="id137" draw:start-glue-point="8" draw:end-shape="id136" draw:end-glue-point="4" svg:d="M47000-21500v2000" svg:viewBox="0 0 1 2001">
          <text:p/>
        </draw:connector>
        <draw:connector draw:style-name="gr4" draw:text-style-name="P1" draw:layer="layout" svg:x1="47cm" svg:y1="-23.5cm" svg:x2="47cm" svg:y2="-22.5cm" draw:start-shape="id138" draw:start-glue-point="6" draw:end-shape="id137" draw:end-glue-point="4" svg:d="M47000-23500v1000" svg:viewBox="0 0 1 1001">
          <text:p/>
        </draw:connector>
        <draw:connector draw:style-name="gr4" draw:text-style-name="P1" draw:layer="layout" svg:x1="50cm" svg:y1="-23.5cm" svg:x2="47.5cm" svg:y2="-22cm" draw:start-shape="id139" draw:start-glue-point="6" draw:end-shape="id137" draw:end-glue-point="10" svg:d="M50000-23500v1500h-2500" svg:viewBox="0 0 2501 1501">
          <text:p/>
        </draw:connector>
        <draw:custom-shape draw:style-name="gr2" draw:text-style-name="P3" xml:id="id140" draw:id="id140" draw:layer="layout" svg:width="1cm" svg:height="1cm" svg:x="46.5cm" svg:y="2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7cm" svg:y1="3.5cm" svg:x2="47cm" svg:y2="4.5cm" draw:start-shape="id140" draw:start-glue-point="8" draw:end-shape="id141" draw:end-glue-point="4" svg:d="M47000 3500v1000" svg:viewBox="0 0 1 1001">
          <text:p/>
        </draw:connector>
        <draw:connector draw:style-name="gr4" draw:text-style-name="P1" draw:layer="layout" svg:x1="47cm" svg:y1="-12cm" svg:x2="47cm" svg:y2="2.5cm" draw:start-shape="id142" draw:start-glue-point="6" draw:end-shape="id140" draw:end-glue-point="4" svg:d="M47000-12000v14500" svg:viewBox="0 0 1 14501">
          <text:p/>
        </draw:connector>
        <draw:custom-shape draw:style-name="gr3" draw:text-style-name="P5" xml:id="id144" draw:id="id144" draw:layer="layout" svg:width="1cm" svg:height="2cm" draw:transform="rotate (1.5707963267949) translate (49.5cm 3.5cm)">
          <text:p text:style-name="P1"><text:span text:style-name="T1">Z21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43" draw:id="id143" draw:layer="layout" svg:width="1cm" svg:height="2cm" draw:transform="rotate (1.5707963267949) translate (49.5cm 5.5cm)">
          <text:p text:style-name="P1"><text:span text:style-name="T1">Z20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45" draw:id="id145" draw:layer="layout" svg:width="1cm" svg:height="2cm" draw:transform="rotate (1.5707963267949) translate (49.5cm 7cm)">
          <text:p text:style-name="P1"><text:span text:style-name="T1">Z19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48" draw:id="id148" draw:layer="layout" svg:width="1cm" svg:height="2cm" draw:transform="rotate (1.5707963267949) translate (49.5cm 1.5cm)">
          <text:p text:style-name="P1"><text:span text:style-name="T1">Z22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49" draw:id="id149" draw:layer="layout" svg:width="1cm" svg:height="2cm" draw:transform="rotate (1.5707963267949) translate (49.5cm -0.5cm)">
          <text:p text:style-name="P1"><text:span text:style-name="T1">Z24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50" draw:id="id150" draw:layer="layout" svg:width="1cm" svg:height="2cm" draw:transform="rotate (1.5707963267949) translate (49.5cm -2.5cm)">
          <text:p text:style-name="P1"><text:span text:style-name="T1">Z31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51" draw:id="id151" draw:layer="layout" svg:width="1cm" svg:height="2cm" draw:transform="rotate (1.5707963267949) translate (49.5cm -4.5cm)">
          <text:p text:style-name="P1"><text:span text:style-name="T1">Z32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47.5cm" svg:y1="5cm" svg:x2="49.5cm" svg:y2="5cm" draw:start-shape="id141" draw:start-glue-point="10" draw:end-shape="id143" draw:end-glue-point="4" svg:d="M47500 5000h2000" svg:viewBox="0 0 2001 1">
          <text:p/>
        </draw:connector>
        <draw:connector draw:style-name="gr4" draw:text-style-name="P1" draw:layer="layout" svg:x1="47.5cm" svg:y1="3cm" svg:x2="49.5cm" svg:y2="3cm" draw:start-shape="id140" draw:start-glue-point="10" draw:end-shape="id144" draw:end-glue-point="4" svg:d="M47500 3000h2000" svg:viewBox="0 0 2001 1">
          <text:p/>
        </draw:connector>
        <draw:custom-shape draw:style-name="gr2" draw:text-style-name="P3" xml:id="id146" draw:id="id146" draw:layer="layout" svg:width="1cm" svg:height="1cm" svg:x="53.5cm" svg:y="4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1.5cm" svg:y1="6.5cm" svg:x2="54cm" svg:y2="5.5cm" draw:start-shape="id145" draw:end-shape="id146" draw:end-glue-point="8" svg:d="M51500 6500h2500v-1000" svg:viewBox="0 0 2501 1001">
          <text:p/>
        </draw:connector>
        <draw:connector draw:style-name="gr4" draw:text-style-name="P1" draw:layer="layout" svg:x1="51.5cm" svg:y1="5cm" svg:x2="53.5cm" svg:y2="5cm" draw:start-shape="id143" draw:end-shape="id146" draw:end-glue-point="6" svg:d="M51500 5000h2000" svg:viewBox="0 0 2001 1">
          <text:p/>
        </draw:connector>
        <draw:custom-shape draw:name="ПНА18" draw:style-name="gr1" draw:text-style-name="P1" xml:id="id152" draw:id="id152" draw:layer="layout" svg:width="2cm" svg:height="2cm" svg:x="55cm" svg:y="-1.5cm">
          <text:p text:style-name="P1"><text:span text:style-name="T1">PNA18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7" draw:id="id147" draw:layer="layout" svg:width="1cm" svg:height="1cm" svg:x="53.5cm" svg:y="-5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1.5cm" svg:y1="3cm" svg:x2="54cm" svg:y2="-4.5cm" draw:start-shape="id144" draw:start-glue-point="6" draw:end-shape="id147" draw:end-glue-point="8" svg:d="M51500 3000h2500v-7500" svg:viewBox="0 0 2501 7501">
          <text:p/>
        </draw:connector>
        <draw:connector draw:style-name="gr4" draw:text-style-name="P1" draw:layer="layout" svg:x1="51.5cm" svg:y1="1cm" svg:x2="54cm" svg:y2="-4.5cm" draw:start-shape="id148" draw:start-glue-point="6" draw:end-shape="id147" draw:end-glue-point="8" svg:d="M51500 1000h2500v-5500" svg:viewBox="0 0 2501 5501">
          <text:p/>
        </draw:connector>
        <draw:connector draw:style-name="gr4" draw:text-style-name="P1" draw:layer="layout" svg:x1="51.5cm" svg:y1="-1cm" svg:x2="54cm" svg:y2="-4.5cm" draw:start-shape="id149" draw:start-glue-point="6" draw:end-shape="id147" draw:end-glue-point="8" svg:d="M51500-1000h2500v-3500" svg:viewBox="0 0 2501 3501">
          <text:p/>
        </draw:connector>
        <draw:connector draw:style-name="gr4" draw:text-style-name="P1" draw:layer="layout" svg:x1="51.5cm" svg:y1="-3cm" svg:x2="54cm" svg:y2="-4.5cm" draw:start-shape="id150" draw:end-shape="id147" draw:end-glue-point="8" svg:d="M51500-3000h2500v-1500" svg:viewBox="0 0 2501 1501">
          <text:p/>
        </draw:connector>
        <draw:connector draw:style-name="gr4" draw:text-style-name="P1" draw:layer="layout" svg:x1="51.5cm" svg:y1="-5cm" svg:x2="53.5cm" svg:y2="-5cm" draw:start-shape="id151" draw:end-shape="id147" draw:end-glue-point="6" svg:d="M51500-5000h2000" svg:viewBox="0 0 2001 1">
          <text:p/>
        </draw:connector>
        <draw:connector draw:style-name="gr5" draw:text-style-name="P1" draw:layer="layout" svg:x1="56cm" svg:y1="0.5cm" svg:x2="54.5cm" svg:y2="5cm" draw:start-shape="id152" draw:start-glue-point="8" draw:end-shape="id146" draw:end-glue-point="10" svg:d="M56000 500v4500h-1500" svg:viewBox="0 0 1501 4501">
          <text:p/>
        </draw:connector>
        <draw:custom-shape draw:name="ПНА17" draw:style-name="gr1" draw:text-style-name="P1" xml:id="id171" draw:id="id171" draw:layer="layout" svg:width="2cm" svg:height="2cm" svg:x="14cm" svg:y="9cm">
          <text:p text:style-name="P1"><text:span text:style-name="T1">PNA17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ПНА16" draw:style-name="gr1" draw:text-style-name="P1" xml:id="id175" draw:id="id175" draw:layer="layout" svg:width="2cm" svg:height="2cm" svg:x="8cm" svg:y="9cm">
          <text:p text:style-name="P1"><text:span text:style-name="T1">PNA16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ПНА15" draw:style-name="gr1" draw:text-style-name="P1" xml:id="id173" draw:id="id173" draw:layer="layout" svg:width="2cm" svg:height="2cm" svg:x="2cm" svg:y="9cm">
          <text:p text:style-name="P1"><text:span text:style-name="T1">PNA15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ПНА13" draw:style-name="gr1" draw:text-style-name="P1" xml:id="id212" draw:id="id212" draw:layer="layout" svg:width="2cm" svg:height="2cm" svg:x="13cm" svg:y="-9cm">
          <text:p text:style-name="P1"><text:span text:style-name="T1">PNA13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ПНА12" draw:style-name="gr1" draw:text-style-name="P1" xml:id="id209" draw:id="id209" draw:layer="layout" svg:width="2cm" svg:height="2cm" svg:x="7cm" svg:y="-9cm">
          <text:p text:style-name="P1"><text:span text:style-name="T1">PNA12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ПНА11" draw:style-name="gr1" draw:text-style-name="P1" xml:id="id207" draw:id="id207" draw:layer="layout" svg:width="2cm" svg:height="2cm" svg:x="1cm" svg:y="-9cm">
          <text:p text:style-name="P1"><text:span text:style-name="T1">PNA11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ПНА14" draw:style-name="gr1" draw:text-style-name="P1" xml:id="id215" draw:id="id215" draw:layer="layout" svg:width="2cm" svg:height="2cm" svg:x="18cm" svg:y="-9cm">
          <text:p text:style-name="P1"><text:span text:style-name="T1">PNA14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55" draw:id="id155" draw:layer="layout" svg:width="1cm" svg:height="2cm" svg:x="-5cm" svg:y="-8cm">
          <text:p text:style-name="P1"><text:span text:style-name="T1">Z146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153" draw:id="id153" draw:layer="layout" svg:width="1cm" svg:height="1cm" svg:x="34cm" svg:y="-17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6cm" svg:y1="-16.5cm" svg:x2="34cm" svg:y2="-16.5cm" draw:start-shape="id130" draw:start-glue-point="6" draw:end-shape="id153" draw:end-glue-point="6" svg:d="M-6000-16500h40000" svg:viewBox="0 0 40001 1">
          <text:p/>
        </draw:connector>
        <draw:connector draw:style-name="gr4" draw:text-style-name="P1" draw:layer="layout" svg:x1="35cm" svg:y1="-16.5cm" svg:x2="49.5cm" svg:y2="-3cm" draw:start-shape="id153" draw:start-glue-point="10" draw:end-shape="id150" svg:d="M35000-16500h7251v13500h7249" svg:viewBox="0 0 14501 13501">
          <text:p/>
        </draw:connector>
        <draw:custom-shape draw:style-name="gr3" draw:text-style-name="P5" xml:id="id156" draw:id="id156" draw:layer="layout" svg:width="1cm" svg:height="2cm" svg:x="-7cm" svg:y="-8cm">
          <text:p text:style-name="P1"><text:span text:style-name="T1">Z145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54" draw:id="id154" draw:layer="layout" svg:width="1cm" svg:height="2cm" svg:x="-3cm" svg:y="-8cm">
          <text:p text:style-name="P1"><text:span text:style-name="T1">Z147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draw:line-skew="-3.001cm" svg:x1="0.5cm" svg:y1="-18cm" svg:x2="-2.5cm" svg:y2="-8cm" draw:start-shape="id134" draw:start-glue-point="8" draw:end-shape="id154" draw:end-glue-point="4" svg:d="M500-18000v2000h-3000v8000" svg:viewBox="0 0 3001 10001">
          <text:p/>
        </draw:connector>
        <draw:connector draw:style-name="gr4" draw:text-style-name="P1" draw:layer="layout" svg:x1="-4.5cm" svg:y1="-18cm" svg:x2="-4.5cm" svg:y2="-8cm" draw:start-shape="id132" draw:start-glue-point="8" draw:end-shape="id155" draw:end-glue-point="4" svg:d="M-4500-18000v10000" svg:viewBox="0 0 1 10001">
          <text:p/>
        </draw:connector>
        <draw:connector draw:style-name="gr4" draw:text-style-name="P1" draw:layer="layout" draw:line-skew="0cm 0cm -0.999cm" svg:x1="-7.5cm" svg:y1="5cm" svg:x2="-6.5cm" svg:y2="-8cm" draw:start-shape="id129" draw:start-glue-point="4" draw:end-shape="id156" draw:end-glue-point="4" svg:d="M-7500 5000v-5499h-1v-9001h1001v1500" svg:viewBox="0 0 1002 14501">
          <text:p/>
        </draw:connector>
        <draw:custom-shape draw:style-name="gr2" draw:text-style-name="P3" xml:id="id161" draw:id="id161" draw:layer="layout" svg:width="1cm" svg:height="1cm" svg:x="0cm" svg:y="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6.5cm" svg:y1="-6cm" svg:x2="-5cm" svg:y2="-2.5cm" draw:start-shape="id156" draw:start-glue-point="6" draw:end-shape="id157" draw:end-glue-point="6" svg:d="M-6500-6000v3500h1500" svg:viewBox="0 0 1501 3501">
          <text:p/>
        </draw:connector>
        <draw:connector draw:style-name="gr4" draw:text-style-name="P1" draw:layer="layout" svg:x1="-4.5cm" svg:y1="-6cm" svg:x2="-4.5cm" svg:y2="-3cm" draw:start-shape="id155" draw:start-glue-point="6" draw:end-shape="id157" draw:end-glue-point="4" svg:d="M-4500-6000v3000" svg:viewBox="0 0 1 3001">
          <text:p/>
        </draw:connector>
        <draw:custom-shape draw:style-name="gr3" draw:text-style-name="P5" xml:id="id158" draw:id="id158" draw:layer="layout" svg:width="1cm" svg:height="2cm" svg:x="0cm" svg:y="4cm">
          <text:p text:style-name="P1"><text:span text:style-name="T1">Z51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60" draw:id="id160" draw:layer="layout" svg:width="1cm" svg:height="2cm" svg:x="2cm" svg:y="4cm">
          <text:p text:style-name="P1"><text:span text:style-name="T1">Z52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159" draw:id="id159" draw:layer="layout" svg:width="1cm" svg:height="1cm" svg:x="0cm" svg:y="8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0.5cm" svg:y1="6cm" svg:x2="0.5cm" svg:y2="8cm" draw:start-shape="id158" draw:start-glue-point="6" draw:end-shape="id159" draw:end-glue-point="4" svg:d="M500 6000v2000" svg:viewBox="0 0 1 2001">
          <text:p/>
        </draw:connector>
        <draw:connector draw:style-name="gr4" draw:text-style-name="P1" draw:layer="layout" svg:x1="2.5cm" svg:y1="6cm" svg:x2="1cm" svg:y2="8.5cm" draw:start-shape="id160" draw:start-glue-point="6" draw:end-shape="id159" draw:end-glue-point="10" svg:d="M2500 6000v2500h-1500" svg:viewBox="0 0 1501 2501">
          <text:p/>
        </draw:connector>
        <draw:connector draw:style-name="gr4" draw:text-style-name="P1" draw:layer="layout" svg:x1="0.5cm" svg:y1="2cm" svg:x2="0.5cm" svg:y2="4cm" draw:start-shape="id161" draw:start-glue-point="8" draw:end-shape="id158" draw:end-glue-point="4" svg:d="M500 2000v2000" svg:viewBox="0 0 1 2001">
          <text:p/>
        </draw:connector>
        <draw:custom-shape draw:style-name="gr3" draw:text-style-name="P5" xml:id="id162" draw:id="id162" draw:layer="layout" svg:width="1cm" svg:height="2cm" svg:x="6cm" svg:y="4cm">
          <text:p text:style-name="P1"><text:span text:style-name="T1">Z61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64" draw:id="id164" draw:layer="layout" svg:width="1cm" svg:height="2cm" svg:x="8cm" svg:y="4cm">
          <text:p text:style-name="P1"><text:span text:style-name="T1">Z62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163" draw:id="id163" draw:layer="layout" svg:width="1cm" svg:height="1cm" svg:x="6cm" svg:y="8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.5cm" svg:y1="6cm" svg:x2="6.5cm" svg:y2="8cm" draw:start-shape="id162" draw:start-glue-point="6" draw:end-shape="id163" draw:end-glue-point="4" svg:d="M6500 6000v2000" svg:viewBox="0 0 1 2001">
          <text:p/>
        </draw:connector>
        <draw:connector draw:style-name="gr4" draw:text-style-name="P1" draw:layer="layout" svg:x1="8.5cm" svg:y1="6cm" svg:x2="7cm" svg:y2="8.5cm" draw:start-shape="id164" draw:start-glue-point="6" draw:end-shape="id163" draw:end-glue-point="10" svg:d="M8500 6000v2500h-1500" svg:viewBox="0 0 1501 2501">
          <text:p/>
        </draw:connector>
        <draw:custom-shape draw:style-name="gr3" draw:text-style-name="P5" xml:id="id165" draw:id="id165" draw:layer="layout" svg:width="1cm" svg:height="2cm" svg:x="12cm" svg:y="4cm">
          <text:p text:style-name="P1"><text:span text:style-name="T1">Z71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67" draw:id="id167" draw:layer="layout" svg:width="1cm" svg:height="2cm" svg:x="14cm" svg:y="4cm">
          <text:p text:style-name="P1"><text:span text:style-name="T1">Z72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166" draw:id="id166" draw:layer="layout" svg:width="1cm" svg:height="1cm" svg:x="12cm" svg:y="8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5cm" svg:y1="6cm" svg:x2="12.5cm" svg:y2="8cm" draw:start-shape="id165" draw:start-glue-point="6" draw:end-shape="id166" draw:end-glue-point="4" svg:d="M12500 6000v2000" svg:viewBox="0 0 1 2001">
          <text:p/>
        </draw:connector>
        <draw:connector draw:style-name="gr4" draw:text-style-name="P1" draw:layer="layout" svg:x1="14.5cm" svg:y1="6cm" svg:x2="13cm" svg:y2="8.5cm" draw:start-shape="id167" draw:start-glue-point="6" draw:end-shape="id166" draw:end-glue-point="10" svg:d="M14500 6000v2500h-1500" svg:viewBox="0 0 1501 2501">
          <text:p/>
        </draw:connector>
        <draw:custom-shape draw:style-name="gr3" draw:text-style-name="P5" xml:id="id170" draw:id="id170" draw:layer="layout" svg:width="1cm" svg:height="2cm" svg:x="18cm" svg:y="4cm">
          <text:p text:style-name="P1"><text:span text:style-name="T1">Z75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68" draw:id="id168" draw:layer="layout" svg:width="1cm" svg:height="2cm" svg:x="20cm" svg:y="4cm">
          <text:p text:style-name="P1"><text:span text:style-name="T1">Z76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169" draw:id="id169" draw:layer="layout" svg:width="1cm" svg:height="1cm" svg:x="20cm" svg:y="8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0.5cm" svg:y1="6cm" svg:x2="20.5cm" svg:y2="8cm" draw:start-shape="id168" draw:start-glue-point="6" draw:end-shape="id169" draw:end-glue-point="4" svg:d="M20500 6000v2000" svg:viewBox="0 0 1 2001">
          <text:p/>
        </draw:connector>
        <draw:connector draw:style-name="gr4" draw:text-style-name="P1" draw:layer="layout" svg:x1="18.5cm" svg:y1="6cm" svg:x2="20cm" svg:y2="8.5cm" draw:start-shape="id170" draw:start-glue-point="6" draw:end-shape="id169" draw:end-glue-point="6" svg:d="M18500 6000v2500h1500" svg:viewBox="0 0 1501 2501">
          <text:p/>
        </draw:connector>
        <draw:custom-shape draw:style-name="gr2" draw:text-style-name="P3" xml:id="id172" draw:id="id172" draw:layer="layout" svg:width="1cm" svg:height="1cm" svg:x="20cm" svg:y="10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6cm" svg:y1="10cm" svg:x2="20cm" svg:y2="11cm" draw:start-shape="id171" draw:start-glue-point="10" draw:end-shape="id172" draw:end-glue-point="6" svg:d="M16000 10000h2001v1000h1999" svg:viewBox="0 0 4001 1001">
          <text:p/>
        </draw:connector>
        <draw:connector draw:style-name="gr4" draw:text-style-name="P1" draw:layer="layout" svg:x1="20.5cm" svg:y1="9cm" svg:x2="20.5cm" svg:y2="10.5cm" draw:start-shape="id169" draw:start-glue-point="8" draw:end-shape="id172" draw:end-glue-point="4" svg:d="M20500 9000v1500" svg:viewBox="0 0 1 1501">
          <text:p/>
        </draw:connector>
        <draw:custom-shape draw:style-name="gr3" draw:text-style-name="P5" xml:id="id174" draw:id="id174" draw:layer="layout" svg:width="1cm" svg:height="2cm" svg:x="5cm" svg:y="11cm">
          <text:p text:style-name="P1"><text:span text:style-name="T1">Z53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76" draw:id="id176" draw:layer="layout" svg:width="1cm" svg:height="2cm" svg:x="11cm" svg:y="11cm">
          <text:p text:style-name="P1"><text:span text:style-name="T1">Z63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5" draw:text-style-name="P1" draw:layer="layout" svg:x1="4cm" svg:y1="10cm" svg:x2="5.5cm" svg:y2="11cm" draw:start-shape="id173" draw:start-glue-point="10" draw:end-shape="id174" draw:end-glue-point="4" svg:d="M4000 10000h1500v1000" svg:viewBox="0 0 1501 1001">
          <text:p/>
        </draw:connector>
        <draw:connector draw:style-name="gr5" draw:text-style-name="P1" draw:layer="layout" svg:x1="10cm" svg:y1="10cm" svg:x2="11.5cm" svg:y2="11cm" draw:start-shape="id175" draw:start-glue-point="10" draw:end-shape="id176" draw:end-glue-point="4" svg:d="M10000 10000h1500v1000" svg:viewBox="0 0 1501 1001">
          <text:p/>
        </draw:connector>
        <draw:custom-shape draw:style-name="gr3" draw:text-style-name="P5" xml:id="id178" draw:id="id178" draw:layer="layout" svg:width="1cm" svg:height="2cm" draw:transform="rotate (1.5707963267949) translate (2cm 15cm)">
          <text:p text:style-name="P1"><text:span text:style-name="T1">Z79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177" draw:id="id177" draw:layer="layout" svg:width="1cm" svg:height="1cm" svg:x="5cm" svg:y="14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.5cm" svg:y1="13cm" svg:x2="5.5cm" svg:y2="14cm" draw:start-shape="id174" draw:start-glue-point="6" draw:end-shape="id177" draw:end-glue-point="4" svg:d="M5500 13000v1000" svg:viewBox="0 0 1 1001">
          <text:p/>
        </draw:connector>
        <draw:connector draw:style-name="gr4" draw:text-style-name="P1" draw:layer="layout" svg:x1="4cm" svg:y1="14.5cm" svg:x2="5cm" svg:y2="14.5cm" draw:start-shape="id178" draw:start-glue-point="6" draw:end-shape="id177" draw:end-glue-point="6" svg:d="M4000 14500h1000" svg:viewBox="0 0 1001 1">
          <text:p/>
        </draw:connector>
        <draw:connector draw:style-name="gr4" draw:text-style-name="P1" draw:layer="layout" svg:x1="11.5cm" svg:y1="13cm" svg:x2="6cm" svg:y2="14.5cm" draw:start-shape="id176" draw:start-glue-point="6" draw:end-shape="id177" draw:end-glue-point="10" svg:d="M11500 13000v1500h-5500" svg:viewBox="0 0 5501 1501">
          <text:p/>
        </draw:connector>
        <draw:custom-shape draw:style-name="gr3" draw:text-style-name="P5" xml:id="id179" draw:id="id179" draw:layer="layout" svg:width="0.98cm" svg:height="2cm" draw:transform="rotate (1.5707963267949) translate (80.5cm 19.48cm)">
          <text:p text:style-name="P1"><text:span text:style-name="T1">Z209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81" draw:id="id181" draw:layer="layout" svg:width="0.98cm" svg:height="2cm" draw:transform="rotate (1.5707963267949) translate (84cm 21.48cm)">
          <text:p text:style-name="P1"><text:span text:style-name="T1">Z210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82" draw:id="id182" draw:layer="layout" svg:width="0.98cm" svg:height="2cm" draw:transform="rotate (1.5707963267949) translate (80.5cm 23.48cm)">
          <text:p text:style-name="P1"><text:span text:style-name="T1">Z211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180" draw:id="id180" draw:layer="layout" svg:width="1cm" svg:height="1cm" svg:x="77.5cm" svg:y="24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0.5cm" svg:y1="18.99cm" svg:x2="78cm" svg:y2="24.5cm" draw:start-shape="id179" draw:start-glue-point="4" draw:end-shape="id180" draw:end-glue-point="4" svg:d="M80500 18990h-2500v5510" svg:viewBox="0 0 2501 5511">
          <text:p/>
        </draw:connector>
        <draw:connector draw:style-name="gr4" draw:text-style-name="P1" draw:layer="layout" svg:x1="84cm" svg:y1="20.99cm" svg:x2="78cm" svg:y2="24.5cm" draw:start-shape="id181" draw:start-glue-point="4" draw:end-shape="id180" draw:end-glue-point="4" svg:d="M84000 20990h-6000v3510" svg:viewBox="0 0 6001 3511">
          <text:p/>
        </draw:connector>
        <draw:connector draw:style-name="gr4" draw:text-style-name="P1" draw:layer="layout" svg:x1="80.5cm" svg:y1="22.99cm" svg:x2="78cm" svg:y2="24.5cm" draw:start-shape="id182" draw:start-glue-point="4" draw:end-shape="id180" draw:end-glue-point="4" svg:d="M80500 22990h-2500v1510" svg:viewBox="0 0 2501 1511">
          <text:p/>
        </draw:connector>
        <draw:connector draw:style-name="gr4" draw:text-style-name="P1" draw:layer="layout" svg:x1="2cm" svg:y1="14.5cm" svg:x2="72.5cm" svg:y2="17.5cm" draw:start-shape="id178" draw:start-glue-point="4" draw:end-shape="id183" draw:end-glue-point="6" svg:d="M2000 14500h-501v3000h71001" svg:viewBox="0 0 71002 3001">
          <text:p/>
        </draw:connector>
        <draw:custom-shape draw:style-name="gr3" draw:text-style-name="P5" xml:id="id185" draw:id="id185" draw:layer="layout" svg:width="1cm" svg:height="2cm" svg:x="0cm" svg:y="-5cm">
          <text:p text:style-name="P1"><text:span text:style-name="T1">Z11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86" draw:id="id186" draw:layer="layout" svg:width="1cm" svg:height="2cm" svg:x="2cm" svg:y="-5cm">
          <text:p text:style-name="P1"><text:span text:style-name="T1">Z12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88" draw:id="id188" draw:layer="layout" svg:width="1cm" svg:height="2cm" svg:x="6cm" svg:y="-5cm">
          <text:p text:style-name="P1"><text:span text:style-name="T1">Z21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89" draw:id="id189" draw:layer="layout" svg:width="1cm" svg:height="2cm" svg:x="8cm" svg:y="-5cm">
          <text:p text:style-name="P1"><text:span text:style-name="T1">Z22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91" draw:id="id191" draw:layer="layout" svg:width="1cm" svg:height="2cm" svg:x="12cm" svg:y="-5cm">
          <text:p text:style-name="P1"><text:span text:style-name="T1">Z31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92" draw:id="id192" draw:layer="layout" svg:width="1cm" svg:height="2cm" svg:x="14cm" svg:y="-5cm">
          <text:p text:style-name="P1"><text:span text:style-name="T1">Z32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94" draw:id="id194" draw:layer="layout" svg:width="1cm" svg:height="2cm" svg:x="17cm" svg:y="-5cm">
          <text:p text:style-name="P1"><text:span text:style-name="T1">Z41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95" draw:id="id195" draw:layer="layout" svg:width="1cm" svg:height="2cm" svg:x="19cm" svg:y="-5cm">
          <text:p text:style-name="P1"><text:span text:style-name="T1">Z42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184" draw:id="id184" draw:layer="layout" svg:width="1cm" svg:height="1cm" svg:x="0cm" svg:y="-7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7" draw:id="id187" draw:layer="layout" svg:width="1cm" svg:height="1cm" svg:x="6cm" svg:y="-7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0" draw:id="id190" draw:layer="layout" svg:width="1cm" svg:height="1cm" svg:x="12cm" svg:y="-7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3" draw:id="id193" draw:layer="layout" svg:width="1cm" svg:height="1cm" svg:x="17cm" svg:y="-7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0.5cm" svg:y1="-6cm" svg:x2="0.5cm" svg:y2="-5cm" draw:start-shape="id184" draw:start-glue-point="8" draw:end-shape="id185" draw:end-glue-point="4" svg:d="M500-6000v1000" svg:viewBox="0 0 1 1001">
          <text:p/>
        </draw:connector>
        <draw:connector draw:style-name="gr4" draw:text-style-name="P1" draw:layer="layout" svg:x1="1cm" svg:y1="-6.5cm" svg:x2="2.5cm" svg:y2="-5cm" draw:start-shape="id184" draw:start-glue-point="10" draw:end-shape="id186" draw:end-glue-point="4" svg:d="M1000-6500h1500v1500" svg:viewBox="0 0 1501 1501">
          <text:p/>
        </draw:connector>
        <draw:connector draw:style-name="gr4" draw:text-style-name="P1" draw:layer="layout" svg:x1="6.5cm" svg:y1="-6cm" svg:x2="6.5cm" svg:y2="-5cm" draw:start-shape="id187" draw:start-glue-point="8" draw:end-shape="id188" draw:end-glue-point="4" svg:d="M6500-6000v1000" svg:viewBox="0 0 1 1001">
          <text:p/>
        </draw:connector>
        <draw:connector draw:style-name="gr4" draw:text-style-name="P1" draw:layer="layout" svg:x1="7cm" svg:y1="-6.5cm" svg:x2="8.5cm" svg:y2="-5cm" draw:start-shape="id187" draw:start-glue-point="10" draw:end-shape="id189" draw:end-glue-point="4" svg:d="M7000-6500h1500v1500" svg:viewBox="0 0 1501 1501">
          <text:p/>
        </draw:connector>
        <draw:connector draw:style-name="gr4" draw:text-style-name="P1" draw:layer="layout" svg:x1="12.5cm" svg:y1="-6cm" svg:x2="12.5cm" svg:y2="-5cm" draw:start-shape="id190" draw:start-glue-point="8" draw:end-shape="id191" draw:end-glue-point="4" svg:d="M12500-6000v1000" svg:viewBox="0 0 1 1001">
          <text:p/>
        </draw:connector>
        <draw:connector draw:style-name="gr4" draw:text-style-name="P1" draw:layer="layout" svg:x1="13cm" svg:y1="-6.5cm" svg:x2="14.5cm" svg:y2="-5cm" draw:start-shape="id190" draw:start-glue-point="10" draw:end-shape="id192" draw:end-glue-point="4" svg:d="M13000-6500h1500v1500" svg:viewBox="0 0 1501 1501">
          <text:p/>
        </draw:connector>
        <draw:connector draw:style-name="gr4" draw:text-style-name="P1" draw:layer="layout" svg:x1="17.5cm" svg:y1="-6cm" svg:x2="17.5cm" svg:y2="-5cm" draw:start-shape="id193" draw:start-glue-point="8" draw:end-shape="id194" draw:end-glue-point="4" svg:d="M17500-6000v1000" svg:viewBox="0 0 1 1001">
          <text:p/>
        </draw:connector>
        <draw:connector draw:style-name="gr4" draw:text-style-name="P1" draw:layer="layout" svg:x1="18cm" svg:y1="-6.5cm" svg:x2="19.5cm" svg:y2="-5cm" draw:start-shape="id193" draw:start-glue-point="10" draw:end-shape="id195" draw:end-glue-point="4" svg:d="M18000-6500h1500v1500" svg:viewBox="0 0 1501 1501">
          <text:p/>
        </draw:connector>
        <draw:custom-shape draw:style-name="gr3" draw:text-style-name="P5" xml:id="id196" draw:id="id196" draw:layer="layout" svg:width="1cm" svg:height="2cm" draw:transform="rotate (1.5707963267949) translate (23cm 3cm)">
          <text:p text:style-name="P1"><text:span text:style-name="T1">Z73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197" draw:id="id197" draw:layer="layout" svg:width="1cm" svg:height="2cm" draw:transform="rotate (1.5707963267949) translate (23cm 1cm)">
          <text:p text:style-name="P1"><text:span text:style-name="T1">Z74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23cm" svg:y1="2.5cm" svg:x2="21cm" svg:y2="11cm" draw:start-shape="id196" draw:start-glue-point="4" draw:end-shape="id172" draw:end-glue-point="10" svg:d="M23000 2500h-999v8500h-1001" svg:viewBox="0 0 2001 8501">
          <text:p/>
        </draw:connector>
        <draw:connector draw:style-name="gr4" draw:text-style-name="P1" draw:layer="layout" svg:x1="23cm" svg:y1="0.5cm" svg:x2="21cm" svg:y2="11cm" draw:start-shape="id197" draw:end-shape="id172" draw:end-glue-point="10" svg:d="M23000 500h-999v10500h-1001" svg:viewBox="0 0 2001 10501">
          <text:p/>
        </draw:connector>
        <draw:custom-shape draw:style-name="gr2" draw:text-style-name="P3" xml:id="id198" draw:id="id198" draw:layer="layout" svg:width="1cm" svg:height="1cm" svg:x="6cm" svg:y="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9" draw:id="id199" draw:layer="layout" svg:width="1cm" svg:height="1cm" svg:x="12cm" svg:y="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0" draw:id="id200" draw:layer="layout" svg:width="1cm" svg:height="1cm" svg:x="18cm" svg:y="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1" draw:id="id201" draw:layer="layout" svg:width="1cm" svg:height="1cm" svg:x="2cm" svg:y="-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2" draw:id="id202" draw:layer="layout" svg:width="1cm" svg:height="1cm" svg:x="8cm" svg:y="-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3" draw:id="id203" draw:layer="layout" svg:width="1cm" svg:height="1cm" svg:x="14cm" svg:y="-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4" draw:id="id204" draw:layer="layout" svg:width="1cm" svg:height="1cm" svg:x="19cm" svg:y="-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.5cm" svg:y1="2cm" svg:x2="6.5cm" svg:y2="4cm" draw:start-shape="id198" draw:start-glue-point="8" draw:end-shape="id162" draw:end-glue-point="4" svg:d="M6500 2000v2000" svg:viewBox="0 0 1 2001">
          <text:p/>
        </draw:connector>
        <draw:connector draw:style-name="gr4" draw:text-style-name="P1" draw:layer="layout" svg:x1="12.5cm" svg:y1="2cm" svg:x2="12.5cm" svg:y2="4cm" draw:start-shape="id199" draw:start-glue-point="8" draw:end-shape="id165" draw:end-glue-point="4" svg:d="M12500 2000v2000" svg:viewBox="0 0 1 2001">
          <text:p/>
        </draw:connector>
        <draw:connector draw:style-name="gr4" draw:text-style-name="P1" draw:layer="layout" svg:x1="18.5cm" svg:y1="2cm" svg:x2="18.5cm" svg:y2="4cm" draw:start-shape="id200" draw:start-glue-point="8" draw:end-shape="id170" draw:end-glue-point="4" svg:d="M18500 2000v2000" svg:viewBox="0 0 1 2001">
          <text:p/>
        </draw:connector>
        <draw:connector draw:style-name="gr4" draw:text-style-name="P1" draw:layer="layout" svg:x1="2.5cm" svg:y1="-3cm" svg:x2="2.5cm" svg:y2="-1cm" draw:start-shape="id186" draw:start-glue-point="6" draw:end-shape="id201" draw:end-glue-point="4" svg:d="M2500-3000v2000" svg:viewBox="0 0 1 2001">
          <text:p/>
        </draw:connector>
        <draw:connector draw:style-name="gr4" draw:text-style-name="P1" draw:layer="layout" svg:x1="8.5cm" svg:y1="-3cm" svg:x2="8.5cm" svg:y2="-1cm" draw:start-shape="id189" draw:start-glue-point="6" draw:end-shape="id202" draw:end-glue-point="4" svg:d="M8500-3000v2000" svg:viewBox="0 0 1 2001">
          <text:p/>
        </draw:connector>
        <draw:connector draw:style-name="gr4" draw:text-style-name="P1" draw:layer="layout" svg:x1="14.5cm" svg:y1="-3cm" svg:x2="14.5cm" svg:y2="-1cm" draw:start-shape="id192" draw:start-glue-point="6" draw:end-shape="id203" draw:end-glue-point="4" svg:d="M14500-3000v2000" svg:viewBox="0 0 1 2001">
          <text:p/>
        </draw:connector>
        <draw:connector draw:style-name="gr4" draw:text-style-name="P1" draw:layer="layout" svg:x1="19.5cm" svg:y1="-3cm" svg:x2="19.5cm" svg:y2="-1cm" draw:start-shape="id195" draw:start-glue-point="6" draw:end-shape="id204" draw:end-glue-point="4" svg:d="M19500-3000v2000" svg:viewBox="0 0 1 2001">
          <text:p/>
        </draw:connector>
        <draw:connector draw:style-name="gr4" draw:text-style-name="P1" draw:layer="layout" svg:x1="1cm" svg:y1="1.5cm" svg:x2="6cm" svg:y2="1.5cm" draw:start-shape="id161" draw:start-glue-point="10" draw:end-shape="id198" draw:end-glue-point="6" svg:d="M1000 1500h5000" svg:viewBox="0 0 5001 1">
          <text:p/>
        </draw:connector>
        <draw:connector draw:style-name="gr4" draw:text-style-name="P1" draw:layer="layout" svg:x1="7cm" svg:y1="1.5cm" svg:x2="12cm" svg:y2="1.5cm" draw:start-shape="id198" draw:start-glue-point="10" draw:end-shape="id199" draw:end-glue-point="3" svg:d="M7000 1500h5000" svg:viewBox="0 0 5001 1">
          <text:p/>
        </draw:connector>
        <draw:connector draw:style-name="gr4" draw:text-style-name="P1" draw:layer="layout" svg:x1="13cm" svg:y1="1.5cm" svg:x2="18cm" svg:y2="1.5cm" draw:start-shape="id199" draw:start-glue-point="10" draw:end-shape="id200" draw:end-glue-point="6" svg:d="M13000 1500h5000" svg:viewBox="0 0 5001 1">
          <text:p/>
        </draw:connector>
        <draw:custom-shape draw:style-name="gr2" draw:text-style-name="P3" xml:id="id157" draw:id="id157" draw:layer="layout" svg:width="1cm" svg:height="1cm" svg:x="-5cm" svg:y="-3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4.5cm" svg:y1="-2cm" svg:x2="-4.5cm" svg:y2="0cm" draw:start-shape="id157" draw:start-glue-point="8" draw:end-shape="id205" draw:end-glue-point="4" svg:d="M-4500-2000v2000" svg:viewBox="0 0 1 2001">
          <text:p/>
        </draw:connector>
        <draw:connector draw:style-name="gr4" draw:text-style-name="P1" draw:layer="layout" svg:x1="20.5cm" svg:y1="4cm" svg:x2="19.5cm" svg:y2="0cm" draw:start-shape="id168" draw:start-glue-point="4" draw:end-shape="id204" draw:end-glue-point="8" svg:d="M20500 4000v-1999h-1000v-2001" svg:viewBox="0 0 1001 4001">
          <text:p/>
        </draw:connector>
        <draw:connector draw:style-name="gr4" draw:text-style-name="P1" draw:layer="layout" svg:x1="14.5cm" svg:y1="4cm" svg:x2="14.5cm" svg:y2="0cm" draw:start-shape="id167" draw:start-glue-point="4" draw:end-shape="id203" draw:end-glue-point="8" svg:d="M14500 4000v-4000" svg:viewBox="0 0 1 4001">
          <text:p/>
        </draw:connector>
        <draw:connector draw:style-name="gr4" draw:text-style-name="P1" draw:layer="layout" svg:x1="8.5cm" svg:y1="4cm" svg:x2="8.5cm" svg:y2="0cm" draw:start-shape="id164" draw:start-glue-point="4" draw:end-shape="id202" draw:end-glue-point="8" svg:d="M8500 4000v-4000" svg:viewBox="0 0 1 4001">
          <text:p/>
        </draw:connector>
        <draw:connector draw:style-name="gr4" draw:text-style-name="P1" draw:layer="layout" svg:x1="2.5cm" svg:y1="4cm" svg:x2="2.5cm" svg:y2="0cm" draw:start-shape="id160" draw:start-glue-point="4" draw:end-shape="id201" draw:end-glue-point="8" svg:d="M2500 4000v-4000" svg:viewBox="0 0 1 4001">
          <text:p/>
        </draw:connector>
        <draw:connector draw:style-name="gr4" draw:text-style-name="P1" draw:layer="layout" svg:x1="3cm" svg:y1="-0.5cm" svg:x2="8cm" svg:y2="-0.5cm" draw:start-shape="id201" draw:start-glue-point="10" draw:end-shape="id202" draw:end-glue-point="6" svg:d="M3000-500h5000" svg:viewBox="0 0 5001 1">
          <text:p/>
        </draw:connector>
        <draw:connector draw:style-name="gr4" draw:text-style-name="P1" draw:layer="layout" svg:x1="9cm" svg:y1="-0.5cm" svg:x2="14cm" svg:y2="-0.5cm" draw:start-shape="id202" draw:start-glue-point="10" draw:end-shape="id203" draw:end-glue-point="6" svg:d="M9000-500h5000" svg:viewBox="0 0 5001 1">
          <text:p/>
        </draw:connector>
        <draw:connector draw:style-name="gr4" draw:text-style-name="P1" draw:layer="layout" svg:x1="15cm" svg:y1="-0.5cm" svg:x2="19cm" svg:y2="-0.5cm" draw:start-shape="id203" draw:start-glue-point="10" draw:end-shape="id204" draw:end-glue-point="6" svg:d="M15000-500h4000" svg:viewBox="0 0 4001 1">
          <text:p/>
        </draw:connector>
        <draw:connector draw:style-name="gr4" draw:text-style-name="P1" draw:layer="layout" svg:x1="0.5cm" svg:y1="-3cm" svg:x2="0.5cm" svg:y2="1cm" draw:start-shape="id185" draw:start-glue-point="6" draw:end-shape="id161" draw:end-glue-point="4" svg:d="M500-3000v4000" svg:viewBox="0 0 1 4001">
          <text:p/>
        </draw:connector>
        <draw:connector draw:style-name="gr4" draw:text-style-name="P1" draw:layer="layout" svg:x1="6.5cm" svg:y1="-3cm" svg:x2="6.5cm" svg:y2="1cm" draw:start-shape="id188" draw:start-glue-point="6" draw:end-shape="id198" draw:end-glue-point="4" svg:d="M6500-3000v4000" svg:viewBox="0 0 1 4001">
          <text:p/>
        </draw:connector>
        <draw:connector draw:style-name="gr4" draw:text-style-name="P1" draw:layer="layout" svg:x1="12.5cm" svg:y1="-3cm" svg:x2="12.5cm" svg:y2="1cm" draw:start-shape="id191" draw:start-glue-point="6" draw:end-shape="id199" draw:end-glue-point="4" svg:d="M12500-3000v4000" svg:viewBox="0 0 1 4001">
          <text:p/>
        </draw:connector>
        <draw:connector draw:style-name="gr4" draw:text-style-name="P1" draw:layer="layout" svg:x1="17.5cm" svg:y1="-3cm" svg:x2="18.5cm" svg:y2="1cm" draw:start-shape="id194" draw:start-glue-point="6" draw:end-shape="id200" draw:end-glue-point="4" svg:d="M17500-3000v2001h1000v1999" svg:viewBox="0 0 1001 4001">
          <text:p/>
        </draw:connector>
        <draw:connector draw:style-name="gr4" draw:text-style-name="P1" draw:layer="layout" svg:x1="-2.5cm" svg:y1="-6cm" svg:x2="-2.5cm" svg:y2="-2cm" draw:start-shape="id154" draw:start-glue-point="6" draw:end-shape="id206" draw:end-glue-point="4" svg:d="M-2500-6000v4000" svg:viewBox="0 0 1 4001">
          <text:p/>
        </draw:connector>
        <draw:custom-shape draw:style-name="gr3" draw:text-style-name="P5" xml:id="id208" draw:id="id208" draw:layer="layout" svg:width="1cm" svg:height="2cm" svg:x="1.5cm" svg:y="-13cm">
          <text:p text:style-name="P1"><text:span text:style-name="T1">Z13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10" draw:id="id210" draw:layer="layout" svg:width="1cm" svg:height="2cm" svg:x="5.5cm" svg:y="-13cm">
          <text:p text:style-name="P1"><text:span text:style-name="T1">Z23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11" draw:id="id211" draw:layer="layout" svg:width="1cm" svg:height="2cm" svg:x="7.5cm" svg:y="-13cm">
          <text:p text:style-name="P1"><text:span text:style-name="T1">Z24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13" draw:id="id213" draw:layer="layout" svg:width="1cm" svg:height="2cm" svg:x="11.5cm" svg:y="-13cm">
          <text:p text:style-name="P1"><text:span text:style-name="T1">Z33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14" draw:id="id214" draw:layer="layout" svg:width="1cm" svg:height="2cm" svg:x="13.5cm" svg:y="-13cm">
          <text:p text:style-name="P1"><text:span text:style-name="T1">Z34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16" draw:id="id216" draw:layer="layout" svg:width="1cm" svg:height="2cm" svg:x="18.5cm" svg:y="-13cm">
          <text:p text:style-name="P1"><text:span text:style-name="T1">Z44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5" draw:text-style-name="P1" draw:layer="layout" svg:x1="2cm" svg:y1="-9cm" svg:x2="2cm" svg:y2="-11cm" draw:start-shape="id207" draw:start-glue-point="4" draw:end-shape="id208" draw:end-glue-point="6" svg:d="M2000-9000v-2000" svg:viewBox="0 0 1 2001">
          <text:p/>
        </draw:connector>
        <draw:connector draw:style-name="gr5" draw:text-style-name="P1" draw:layer="layout" svg:x1="8cm" svg:y1="-9cm" svg:x2="6cm" svg:y2="-11cm" draw:start-shape="id209" draw:start-glue-point="4" draw:end-shape="id210" draw:end-glue-point="6" svg:d="M8000-9000v-999h-2000v-1001" svg:viewBox="0 0 2001 2001">
          <text:p/>
        </draw:connector>
        <draw:connector draw:style-name="gr5" draw:text-style-name="P1" draw:layer="layout" svg:x1="8cm" svg:y1="-9cm" svg:x2="8cm" svg:y2="-11cm" draw:start-shape="id209" draw:start-glue-point="4" draw:end-shape="id211" draw:end-glue-point="6" svg:d="M8000-9000v-2000" svg:viewBox="0 0 1 2001">
          <text:p/>
        </draw:connector>
        <draw:connector draw:style-name="gr5" draw:text-style-name="P1" draw:layer="layout" svg:x1="14cm" svg:y1="-9cm" svg:x2="12cm" svg:y2="-11cm" draw:start-shape="id212" draw:start-glue-point="4" draw:end-shape="id213" draw:end-glue-point="6" svg:d="M14000-9000v-999h-2000v-1001" svg:viewBox="0 0 2001 2001">
          <text:p/>
        </draw:connector>
        <draw:connector draw:style-name="gr5" draw:text-style-name="P1" draw:layer="layout" svg:x1="14cm" svg:y1="-9cm" svg:x2="14cm" svg:y2="-11cm" draw:start-shape="id212" draw:start-glue-point="4" draw:end-shape="id214" draw:end-glue-point="6" svg:d="M14000-9000v-2000" svg:viewBox="0 0 1 2001">
          <text:p/>
        </draw:connector>
        <draw:connector draw:style-name="gr5" draw:text-style-name="P1" draw:layer="layout" svg:x1="19cm" svg:y1="-9cm" svg:x2="19cm" svg:y2="-11cm" draw:start-shape="id215" draw:start-glue-point="4" draw:end-shape="id216" draw:end-glue-point="6" svg:d="M19000-9000v-2000" svg:viewBox="0 0 1 2001">
          <text:p/>
        </draw:connector>
        <draw:custom-shape draw:style-name="gr2" draw:text-style-name="P3" xml:id="id217" draw:id="id217" draw:layer="layout" svg:width="1cm" svg:height="1cm" svg:x="5.5cm" svg:y="-16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cm" svg:y1="-13cm" svg:x2="5.5cm" svg:y2="-15.5cm" draw:start-shape="id208" draw:start-glue-point="4" draw:end-shape="id217" draw:end-glue-point="6" svg:d="M2000-13000v-2500h3500" svg:viewBox="0 0 3501 2501">
          <text:p/>
        </draw:connector>
        <draw:connector draw:style-name="gr4" draw:text-style-name="P1" draw:layer="layout" svg:x1="6cm" svg:y1="-13cm" svg:x2="6cm" svg:y2="-15cm" draw:start-shape="id210" draw:start-glue-point="4" draw:end-shape="id217" draw:end-glue-point="8" svg:d="M6000-13000v-2000" svg:viewBox="0 0 1 2001">
          <text:p/>
        </draw:connector>
        <draw:custom-shape draw:style-name="gr2" draw:text-style-name="P3" xml:id="id218" draw:id="id218" draw:layer="layout" svg:width="1cm" svg:height="1cm" svg:x="11.5cm" svg:y="-16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cm" svg:y1="-13cm" svg:x2="12cm" svg:y2="-15cm" draw:start-shape="id213" draw:start-glue-point="4" draw:end-shape="id218" draw:end-glue-point="8" svg:d="M12000-13000v-2000" svg:viewBox="0 0 1 2001">
          <text:p/>
        </draw:connector>
        <draw:connector draw:style-name="gr4" draw:text-style-name="P1" draw:layer="layout" svg:x1="6.5cm" svg:y1="-15.5cm" svg:x2="11.5cm" svg:y2="-15.5cm" draw:start-shape="id217" draw:start-glue-point="10" draw:end-shape="id218" svg:d="M6500-15500h5000" svg:viewBox="0 0 5001 1">
          <text:p/>
        </draw:connector>
        <draw:custom-shape draw:style-name="gr2" draw:text-style-name="P3" xml:id="id219" draw:id="id219" draw:layer="layout" svg:width="1cm" svg:height="1cm" svg:x="13.5cm" svg:y="-1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20" draw:id="id220" draw:layer="layout" svg:width="1cm" svg:height="1cm" svg:x="18.5cm" svg:y="-1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3.5cm" svg:y1="-14.5cm" svg:x2="8cm" svg:y2="-13cm" draw:start-shape="id219" draw:start-glue-point="6" draw:end-shape="id211" draw:end-glue-point="4" svg:d="M13500-14500h-5500v1500" svg:viewBox="0 0 5501 1501">
          <text:p/>
        </draw:connector>
        <draw:connector draw:style-name="gr4" draw:text-style-name="P1" draw:layer="layout" svg:x1="14cm" svg:y1="-14cm" svg:x2="14cm" svg:y2="-13cm" draw:start-shape="id219" draw:start-glue-point="8" draw:end-shape="id214" draw:end-glue-point="4" svg:d="M14000-14000v1000" svg:viewBox="0 0 1 1001">
          <text:p/>
        </draw:connector>
        <draw:connector draw:style-name="gr4" draw:text-style-name="P1" draw:layer="layout" svg:x1="14.5cm" svg:y1="-14.5cm" svg:x2="18.5cm" svg:y2="-14.5cm" draw:start-shape="id219" draw:start-glue-point="10" draw:end-shape="id220" draw:end-glue-point="6" svg:d="M14500-14500h4000" svg:viewBox="0 0 4001 1">
          <text:p/>
        </draw:connector>
        <draw:connector draw:style-name="gr4" draw:text-style-name="P1" draw:layer="layout" svg:x1="19cm" svg:y1="-14cm" svg:x2="19cm" svg:y2="-13cm" draw:start-shape="id220" draw:start-glue-point="8" draw:end-shape="id216" draw:end-glue-point="4" svg:d="M19000-14000v1000" svg:viewBox="0 0 1 1001">
          <text:p/>
        </draw:connector>
        <draw:custom-shape draw:style-name="gr2" draw:text-style-name="P3" xml:id="id221" draw:id="id221" draw:layer="layout" svg:width="1cm" svg:height="1cm" svg:x="26cm" svg:y="2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22" draw:id="id222" draw:layer="layout" svg:width="1cm" svg:height="1cm" svg:x="27cm" svg:y="0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5cm" svg:y1="2.5cm" svg:x2="26cm" svg:y2="2.5cm" draw:start-shape="id196" draw:start-glue-point="6" draw:end-shape="id221" draw:end-glue-point="6" svg:d="M25000 2500h1000" svg:viewBox="0 0 1001 1">
          <text:p/>
        </draw:connector>
        <draw:connector draw:style-name="gr4" draw:text-style-name="P1" draw:layer="layout" svg:x1="25cm" svg:y1="0.5cm" svg:x2="27cm" svg:y2="0.5cm" draw:start-shape="id197" draw:start-glue-point="6" draw:end-shape="id222" draw:end-glue-point="6" svg:d="M25000 500h2000" svg:viewBox="0 0 2001 1">
          <text:p/>
        </draw:connector>
        <draw:connector draw:style-name="gr4" draw:text-style-name="P1" draw:layer="layout" svg:x1="19.5cm" svg:y1="-14.5cm" svg:x2="26.5cm" svg:y2="2cm" draw:start-shape="id220" draw:start-glue-point="10" draw:end-shape="id221" draw:end-glue-point="4" svg:d="M19500-14500h7000v16500" svg:viewBox="0 0 7001 16501">
          <text:p/>
        </draw:connector>
        <draw:connector draw:style-name="gr4" draw:text-style-name="P1" draw:layer="layout" svg:x1="12.5cm" svg:y1="-15.5cm" svg:x2="27.5cm" svg:y2="0cm" draw:start-shape="id218" draw:start-glue-point="10" draw:end-shape="id222" draw:end-glue-point="4" svg:d="M12500-15500h15000v15500" svg:viewBox="0 0 15001 15501">
          <text:p/>
        </draw:connector>
        <draw:custom-shape draw:style-name="gr3" draw:text-style-name="P5" xml:id="id224" draw:id="id224" draw:layer="layout" svg:width="1cm" svg:height="2cm" svg:x="27cm" svg:y="4cm">
          <text:p text:style-name="P1"><text:span text:style-name="T1">Z78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23" draw:id="id223" draw:layer="layout" svg:width="1cm" svg:height="2cm" svg:x="26cm" svg:y="7cm">
          <text:p text:style-name="P1"><text:span text:style-name="T1">Z77p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26.5cm" svg:y1="3cm" svg:x2="26.5cm" svg:y2="7cm" draw:start-shape="id221" draw:start-glue-point="8" draw:end-shape="id223" draw:end-glue-point="4" svg:d="M26500 3000v4000" svg:viewBox="0 0 1 4001">
          <text:p/>
        </draw:connector>
        <draw:connector draw:style-name="gr4" draw:text-style-name="P1" draw:layer="layout" svg:x1="27.5cm" svg:y1="1cm" svg:x2="27.5cm" svg:y2="4cm" draw:start-shape="id222" draw:start-glue-point="8" draw:end-shape="id224" draw:end-glue-point="4" svg:d="M27500 1000v3000" svg:viewBox="0 0 1 3001">
          <text:p/>
        </draw:connector>
        <draw:connector draw:style-name="gr4" draw:text-style-name="P1" draw:layer="layout" svg:x1="47cm" svg:y1="-18.5cm" svg:x2="47cm" svg:y2="-14cm" draw:start-shape="id136" draw:start-glue-point="8" draw:end-shape="id142" draw:end-glue-point="4" svg:d="M47000-18500v4500" svg:viewBox="0 0 1 4501">
          <text:p/>
        </draw:connector>
        <draw:custom-shape draw:name="РЕЗЕРВУАР №17" draw:style-name="gr1" draw:text-style-name="P1" xml:id="id228" draw:id="id228" draw:layer="layout" svg:width="2cm" svg:height="2cm" svg:x="34.001cm" svg:y="-1cm">
          <text:p text:style-name="P1"><text:span text:style-name="T1">R17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РЕЗЕРВУАР №16" draw:style-name="gr1" draw:text-style-name="P1" xml:id="id225" draw:id="id225" draw:layer="layout" svg:width="2cm" svg:height="2cm" svg:x="29.001cm" svg:y="-1cm">
          <text:p text:style-name="P1"><text:span text:style-name="T1">R16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26" draw:id="id226" draw:layer="layout" svg:width="1cm" svg:height="1cm" svg:x="29.001cm" svg:y="-3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27" draw:id="id227" draw:layer="layout" svg:width="1cm" svg:height="1cm" svg:x="34.001cm" svg:y="-3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29" draw:id="id229" draw:layer="layout" svg:width="1cm" svg:height="2cm" svg:x="29.001cm" svg:y="-6cm">
          <text:p text:style-name="P1"><text:span text:style-name="T1">Z191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30" draw:id="id230" draw:layer="layout" svg:width="1cm" svg:height="2cm" svg:x="30.5cm" svg:y="-6cm">
          <text:p text:style-name="P1"><text:span text:style-name="T1">Z192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31" draw:id="id231" draw:layer="layout" svg:width="1cm" svg:height="2cm" svg:x="32cm" svg:y="-6cm">
          <text:p text:style-name="P1"><text:span text:style-name="T1">Z193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32" draw:id="id232" draw:layer="layout" svg:width="1cm" svg:height="2cm" svg:x="34.001cm" svg:y="-6cm">
          <text:p text:style-name="P1"><text:span text:style-name="T1">Z194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33" draw:id="id233" draw:layer="layout" svg:width="1cm" svg:height="2cm" svg:x="35.5cm" svg:y="-6cm">
          <text:p text:style-name="P1"><text:span text:style-name="T1">Z195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34" draw:id="id234" draw:layer="layout" svg:width="1cm" svg:height="2cm" svg:x="37cm" svg:y="-6cm">
          <text:p text:style-name="P1"><text:span text:style-name="T1">Z196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29.001cm" svg:y1="0cm" svg:x2="29.001cm" svg:y2="-2.5cm" draw:start-shape="id225" draw:start-glue-point="6" draw:end-shape="id226" draw:end-glue-point="6" svg:d="M29001 0h-501v-2500h501" svg:viewBox="0 0 502 2501">
          <text:p/>
        </draw:connector>
        <draw:connector draw:style-name="gr4" draw:text-style-name="P1" draw:layer="layout" svg:x1="34.001cm" svg:y1="-2.5cm" svg:x2="34.001cm" svg:y2="0cm" draw:start-shape="id227" draw:start-glue-point="6" draw:end-shape="id228" draw:end-glue-point="6" svg:d="M34001-2500h-501v2500h501" svg:viewBox="0 0 502 2501">
          <text:p/>
        </draw:connector>
        <draw:connector draw:style-name="gr4" draw:text-style-name="P1" draw:layer="layout" svg:x1="29.501cm" svg:y1="-4cm" svg:x2="29.501cm" svg:y2="-3cm" draw:start-shape="id229" draw:start-glue-point="6" draw:end-shape="id226" draw:end-glue-point="4" svg:d="M29501-4000v1000" svg:viewBox="0 0 1 1001">
          <text:p/>
        </draw:connector>
        <draw:connector draw:style-name="gr4" draw:text-style-name="P1" draw:layer="layout" svg:x1="31cm" svg:y1="-4cm" svg:x2="30.001cm" svg:y2="-2.5cm" draw:start-shape="id230" draw:start-glue-point="6" draw:end-shape="id226" draw:end-glue-point="10" svg:d="M31000-4000v1500h-999" svg:viewBox="0 0 1000 1501">
          <text:p/>
        </draw:connector>
        <draw:connector draw:style-name="gr4" draw:text-style-name="P1" draw:layer="layout" svg:x1="32.5cm" svg:y1="-4cm" svg:x2="31.001cm" svg:y2="0cm" draw:start-shape="id231" draw:start-glue-point="6" draw:end-shape="id225" draw:end-glue-point="10" svg:d="M32500-4000v4000h-1499" svg:viewBox="0 0 1500 4001">
          <text:p/>
        </draw:connector>
        <draw:connector draw:style-name="gr4" draw:text-style-name="P1" draw:layer="layout" svg:x1="34.501cm" svg:y1="-4cm" svg:x2="34.501cm" svg:y2="-3cm" draw:start-shape="id232" draw:start-glue-point="6" draw:end-shape="id227" draw:end-glue-point="4" svg:d="M34501-4000v1000" svg:viewBox="0 0 1 1001">
          <text:p/>
        </draw:connector>
        <draw:connector draw:style-name="gr4" draw:text-style-name="P1" draw:layer="layout" svg:x1="36cm" svg:y1="-4cm" svg:x2="35.001cm" svg:y2="-2.5cm" draw:start-shape="id233" draw:start-glue-point="6" draw:end-shape="id227" draw:end-glue-point="10" svg:d="M36000-4000v1500h-999" svg:viewBox="0 0 1000 1501">
          <text:p/>
        </draw:connector>
        <draw:connector draw:style-name="gr4" draw:text-style-name="P1" draw:layer="layout" svg:x1="37.5cm" svg:y1="-4cm" svg:x2="36.001cm" svg:y2="0cm" draw:start-shape="id234" draw:start-glue-point="6" draw:end-shape="id228" draw:end-glue-point="10" svg:d="M37500-4000v4000h-1499" svg:viewBox="0 0 1500 4001">
          <text:p/>
        </draw:connector>
        <draw:custom-shape draw:style-name="gr2" draw:text-style-name="P3" xml:id="id235" draw:id="id235" draw:layer="layout" svg:width="1cm" svg:height="1cm" svg:x="34cm" svg:y="-8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9.501cm" svg:y1="-6cm" svg:x2="34cm" svg:y2="-7.5cm" draw:start-shape="id229" draw:start-glue-point="4" draw:end-shape="id235" draw:end-glue-point="6" svg:d="M29501-6000v-1500h4499" svg:viewBox="0 0 4500 1501">
          <text:p/>
        </draw:connector>
        <draw:custom-shape draw:style-name="gr2" draw:text-style-name="P3" xml:id="id236" draw:id="id236" draw:layer="layout" svg:width="1cm" svg:height="1cm" svg:x="35.5cm" svg:y="-9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31cm" svg:y1="-6cm" svg:x2="35.5cm" svg:y2="-8.5cm" draw:start-shape="id230" draw:start-glue-point="4" draw:end-shape="id236" draw:end-glue-point="6" svg:d="M31000-6000v-2500h4500" svg:viewBox="0 0 4501 2501">
          <text:p/>
        </draw:connector>
        <draw:connector draw:style-name="gr4" draw:text-style-name="P1" draw:layer="layout" svg:x1="36cm" svg:y1="-8cm" svg:x2="36cm" svg:y2="-6cm" draw:start-shape="id236" draw:start-glue-point="8" draw:end-shape="id233" draw:end-glue-point="4" svg:d="M36000-8000v2000" svg:viewBox="0 0 1 2001">
          <text:p/>
        </draw:connector>
        <draw:connector draw:style-name="gr4" draw:text-style-name="P1" draw:layer="layout" svg:x1="34.5cm" svg:y1="-7cm" svg:x2="34.501cm" svg:y2="-6cm" draw:start-shape="id235" draw:start-glue-point="8" draw:end-shape="id232" draw:end-glue-point="4" svg:d="M34500-7000v501h1v499" svg:viewBox="0 0 2 1001">
          <text:p/>
        </draw:connector>
        <draw:custom-shape draw:style-name="gr2" draw:text-style-name="P3" xml:id="id237" draw:id="id237" draw:layer="layout" svg:width="1cm" svg:height="1cm" svg:x="37cm" svg:y="-10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37.5cm" svg:y1="-9cm" svg:x2="37.5cm" svg:y2="-6cm" draw:start-shape="id237" draw:start-glue-point="8" draw:end-shape="id234" draw:end-glue-point="4" svg:d="M37500-9000v3000" svg:viewBox="0 0 1 3001">
          <text:p/>
        </draw:connector>
        <draw:connector draw:style-name="gr4" draw:text-style-name="P1" draw:layer="layout" svg:x1="37cm" svg:y1="-9.5cm" svg:x2="32.5cm" svg:y2="-6cm" draw:start-shape="id237" draw:start-glue-point="6" draw:end-shape="id231" draw:end-glue-point="4" svg:d="M37000-9500h-4500v3500" svg:viewBox="0 0 4501 3501">
          <text:p/>
        </draw:connector>
        <draw:connector draw:style-name="gr4" draw:text-style-name="P1" draw:layer="layout" svg:x1="34.5cm" svg:y1="-16cm" svg:x2="34.5cm" svg:y2="-8cm" draw:start-shape="id153" draw:start-glue-point="8" draw:end-shape="id235" draw:end-glue-point="4" svg:d="M34500-16000v8000" svg:viewBox="0 0 1 8001">
          <text:p/>
        </draw:connector>
        <draw:connector draw:style-name="gr4" draw:text-style-name="P1" draw:layer="layout" svg:x1="38.5cm" svg:y1="-10.5cm" svg:x2="36cm" svg:y2="-9cm" draw:start-shape="id238" draw:start-glue-point="6" draw:end-shape="id236" draw:end-glue-point="4" svg:d="M38500-10500h-2500v1500" svg:viewBox="0 0 2501 1501">
          <text:p/>
        </draw:connector>
        <draw:custom-shape draw:style-name="gr2" draw:text-style-name="P3" xml:id="id239" draw:id="id239" draw:layer="layout" svg:width="1cm" svg:height="1cm" svg:x="44cm" svg:y="-1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0.749cm" svg:x1="49.5cm" svg:y1="-1cm" svg:x2="45cm" svg:y2="-14.5cm" draw:start-shape="id149" draw:start-glue-point="4" draw:end-shape="id239" draw:end-glue-point="10" svg:d="M49500-1000h-1500v-13500h-3000" svg:viewBox="0 0 4501 13501">
          <text:p/>
        </draw:connector>
        <draw:custom-shape draw:style-name="gr3" draw:text-style-name="P5" xml:id="id240" draw:id="id240" draw:layer="layout" svg:width="1cm" svg:height="2cm" draw:transform="rotate (1.5707963267949) translate (41cm -14cm)">
          <text:p text:style-name="P1"><text:span text:style-name="T1">Z30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44cm" svg:y1="-14.5cm" svg:x2="43cm" svg:y2="-14.5cm" draw:start-shape="id239" draw:start-glue-point="6" draw:end-shape="id240" svg:d="M44000-14500h-1000" svg:viewBox="0 0 1001 1">
          <text:p/>
        </draw:connector>
        <draw:custom-shape draw:style-name="gr3" draw:text-style-name="P5" xml:id="id241" draw:id="id241" draw:layer="layout" svg:width="1cm" svg:height="2cm" draw:transform="rotate (1.5707963267949) translate (41cm -12cm)">
          <text:p text:style-name="P1"><text:span text:style-name="T1">Z33 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44.5cm" svg:y1="-14cm" svg:x2="43cm" svg:y2="-12.5cm" draw:start-shape="id239" draw:start-glue-point="8" draw:end-shape="id241" svg:d="M44500-14000v1500h-1500" svg:viewBox="0 0 1501 1501">
          <text:p/>
        </draw:connector>
        <draw:custom-shape draw:style-name="gr2" draw:text-style-name="P3" xml:id="id238" draw:id="id238" draw:layer="layout" svg:width="1cm" svg:height="1cm" svg:x="38.5cm" svg:y="-1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1cm" svg:y1="-12.5cm" svg:x2="39.5cm" svg:y2="-10.5cm" draw:start-shape="id241" draw:start-glue-point="4" draw:end-shape="id238" draw:end-glue-point="10" svg:d="M41000-12500h-749v2000h-751" svg:viewBox="0 0 1501 2001">
          <text:p/>
        </draw:connector>
        <draw:connector draw:style-name="gr4" draw:text-style-name="P1" draw:layer="layout" svg:x1="39cm" svg:y1="-10cm" svg:x2="49.5cm" svg:y2="6.5cm" draw:start-shape="id238" draw:start-glue-point="8" draw:end-shape="id145" draw:end-glue-point="4" svg:d="M39000-10000v16500h10500" svg:viewBox="0 0 10501 16501">
          <text:p/>
        </draw:connector>
        <draw:frame draw:style-name="gr6" draw:text-style-name="P6" draw:layer="layout" svg:width="26cm" svg:height="5.75cm" svg:x="4.5cm" svg:y="-32.5cm">
          <draw:text-box>
            <text:p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:</text:span><text:span text:style-name="T3"> </text:span><text:span text:style-name="T3">С</text:span><text:span text:style-name="T3">т</text:span><text:span text:style-name="T3">а</text:span><text:span text:style-name="T3">р</text:span><text:span text:style-name="T3">о</text:span><text:span text:style-name="T3">л</text:span><text:span text:style-name="T3">и</text:span><text:span text:style-name="T3">к</text:span><text:span text:style-name="T3">е</text:span><text:span text:style-name="T3">е</text:span><text:span text:style-name="T3">в</text:span><text:span text:style-name="T3">о</text:span><text:span text:style-name="T3">,</text:span><text:span text:style-name="T3"> </text:span><text:span text:style-name="T3">P</text:span><text:span text:style-name="T3">o</text:span><text:span text:style-name="T3">s</text:span><text:span text:style-name="T3">t</text:span><text:span text:style-name="T3">f</text:span><text:span text:style-name="T3">i</text:span><text:span text:style-name="T3">x</text:span><text:span text:style-name="T3">:</text:span><text:span text:style-name="T3"> </text:span><text:span text:style-name="T3">s</text:span><text:span text:style-name="T3">t</text:span><text:span text:style-name="T3">r</text:span><text:span text:style-name="T3">l</text:span><text:span text:style-name="T3">k</text:span><text:span text:style-name="T3"> </text:span></text:p>
          </draw:text-box>
        </draw:frame>
        <draw:custom-shape draw:style-name="gr3" draw:text-style-name="P5" xml:id="id334" draw:id="id334" draw:layer="layout" svg:width="1cm" svg:height="2cm" draw:transform="rotate (1.5707963267949) translate (61.5cm 10cm)">
          <text:p text:style-name="P1"><text:span text:style-name="T1">Z53a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84" draw:id="id284" draw:layer="layout" svg:width="1cm" svg:height="2cm" draw:transform="rotate (1.5707963267949) translate (61cm 1.5cm)">
          <text:p text:style-name="P1"><text:span text:style-name="T1">Z39a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54.5cm" svg:y1="9.5cm" svg:x2="57cm" svg:y2="9.5cm" draw:start-shape="id242" draw:start-glue-point="10" draw:end-shape="id243" draw:end-glue-point="6" svg:d="M54500 9500h2500" svg:viewBox="0 0 2501 1">
          <text:p/>
        </draw:connector>
        <draw:connector draw:style-name="gr4" draw:text-style-name="P1" draw:layer="layout" svg:x1="49.5cm" svg:y1="8.5cm" svg:x2="60cm" svg:y2="7.5cm" draw:start-shape="id244" draw:start-glue-point="4" draw:end-shape="id245" draw:end-glue-point="8" svg:d="M49500 8500v-501h5035v3h5465v-502" svg:viewBox="0 0 10501 1001">
          <text:p/>
        </draw:connector>
        <draw:connector draw:style-name="gr4" draw:text-style-name="P1" draw:layer="layout" svg:x1="26.5cm" svg:y1="9cm" svg:x2="48.5cm" svg:y2="9.5cm" draw:start-shape="id223" draw:start-glue-point="6" draw:end-shape="id244" draw:end-glue-point="6" svg:d="M26500 9000v502h11251v-2h10749" svg:viewBox="0 0 22001 503">
          <text:p/>
        </draw:connector>
        <draw:custom-shape draw:style-name="gr3" draw:text-style-name="P5" xml:id="id247" draw:id="id247" draw:layer="layout" svg:width="1cm" svg:height="2cm" draw:transform="rotate (1.5707963267949) translate (60cm -10cm)">
          <text:p text:style-name="P1"><text:span text:style-name="T1">Z163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draw:line-skew="0.998cm" svg:x1="27.5cm" svg:y1="6cm" svg:x2="58cm" svg:y2="-0.5cm" draw:start-shape="id224" draw:start-glue-point="6" draw:end-shape="id246" svg:d="M27500 6000v1500h30500v-8000" svg:viewBox="0 0 30501 8001">
          <text:p/>
        </draw:connector>
        <draw:custom-shape draw:style-name="gr1" draw:text-style-name="P1" xml:id="id536" draw:id="id536" draw:layer="layout" svg:width="2cm" svg:height="2cm" svg:x="68cm" svg:y="-15cm">
          <text:p text:style-name="P1"><text:span text:style-name="T1">MNA31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50" draw:id="id250" draw:layer="layout" svg:width="1cm" svg:height="2cm" svg:x="66.5cm" svg:y="-12cm">
          <text:p text:style-name="P1"><text:span text:style-name="T1">Z16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52" draw:id="id252" draw:layer="layout" svg:width="1cm" svg:height="2cm" svg:x="70.5cm" svg:y="-12cm">
          <text:p text:style-name="P1"><text:span text:style-name="T1">Z165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249" draw:id="id249" draw:layer="layout" svg:width="1cm" svg:height="1cm" svg:x="66.5cm" svg:y="-8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1" draw:id="id251" draw:layer="layout" svg:width="1cm" svg:height="1cm" svg:x="70.5cm" svg:y="-8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2cm" svg:y1="-10.5cm" svg:x2="63.5cm" svg:y2="-8cm" draw:start-shape="id247" draw:start-glue-point="6" draw:end-shape="id248" svg:d="M62000-10500h751v2500h749" svg:viewBox="0 0 1501 2501">
          <text:p/>
        </draw:connector>
        <draw:connector draw:style-name="gr4" draw:text-style-name="P1" draw:layer="layout" svg:x1="67cm" svg:y1="-8.5cm" svg:x2="67cm" svg:y2="-10cm" draw:start-shape="id249" draw:start-glue-point="4" draw:end-shape="id250" draw:end-glue-point="6" svg:d="M67000-8500v-1500" svg:viewBox="0 0 1 1501">
          <text:p/>
        </draw:connector>
        <draw:connector draw:style-name="gr5" draw:text-style-name="P1" draw:layer="layout" svg:x1="67.5cm" svg:y1="-8cm" svg:x2="70.5cm" svg:y2="-8cm" draw:start-shape="id249" draw:start-glue-point="10" draw:end-shape="id251" draw:end-glue-point="6" svg:d="M67500-8000h3000" svg:viewBox="0 0 3001 1">
          <text:p/>
        </draw:connector>
        <draw:connector draw:style-name="gr4" draw:text-style-name="P1" draw:layer="layout" svg:x1="71cm" svg:y1="-10cm" svg:x2="71cm" svg:y2="-8.5cm" draw:start-shape="id252" draw:start-glue-point="6" draw:end-shape="id251" draw:end-glue-point="4" svg:d="M71000-10000v1500" svg:viewBox="0 0 1 1501">
          <text:p/>
        </draw:connector>
        <draw:custom-shape draw:style-name="gr1" draw:text-style-name="P1" xml:id="id537" draw:id="id537" draw:layer="layout" svg:width="2cm" svg:height="2cm" svg:x="75cm" svg:y="-15cm">
          <text:p text:style-name="P1"><text:span text:style-name="T1">MNA32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54" draw:id="id254" draw:layer="layout" svg:width="1cm" svg:height="2cm" svg:x="73.5cm" svg:y="-12cm">
          <text:p text:style-name="P1"><text:span text:style-name="T1">Z16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56" draw:id="id256" draw:layer="layout" svg:width="1cm" svg:height="2cm" svg:x="77.5cm" svg:y="-12cm">
          <text:p text:style-name="P1"><text:span text:style-name="T1">Z16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253" draw:id="id253" draw:layer="layout" svg:width="1cm" svg:height="1cm" svg:x="73.5cm" svg:y="-8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5" draw:id="id255" draw:layer="layout" svg:width="1cm" svg:height="1cm" svg:x="77.5cm" svg:y="-8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4cm" svg:y1="-8.5cm" svg:x2="74cm" svg:y2="-10cm" draw:start-shape="id253" draw:start-glue-point="4" draw:end-shape="id254" draw:end-glue-point="6" svg:d="M74000-8500v-1500" svg:viewBox="0 0 1 1501">
          <text:p/>
        </draw:connector>
        <draw:connector draw:style-name="gr5" draw:text-style-name="P1" draw:layer="layout" svg:x1="74.5cm" svg:y1="-8cm" svg:x2="77.5cm" svg:y2="-8cm" draw:start-shape="id253" draw:start-glue-point="10" draw:end-shape="id255" draw:end-glue-point="6" svg:d="M74500-8000h3000" svg:viewBox="0 0 3001 1">
          <text:p/>
        </draw:connector>
        <draw:connector draw:style-name="gr4" draw:text-style-name="P1" draw:layer="layout" svg:x1="78cm" svg:y1="-10cm" svg:x2="78cm" svg:y2="-8.5cm" draw:start-shape="id256" draw:start-glue-point="6" draw:end-shape="id255" draw:end-glue-point="4" svg:d="M78000-10000v1500" svg:viewBox="0 0 1 1501">
          <text:p/>
        </draw:connector>
        <draw:connector draw:style-name="gr4" draw:text-style-name="P1" draw:layer="layout" svg:x1="71.5cm" svg:y1="-8cm" svg:x2="73.5cm" svg:y2="-8cm" draw:start-shape="id251" draw:start-glue-point="10" draw:end-shape="id253" draw:end-glue-point="6" svg:d="M71500-8000h2000" svg:viewBox="0 0 2001 1">
          <text:p/>
        </draw:connector>
        <draw:custom-shape draw:style-name="gr1" draw:text-style-name="P1" xml:id="id538" draw:id="id538" draw:layer="layout" svg:width="2cm" svg:height="2cm" svg:x="82cm" svg:y="-15cm">
          <text:p text:style-name="P1"><text:span text:style-name="T1">MNA33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58" draw:id="id258" draw:layer="layout" svg:width="1cm" svg:height="2cm" svg:x="80.5cm" svg:y="-12cm">
          <text:p text:style-name="P1"><text:span text:style-name="T1">Z168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60" draw:id="id260" draw:layer="layout" svg:width="1cm" svg:height="2cm" svg:x="84.5cm" svg:y="-12cm">
          <text:p text:style-name="P1"><text:span text:style-name="T1">Z169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257" draw:id="id257" draw:layer="layout" svg:width="1cm" svg:height="1cm" svg:x="80.5cm" svg:y="-8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9" draw:id="id259" draw:layer="layout" svg:width="1cm" svg:height="1cm" svg:x="84.5cm" svg:y="-8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1cm" svg:y1="-8.5cm" svg:x2="81cm" svg:y2="-10cm" draw:start-shape="id257" draw:start-glue-point="4" draw:end-shape="id258" draw:end-glue-point="6" svg:d="M81000-8500v-1500" svg:viewBox="0 0 1 1501">
          <text:p/>
        </draw:connector>
        <draw:connector draw:style-name="gr5" draw:text-style-name="P1" draw:layer="layout" svg:x1="81.5cm" svg:y1="-8cm" svg:x2="84.5cm" svg:y2="-8cm" draw:start-shape="id257" draw:start-glue-point="10" draw:end-shape="id259" draw:end-glue-point="6" svg:d="M81500-8000h3000" svg:viewBox="0 0 3001 1">
          <text:p/>
        </draw:connector>
        <draw:connector draw:style-name="gr4" draw:text-style-name="P1" draw:layer="layout" svg:x1="85cm" svg:y1="-10cm" svg:x2="85cm" svg:y2="-8.5cm" draw:start-shape="id260" draw:start-glue-point="6" draw:end-shape="id259" draw:end-glue-point="4" svg:d="M85000-10000v1500" svg:viewBox="0 0 1 1501">
          <text:p/>
        </draw:connector>
        <draw:custom-shape draw:style-name="gr1" draw:text-style-name="P1" xml:id="id539" draw:id="id539" draw:layer="layout" svg:width="2cm" svg:height="2cm" svg:x="89cm" svg:y="-15cm">
          <text:p text:style-name="P1"><text:span text:style-name="T1">MNA34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62" draw:id="id262" draw:layer="layout" svg:width="1cm" svg:height="2cm" svg:x="87.5cm" svg:y="-12cm">
          <text:p text:style-name="P1"><text:span text:style-name="T1">Z170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64" draw:id="id264" draw:layer="layout" svg:width="1cm" svg:height="2cm" svg:x="91.5cm" svg:y="-12cm">
          <text:p text:style-name="P1"><text:span text:style-name="T1">Z171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261" draw:id="id261" draw:layer="layout" svg:width="1cm" svg:height="1cm" svg:x="87.5cm" svg:y="-8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8cm" svg:y1="-8.5cm" svg:x2="88cm" svg:y2="-10cm" draw:start-shape="id261" draw:start-glue-point="4" draw:end-shape="id262" draw:end-glue-point="6" svg:d="M88000-8500v-1500" svg:viewBox="0 0 1 1501">
          <text:p/>
        </draw:connector>
        <draw:connector draw:style-name="gr5" draw:text-style-name="P1" draw:layer="layout" svg:x1="88.5cm" svg:y1="-8cm" svg:x2="91.5cm" svg:y2="-8cm" draw:start-shape="id261" draw:start-glue-point="10" draw:end-shape="id263" draw:end-glue-point="6" svg:d="M88500-8000h3000" svg:viewBox="0 0 3001 1">
          <text:p/>
        </draw:connector>
        <draw:connector draw:style-name="gr4" draw:text-style-name="P1" draw:layer="layout" svg:x1="92cm" svg:y1="-10cm" svg:x2="92cm" svg:y2="-8.5cm" draw:start-shape="id264" draw:start-glue-point="6" draw:end-shape="id263" draw:end-glue-point="4" svg:d="M92000-10000v1500" svg:viewBox="0 0 1 1501">
          <text:p/>
        </draw:connector>
        <draw:connector draw:style-name="gr4" draw:text-style-name="P1" draw:layer="layout" svg:x1="78.5cm" svg:y1="-8cm" svg:x2="80.5cm" svg:y2="-8cm" draw:start-shape="id255" draw:start-glue-point="10" draw:end-shape="id257" draw:end-glue-point="6" svg:d="M78500-8000h2000" svg:viewBox="0 0 2001 1">
          <text:p/>
        </draw:connector>
        <draw:custom-shape draw:style-name="gr2" draw:text-style-name="P3" xml:id="id263" draw:id="id263" draw:layer="layout" svg:width="1cm" svg:height="1cm" svg:x="91.5cm" svg:y="-8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5.5cm" svg:y1="-8cm" svg:x2="87.5cm" svg:y2="-8cm" draw:start-shape="id259" draw:start-glue-point="10" draw:end-shape="id261" draw:end-glue-point="6" svg:d="M85500-8000h2000" svg:viewBox="0 0 2001 1">
          <text:p/>
        </draw:connector>
        <draw:custom-shape draw:style-name="gr3" draw:text-style-name="P5" xml:id="id269" draw:id="id269" draw:layer="layout" svg:width="1cm" svg:height="2cm" draw:transform="rotate (1.5707963267949) translate (98.5cm -7.5cm)">
          <text:p text:style-name="P1"><text:span text:style-name="T1">Z378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68" draw:id="id268" draw:layer="layout" svg:width="1cm" svg:height="2cm" draw:transform="rotate (1.5707963267949) translate (98.5cm -10cm)">
          <text:p text:style-name="P1"><text:span text:style-name="T1">Z37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66" draw:id="id266" draw:layer="layout" svg:width="1cm" svg:height="2cm" draw:transform="rotate (1.5707963267949) translate (98.5cm -13cm)">
          <text:p text:style-name="P1"><text:span text:style-name="T1">Z37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73" draw:id="id273" draw:layer="layout" svg:width="1cm" svg:height="2cm" draw:transform="rotate (1.5707963267949) translate (105.5cm -13cm)">
          <text:p text:style-name="P1"><text:span text:style-name="T1">Z375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74" draw:id="id274" draw:layer="layout" svg:width="1cm" svg:height="2cm" draw:transform="rotate (1.5707963267949) translate (105.5cm -10cm)">
          <text:p text:style-name="P1"><text:span text:style-name="T1">Z37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1" draw:text-style-name="P1" xml:id="id271" draw:id="id271" draw:layer="layout" svg:width="2cm" svg:height="2cm" svg:x="102cm" svg:y="-14.5cm">
          <text:p text:style-name="P1"><text:span text:style-name="T1">SAR31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2" draw:id="id272" draw:layer="layout" svg:width="2cm" svg:height="2cm" svg:x="102cm" svg:y="-11.5cm">
          <text:p text:style-name="P1"><text:span text:style-name="T1">SAR32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0" draw:id="id270" draw:layer="layout" svg:width="1cm" svg:height="1cm" svg:x="95.5cm" svg:y="-8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92.5cm" svg:y1="-8cm" svg:x2="93.293cm" svg:y2="-6.707cm" draw:start-shape="id263" draw:start-glue-point="10" draw:end-shape="id265" draw:end-glue-point="5" svg:d="M92500-8000h793v1293" svg:viewBox="0 0 794 1294">
          <text:p/>
        </draw:connector>
        <draw:connector draw:style-name="gr4" draw:text-style-name="P1" draw:layer="layout" svg:x1="98.5cm" svg:y1="-13.5cm" svg:x2="96cm" svg:y2="-11cm" draw:start-shape="id266" draw:start-glue-point="4" draw:end-shape="id267" draw:end-glue-point="4" svg:d="M98500-13500h-2500v2500" svg:viewBox="0 0 2501 2501">
          <text:p/>
        </draw:connector>
        <draw:connector draw:style-name="gr4" draw:text-style-name="P1" draw:layer="layout" svg:x1="98.5cm" svg:y1="-10.5cm" svg:x2="96.5cm" svg:y2="-10.5cm" draw:start-shape="id268" draw:end-shape="id267" draw:end-glue-point="10" svg:d="M98500-10500h-2000" svg:viewBox="0 0 2001 1">
          <text:p/>
        </draw:connector>
        <draw:connector draw:style-name="gr4" draw:text-style-name="P1" draw:layer="layout" svg:x1="98.5cm" svg:y1="-8cm" svg:x2="96.5cm" svg:y2="-8cm" draw:start-shape="id269" draw:end-shape="id270" draw:end-glue-point="10" svg:d="M98500-8000h-2000" svg:viewBox="0 0 2001 1">
          <text:p/>
        </draw:connector>
        <draw:connector draw:style-name="gr4" draw:text-style-name="P1" draw:layer="layout" svg:x1="100.5cm" svg:y1="-13.5cm" svg:x2="102cm" svg:y2="-13.5cm" draw:start-shape="id266" draw:start-glue-point="6" draw:end-shape="id271" draw:end-glue-point="6" svg:d="M100500-13500h1500" svg:viewBox="0 0 1501 1">
          <text:p/>
        </draw:connector>
        <draw:connector draw:style-name="gr4" draw:text-style-name="P1" draw:layer="layout" svg:x1="100.5cm" svg:y1="-10.5cm" svg:x2="102cm" svg:y2="-10.5cm" draw:start-shape="id268" draw:end-shape="id272" draw:end-glue-point="6" svg:d="M100500-10500h1500" svg:viewBox="0 0 1501 1">
          <text:p/>
        </draw:connector>
        <draw:connector draw:style-name="gr4" draw:text-style-name="P1" draw:layer="layout" svg:x1="104cm" svg:y1="-13.5cm" svg:x2="105.5cm" svg:y2="-13.5cm" draw:start-shape="id271" draw:start-glue-point="10" draw:end-shape="id273" svg:d="M104000-13500h1500" svg:viewBox="0 0 1501 1">
          <text:p/>
        </draw:connector>
        <draw:connector draw:style-name="gr4" draw:text-style-name="P1" draw:layer="layout" svg:x1="104cm" svg:y1="-10.5cm" svg:x2="105.5cm" svg:y2="-10.5cm" draw:start-shape="id272" draw:start-glue-point="10" draw:end-shape="id274" draw:end-glue-point="4" svg:d="M104000-10500h1500" svg:viewBox="0 0 1501 1">
          <text:p/>
        </draw:connector>
        <draw:custom-shape draw:style-name="gr2" draw:text-style-name="P3" xml:id="id267" draw:id="id267" draw:layer="layout" svg:width="1cm" svg:height="1cm" svg:x="95.5cm" svg:y="-1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6cm" svg:y1="-10cm" svg:x2="96cm" svg:y2="-8.5cm" draw:start-shape="id267" draw:start-glue-point="8" draw:end-shape="id270" draw:end-glue-point="4" svg:d="M96000-10000v1500" svg:viewBox="0 0 1 1501">
          <text:p/>
        </draw:connector>
        <draw:custom-shape draw:style-name="gr2" draw:text-style-name="P3" xml:id="id275" draw:id="id275" draw:layer="layout" svg:width="1cm" svg:height="1cm" svg:x="110cm" svg:y="-1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6" draw:id="id276" draw:layer="layout" svg:width="1cm" svg:height="1cm" svg:x="110cm" svg:y="-14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0.5cm" svg:y1="-8cm" svg:x2="110.5cm" svg:y2="-10cm" draw:start-shape="id269" draw:start-glue-point="6" draw:end-shape="id275" draw:end-glue-point="8" svg:d="M100500-8000h10000v-2000" svg:viewBox="0 0 10001 2001">
          <text:p/>
        </draw:connector>
        <draw:connector draw:style-name="gr4" draw:text-style-name="P1" draw:layer="layout" svg:x1="107.5cm" svg:y1="-10.5cm" svg:x2="110cm" svg:y2="-10.5cm" draw:start-shape="id274" draw:start-glue-point="6" draw:end-shape="id275" draw:end-glue-point="6" svg:d="M107500-10500h2500" svg:viewBox="0 0 2501 1">
          <text:p/>
        </draw:connector>
        <draw:connector draw:style-name="gr4" draw:text-style-name="P1" draw:layer="layout" svg:x1="107.5cm" svg:y1="-13.5cm" svg:x2="110cm" svg:y2="-13.5cm" draw:start-shape="id273" draw:end-shape="id276" draw:end-glue-point="6" svg:d="M107500-13500h2500" svg:viewBox="0 0 2501 1">
          <text:p/>
        </draw:connector>
        <draw:connector draw:style-name="gr4" draw:text-style-name="P1" draw:layer="layout" svg:x1="110.5cm" svg:y1="-11cm" svg:x2="110.5cm" svg:y2="-13cm" draw:start-shape="id275" draw:start-glue-point="4" draw:end-shape="id276" draw:end-glue-point="8" svg:d="M110500-11000v-2000" svg:viewBox="0 0 1 2001">
          <text:p/>
        </draw:connector>
        <draw:custom-shape draw:style-name="gr1" draw:text-style-name="P1" xml:id="id279" draw:id="id279" draw:layer="layout" svg:width="2cm" svg:height="2cm" svg:x="117.5cm" svg:y="-7.5cm">
          <text:p text:style-name="P1"><text:span text:style-name="T1">KPP-GOR-YAR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1" draw:id="id281" draw:layer="layout" svg:width="1cm" svg:height="1cm" svg:x="112cm" svg:y="-13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7" draw:id="id277" draw:layer="layout" svg:width="1cm" svg:height="1cm" svg:x="118cm" svg:y="-13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80" draw:id="id280" draw:layer="layout" svg:width="1cm" svg:height="2cm" draw:transform="rotate (1.5707963267949) translate (113.5cm -6cm)">
          <text:p text:style-name="P1"><text:span text:style-name="T1">Z17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82" draw:id="id282" draw:layer="layout" svg:width="1cm" svg:height="2cm" draw:transform="rotate (1.5707963267949) translate (114.5cm -12cm)">
          <text:p text:style-name="P1"><text:span text:style-name="T1">Z3l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78" draw:id="id278" draw:layer="layout" svg:width="1cm" svg:height="2cm" svg:x="118cm" svg:y="-11cm">
          <text:p text:style-name="P1"><text:span text:style-name="T1">Z2l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118.5cm" svg:y1="-12cm" svg:x2="118.5cm" svg:y2="-11cm" draw:start-shape="id277" draw:start-glue-point="8" draw:end-shape="id278" draw:end-glue-point="4" svg:d="M118500-12000v1000" svg:viewBox="0 0 1 1001">
          <text:p/>
        </draw:connector>
        <draw:connector draw:style-name="gr4" draw:text-style-name="P1" draw:layer="layout" svg:x1="118.5cm" svg:y1="-9cm" svg:x2="118.5cm" svg:y2="-7.5cm" draw:start-shape="id278" draw:start-glue-point="6" draw:end-shape="id279" draw:end-glue-point="4" svg:d="M118500-9000v1500" svg:viewBox="0 0 1 1501">
          <text:p/>
        </draw:connector>
        <draw:connector draw:style-name="gr4" draw:text-style-name="P1" draw:layer="layout" svg:x1="115.5cm" svg:y1="-6.5cm" svg:x2="117.5cm" svg:y2="-6.5cm" draw:start-shape="id280" draw:end-shape="id279" draw:end-glue-point="6" svg:d="M115500-6500h2000" svg:viewBox="0 0 2001 1">
          <text:p/>
        </draw:connector>
        <draw:connector draw:style-name="gr4" draw:text-style-name="P1" draw:layer="layout" svg:x1="112.5cm" svg:y1="-12cm" svg:x2="113.5cm" svg:y2="-6.5cm" draw:start-shape="id281" draw:start-glue-point="8" draw:end-shape="id280" draw:end-glue-point="4" svg:d="M112500-12000v5500h1000" svg:viewBox="0 0 1001 5501">
          <text:p/>
        </draw:connector>
        <draw:connector draw:style-name="gr4" draw:text-style-name="P1" draw:layer="layout" svg:x1="116.5cm" svg:y1="-12.5cm" svg:x2="118cm" svg:y2="-12.5cm" draw:start-shape="id282" draw:start-glue-point="6" draw:end-shape="id277" draw:end-glue-point="6" svg:d="M116500-12500h1500" svg:viewBox="0 0 1501 1">
          <text:p/>
        </draw:connector>
        <draw:connector draw:style-name="gr4" draw:text-style-name="P1" draw:layer="layout" svg:x1="114.5cm" svg:y1="-12.5cm" svg:x2="113cm" svg:y2="-12.5cm" draw:start-shape="id282" draw:end-shape="id281" draw:end-glue-point="1" svg:d="M114500-12500h-1500" svg:viewBox="0 0 1501 1">
          <text:p/>
        </draw:connector>
        <draw:connector draw:style-name="gr4" draw:text-style-name="P1" draw:layer="layout" draw:line-skew="-0.499cm" svg:x1="110.5cm" svg:y1="-14cm" svg:x2="112.5cm" svg:y2="-13cm" draw:start-shape="id276" draw:start-glue-point="4" draw:end-shape="id281" draw:end-glue-point="4" svg:d="M110500-14000v-1000h2000v2000" svg:viewBox="0 0 2001 2001">
          <text:p/>
        </draw:connector>
        <draw:custom-shape draw:name="МН ГОРЬКИЙ-ЯРОСЛАВЛЬ" draw:style-name="gr1" draw:text-style-name="P1" xml:id="id283" draw:id="id283" draw:layer="layout" svg:width="2cm" svg:height="2cm" svg:x="117.5cm" svg:y="-17.5cm">
          <text:p text:style-name="P1"><text:span text:style-name="T1">Ko-GOR-YAR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8.5cm" svg:y1="-15.5cm" svg:x2="118.5cm" svg:y2="-13cm" draw:start-shape="id283" draw:start-glue-point="8" draw:end-shape="id277" draw:end-glue-point="4" svg:d="M118500-15500v2500" svg:viewBox="0 0 1 2501">
          <text:p/>
        </draw:connector>
        <draw:custom-shape draw:style-name="gr3" draw:text-style-name="P5" xml:id="id285" draw:id="id285" draw:layer="layout" svg:width="1cm" svg:height="2cm" draw:transform="rotate (1.5707963267949) translate (64.5cm 1.5cm)">
          <text:p text:style-name="P1"><text:span text:style-name="T1">Z39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63cm" svg:y1="1cm" svg:x2="64.5cm" svg:y2="1cm" draw:start-shape="id284" draw:start-glue-point="6" draw:end-shape="id285" draw:end-glue-point="4" svg:d="M63000 1000h1500" svg:viewBox="0 0 1501 1">
          <text:p/>
        </draw:connector>
        <draw:custom-shape draw:style-name="gr1" draw:text-style-name="P1" xml:id="id540" draw:id="id540" draw:layer="layout" svg:width="2cm" svg:height="2cm" svg:x="72cm" svg:y="-3cm">
          <text:p text:style-name="P1"><text:span text:style-name="T1">MNA1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87" draw:id="id287" draw:layer="layout" svg:width="1cm" svg:height="2cm" svg:x="70.5cm" svg:y="0cm">
          <text:p text:style-name="P1"><text:span text:style-name="T1">Z1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89" draw:id="id289" draw:layer="layout" svg:width="1cm" svg:height="2cm" svg:x="74.5cm" svg:y="0cm">
          <text:p text:style-name="P1"><text:span text:style-name="T1">Z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286" draw:id="id286" draw:layer="layout" svg:width="1cm" svg:height="1cm" svg:x="70.5cm" svg:y="3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8" draw:id="id288" draw:layer="layout" svg:width="1cm" svg:height="1cm" svg:x="74.5cm" svg:y="3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1cm" svg:y1="3.5cm" svg:x2="71cm" svg:y2="2cm" draw:start-shape="id286" draw:start-glue-point="4" draw:end-shape="id287" draw:end-glue-point="6" svg:d="M71000 3500v-1500" svg:viewBox="0 0 1 1501">
          <text:p/>
        </draw:connector>
        <draw:connector draw:style-name="gr5" draw:text-style-name="P1" draw:layer="layout" svg:x1="71.5cm" svg:y1="4cm" svg:x2="74.5cm" svg:y2="4cm" draw:start-shape="id286" draw:start-glue-point="10" draw:end-shape="id288" draw:end-glue-point="6" svg:d="M71500 4000h3000" svg:viewBox="0 0 3001 1">
          <text:p/>
        </draw:connector>
        <draw:connector draw:style-name="gr4" draw:text-style-name="P1" draw:layer="layout" svg:x1="75cm" svg:y1="2cm" svg:x2="75cm" svg:y2="3.5cm" draw:start-shape="id289" draw:start-glue-point="6" draw:end-shape="id288" draw:end-glue-point="4" svg:d="M75000 2000v1500" svg:viewBox="0 0 1 1501">
          <text:p/>
        </draw:connector>
        <draw:custom-shape draw:style-name="gr1" draw:text-style-name="P1" xml:id="id541" draw:id="id541" draw:layer="layout" svg:width="2cm" svg:height="2cm" svg:x="79cm" svg:y="-3cm">
          <text:p text:style-name="P1"><text:span text:style-name="T1">MNA2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91" draw:id="id291" draw:layer="layout" svg:width="1cm" svg:height="2cm" svg:x="77.5cm" svg:y="0cm">
          <text:p text:style-name="P1"><text:span text:style-name="T1">Z3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93" draw:id="id293" draw:layer="layout" svg:width="1cm" svg:height="2cm" svg:x="81.5cm" svg:y="0cm">
          <text:p text:style-name="P1"><text:span text:style-name="T1">Z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290" draw:id="id290" draw:layer="layout" svg:width="1cm" svg:height="1cm" svg:x="77.5cm" svg:y="3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2" draw:id="id292" draw:layer="layout" svg:width="1cm" svg:height="1cm" svg:x="81.5cm" svg:y="3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8cm" svg:y1="3.5cm" svg:x2="78cm" svg:y2="2cm" draw:start-shape="id290" draw:start-glue-point="4" draw:end-shape="id291" draw:end-glue-point="6" svg:d="M78000 3500v-1500" svg:viewBox="0 0 1 1501">
          <text:p/>
        </draw:connector>
        <draw:connector draw:style-name="gr5" draw:text-style-name="P1" draw:layer="layout" svg:x1="78.5cm" svg:y1="4cm" svg:x2="81.5cm" svg:y2="4cm" draw:start-shape="id290" draw:start-glue-point="10" draw:end-shape="id292" draw:end-glue-point="6" svg:d="M78500 4000h3000" svg:viewBox="0 0 3001 1">
          <text:p/>
        </draw:connector>
        <draw:connector draw:style-name="gr4" draw:text-style-name="P1" draw:layer="layout" svg:x1="82cm" svg:y1="2cm" svg:x2="82cm" svg:y2="3.5cm" draw:start-shape="id293" draw:start-glue-point="6" draw:end-shape="id292" draw:end-glue-point="4" svg:d="M82000 2000v1500" svg:viewBox="0 0 1 1501">
          <text:p/>
        </draw:connector>
        <draw:connector draw:style-name="gr4" draw:text-style-name="P1" draw:layer="layout" svg:x1="75.5cm" svg:y1="4cm" svg:x2="77.5cm" svg:y2="4cm" draw:start-shape="id288" draw:start-glue-point="10" draw:end-shape="id290" draw:end-glue-point="6" svg:d="M75500 4000h2000" svg:viewBox="0 0 2001 1">
          <text:p/>
        </draw:connector>
        <draw:custom-shape draw:style-name="gr1" draw:text-style-name="P1" xml:id="id542" draw:id="id542" draw:layer="layout" svg:width="2cm" svg:height="2cm" svg:x="86cm" svg:y="-3cm">
          <text:p text:style-name="P1"><text:span text:style-name="T1">MNA3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95" draw:id="id295" draw:layer="layout" svg:width="1cm" svg:height="2cm" svg:x="84.5cm" svg:y="0cm">
          <text:p text:style-name="P1"><text:span text:style-name="T1">Z5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297" draw:id="id297" draw:layer="layout" svg:width="1cm" svg:height="2cm" svg:x="88.5cm" svg:y="0cm">
          <text:p text:style-name="P1"><text:span text:style-name="T1">Z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294" draw:id="id294" draw:layer="layout" svg:width="1cm" svg:height="1cm" svg:x="84.5cm" svg:y="3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6" draw:id="id296" draw:layer="layout" svg:width="1cm" svg:height="1cm" svg:x="88.5cm" svg:y="3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5cm" svg:y1="3.5cm" svg:x2="85cm" svg:y2="2cm" draw:start-shape="id294" draw:start-glue-point="4" draw:end-shape="id295" draw:end-glue-point="6" svg:d="M85000 3500v-1500" svg:viewBox="0 0 1 1501">
          <text:p/>
        </draw:connector>
        <draw:connector draw:style-name="gr5" draw:text-style-name="P1" draw:layer="layout" svg:x1="85.5cm" svg:y1="4cm" svg:x2="88.5cm" svg:y2="4cm" draw:start-shape="id294" draw:start-glue-point="10" draw:end-shape="id296" draw:end-glue-point="6" svg:d="M85500 4000h3000" svg:viewBox="0 0 3001 1">
          <text:p/>
        </draw:connector>
        <draw:connector draw:style-name="gr4" draw:text-style-name="P1" draw:layer="layout" svg:x1="89cm" svg:y1="2cm" svg:x2="89cm" svg:y2="3.5cm" draw:start-shape="id297" draw:start-glue-point="6" draw:end-shape="id296" draw:end-glue-point="4" svg:d="M89000 2000v1500" svg:viewBox="0 0 1 1501">
          <text:p/>
        </draw:connector>
        <draw:custom-shape draw:style-name="gr1" draw:text-style-name="P1" xml:id="id543" draw:id="id543" draw:layer="layout" svg:width="2cm" svg:height="2cm" svg:x="93cm" svg:y="-3cm">
          <text:p text:style-name="P1"><text:span text:style-name="T1">MNA4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99" draw:id="id299" draw:layer="layout" svg:width="1cm" svg:height="2cm" svg:x="91.5cm" svg:y="0cm">
          <text:p text:style-name="P1"><text:span text:style-name="T1">Z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01" draw:id="id301" draw:layer="layout" svg:width="1cm" svg:height="2cm" svg:x="95.5cm" svg:y="0cm">
          <text:p text:style-name="P1"><text:span text:style-name="T1">Z8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298" draw:id="id298" draw:layer="layout" svg:width="1cm" svg:height="1cm" svg:x="91.5cm" svg:y="3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00" draw:id="id300" draw:layer="layout" svg:width="1cm" svg:height="1cm" svg:x="95.5cm" svg:y="3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2cm" svg:y1="3.5cm" svg:x2="92cm" svg:y2="2cm" draw:start-shape="id298" draw:start-glue-point="4" draw:end-shape="id299" draw:end-glue-point="6" svg:d="M92000 3500v-1500" svg:viewBox="0 0 1 1501">
          <text:p/>
        </draw:connector>
        <draw:connector draw:style-name="gr5" draw:text-style-name="P1" draw:layer="layout" svg:x1="92.5cm" svg:y1="4cm" svg:x2="95.5cm" svg:y2="4cm" draw:start-shape="id298" draw:start-glue-point="10" draw:end-shape="id300" draw:end-glue-point="6" svg:d="M92500 4000h3000" svg:viewBox="0 0 3001 1">
          <text:p/>
        </draw:connector>
        <draw:connector draw:style-name="gr4" draw:text-style-name="P1" draw:layer="layout" svg:x1="96cm" svg:y1="2cm" svg:x2="96cm" svg:y2="3.5cm" draw:start-shape="id301" draw:start-glue-point="6" draw:end-shape="id300" draw:end-glue-point="4" svg:d="M96000 2000v1500" svg:viewBox="0 0 1 1501">
          <text:p/>
        </draw:connector>
        <draw:connector draw:style-name="gr4" draw:text-style-name="P1" draw:layer="layout" svg:x1="82.5cm" svg:y1="4cm" svg:x2="84.5cm" svg:y2="4cm" draw:start-shape="id292" draw:start-glue-point="10" draw:end-shape="id294" draw:end-glue-point="6" svg:d="M82500 4000h2000" svg:viewBox="0 0 2001 1">
          <text:p/>
        </draw:connector>
        <draw:connector draw:style-name="gr4" draw:text-style-name="P1" draw:layer="layout" svg:x1="89.5cm" svg:y1="4cm" svg:x2="91.5cm" svg:y2="4cm" draw:start-shape="id296" draw:start-glue-point="10" draw:end-shape="id298" draw:end-glue-point="6" svg:d="M89500 4000h2000" svg:viewBox="0 0 2001 1">
          <text:p/>
        </draw:connector>
        <draw:custom-shape draw:style-name="gr3" draw:text-style-name="P5" xml:id="id305" draw:id="id305" draw:layer="layout" svg:width="1cm" svg:height="2cm" draw:transform="rotate (1.5707963267949) translate (101.5cm 4.5cm)">
          <text:p text:style-name="P1"><text:span text:style-name="T1">Z188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04" draw:id="id304" draw:layer="layout" svg:width="1cm" svg:height="2cm" draw:transform="rotate (1.5707963267949) translate (101.5cm 2cm)">
          <text:p text:style-name="P1"><text:span text:style-name="T1">Z18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02" draw:id="id302" draw:layer="layout" svg:width="1cm" svg:height="2cm" draw:transform="rotate (1.5707963267949) translate (101.5cm -1cm)">
          <text:p text:style-name="P1"><text:span text:style-name="T1">Z18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09" draw:id="id309" draw:layer="layout" svg:width="1cm" svg:height="2cm" draw:transform="rotate (1.5707963267949) translate (108.5cm -1cm)">
          <text:p text:style-name="P1"><text:span text:style-name="T1">Z185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10" draw:id="id310" draw:layer="layout" svg:width="1cm" svg:height="2cm" draw:transform="rotate (1.5707963267949) translate (108.5cm 2cm)">
          <text:p text:style-name="P1"><text:span text:style-name="T1">Z18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1" draw:text-style-name="P1" xml:id="id307" draw:id="id307" draw:layer="layout" svg:width="2cm" svg:height="2cm" svg:x="105cm" svg:y="-2.5cm">
          <text:p text:style-name="P1"><text:span text:style-name="T1">SAR11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8" draw:id="id308" draw:layer="layout" svg:width="2cm" svg:height="2cm" svg:x="105cm" svg:y="0.5cm">
          <text:p text:style-name="P1"><text:span text:style-name="T1">SAR12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06" draw:id="id306" draw:layer="layout" svg:width="1cm" svg:height="1cm" svg:x="98.5cm" svg:y="3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1.5cm" svg:y1="-1.5cm" svg:x2="99cm" svg:y2="1cm" draw:start-shape="id302" draw:start-glue-point="4" draw:end-shape="id303" draw:end-glue-point="4" svg:d="M101500-1500h-2500v2500" svg:viewBox="0 0 2501 2501">
          <text:p/>
        </draw:connector>
        <draw:connector draw:style-name="gr4" draw:text-style-name="P1" draw:layer="layout" svg:x1="101.5cm" svg:y1="1.5cm" svg:x2="99.5cm" svg:y2="1.5cm" draw:start-shape="id304" draw:end-shape="id303" draw:end-glue-point="10" svg:d="M101500 1500h-2000" svg:viewBox="0 0 2001 1">
          <text:p/>
        </draw:connector>
        <draw:connector draw:style-name="gr4" draw:text-style-name="P1" draw:layer="layout" svg:x1="101.5cm" svg:y1="4cm" svg:x2="99.5cm" svg:y2="4cm" draw:start-shape="id305" draw:end-shape="id306" draw:end-glue-point="10" svg:d="M101500 4000h-2000" svg:viewBox="0 0 2001 1">
          <text:p/>
        </draw:connector>
        <draw:connector draw:style-name="gr4" draw:text-style-name="P1" draw:layer="layout" svg:x1="103.5cm" svg:y1="-1.5cm" svg:x2="105cm" svg:y2="-1.5cm" draw:start-shape="id302" draw:end-shape="id307" draw:end-glue-point="6" svg:d="M103500-1500h1500" svg:viewBox="0 0 1501 1">
          <text:p/>
        </draw:connector>
        <draw:connector draw:style-name="gr4" draw:text-style-name="P1" draw:layer="layout" svg:x1="103.5cm" svg:y1="1.5cm" svg:x2="105cm" svg:y2="1.5cm" draw:start-shape="id304" draw:end-shape="id308" draw:end-glue-point="6" svg:d="M103500 1500h1500" svg:viewBox="0 0 1501 1">
          <text:p/>
        </draw:connector>
        <draw:connector draw:style-name="gr4" draw:text-style-name="P1" draw:layer="layout" svg:x1="107cm" svg:y1="-1.5cm" svg:x2="108.5cm" svg:y2="-1.5cm" draw:start-shape="id307" draw:start-glue-point="10" draw:end-shape="id309" draw:end-glue-point="4" svg:d="M107000-1500h1500" svg:viewBox="0 0 1501 1">
          <text:p/>
        </draw:connector>
        <draw:connector draw:style-name="gr4" draw:text-style-name="P1" draw:layer="layout" svg:x1="107cm" svg:y1="1.5cm" svg:x2="108.5cm" svg:y2="1.5cm" draw:start-shape="id308" draw:start-glue-point="10" draw:end-shape="id310" svg:d="M107000 1500h1500" svg:viewBox="0 0 1501 1">
          <text:p/>
        </draw:connector>
        <draw:custom-shape draw:style-name="gr2" draw:text-style-name="P3" xml:id="id303" draw:id="id303" draw:layer="layout" svg:width="1cm" svg:height="1cm" svg:x="98.5cm" svg:y="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9cm" svg:y1="2cm" svg:x2="99cm" svg:y2="3.5cm" draw:start-shape="id303" draw:start-glue-point="8" draw:end-shape="id306" draw:end-glue-point="4" svg:d="M99000 2000v1500" svg:viewBox="0 0 1 1501">
          <text:p/>
        </draw:connector>
        <draw:custom-shape draw:style-name="gr2" draw:text-style-name="P3" xml:id="id311" draw:id="id311" draw:layer="layout" svg:width="1cm" svg:height="1cm" svg:x="113cm" svg:y="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12" draw:id="id312" draw:layer="layout" svg:width="1cm" svg:height="1cm" svg:x="113cm" svg:y="-2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3.5cm" svg:y1="4cm" svg:x2="113.5cm" svg:y2="2cm" draw:start-shape="id305" draw:start-glue-point="6" draw:end-shape="id311" draw:end-glue-point="8" svg:d="M103500 4000h10000v-2000" svg:viewBox="0 0 10001 2001">
          <text:p/>
        </draw:connector>
        <draw:connector draw:style-name="gr4" draw:text-style-name="P1" draw:layer="layout" svg:x1="110.5cm" svg:y1="1.5cm" svg:x2="113cm" svg:y2="1.5cm" draw:start-shape="id310" draw:end-shape="id311" draw:end-glue-point="6" svg:d="M110500 1500h2500" svg:viewBox="0 0 2501 1">
          <text:p/>
        </draw:connector>
        <draw:connector draw:style-name="gr4" draw:text-style-name="P1" draw:layer="layout" svg:x1="110.5cm" svg:y1="-1.5cm" svg:x2="113cm" svg:y2="-1.5cm" draw:start-shape="id309" draw:end-shape="id312" draw:end-glue-point="6" svg:d="M110500-1500h2500" svg:viewBox="0 0 2501 1">
          <text:p/>
        </draw:connector>
        <draw:connector draw:style-name="gr4" draw:text-style-name="P1" draw:layer="layout" svg:x1="113.5cm" svg:y1="1cm" svg:x2="113.5cm" svg:y2="-1cm" draw:start-shape="id311" draw:start-glue-point="4" draw:end-shape="id312" draw:end-glue-point="8" svg:d="M113500 1000v-2000" svg:viewBox="0 0 1 2001">
          <text:p/>
        </draw:connector>
        <draw:connector draw:style-name="gr5" draw:text-style-name="P1" draw:layer="layout" svg:x1="96.5cm" svg:y1="4cm" svg:x2="97.5cm" svg:y2="5cm" draw:start-shape="id300" draw:start-glue-point="10" draw:end-shape="id313" draw:end-glue-point="4" svg:d="M96500 4000h1000v1000" svg:viewBox="0 0 1001 1001">
          <text:p/>
        </draw:connector>
        <draw:custom-shape draw:style-name="gr1" draw:text-style-name="P1" xml:id="id315" draw:id="id315" draw:layer="layout" svg:width="2cm" svg:height="2cm" svg:x="123cm" svg:y="-2cm">
          <text:p text:style-name="P1"><text:span text:style-name="T1">KPP-GOR-RYAZ-1-LOOP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8" draw:id="id318" draw:layer="layout" svg:width="2cm" svg:height="2cm" svg:x="133cm" svg:y="-2cm">
          <text:p text:style-name="P1"><text:span text:style-name="T1">KPP-GOR-RYAZ-1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21" draw:id="id321" draw:layer="layout" svg:width="1cm" svg:height="2cm" svg:x="117cm" svg:y="2cm">
          <text:p text:style-name="P1"><text:span text:style-name="T1">Z4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16" draw:id="id316" draw:layer="layout" svg:width="1cm" svg:height="2cm" svg:x="123.5cm" svg:y="2cm">
          <text:p text:style-name="P1"><text:span text:style-name="T1">Z29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19" draw:id="id319" draw:layer="layout" svg:width="1cm" svg:height="2cm" svg:x="133.5cm" svg:y="2cm">
          <text:p text:style-name="P1"><text:span text:style-name="T1">Z50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23" draw:id="id323" draw:layer="layout" svg:width="1cm" svg:height="2cm" svg:x="127cm" svg:y="2cm">
          <text:p text:style-name="P1"><text:span text:style-name="T1">Z49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14" draw:id="id314" draw:layer="layout" svg:width="1cm" svg:height="2cm" draw:transform="rotate (1.5707963267949) translate (119.5cm -0.5cm)">
          <text:p text:style-name="P1"><text:span text:style-name="T1">Z28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17" draw:id="id317" draw:layer="layout" svg:width="1cm" svg:height="2cm" draw:transform="rotate (1.5707963267949) translate (129.5cm -0.5cm)">
          <text:p text:style-name="P1"><text:span text:style-name="T1">Z5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121.5cm" svg:y1="-1cm" svg:x2="123cm" svg:y2="-1cm" draw:start-shape="id314" draw:start-glue-point="6" draw:end-shape="id315" draw:end-glue-point="6" svg:d="M121500-1000h1500" svg:viewBox="0 0 1501 1">
          <text:p/>
        </draw:connector>
        <draw:connector draw:style-name="gr4" draw:text-style-name="P1" draw:layer="layout" svg:x1="124cm" svg:y1="0cm" svg:x2="124cm" svg:y2="2cm" draw:start-shape="id315" draw:start-glue-point="8" draw:end-shape="id316" draw:end-glue-point="4" svg:d="M124000 0v2000" svg:viewBox="0 0 1 2001">
          <text:p/>
        </draw:connector>
        <draw:connector draw:style-name="gr4" draw:text-style-name="P1" draw:layer="layout" svg:x1="131.5cm" svg:y1="-1cm" svg:x2="133cm" svg:y2="-1cm" draw:start-shape="id317" draw:end-shape="id318" draw:end-glue-point="6" svg:d="M131500-1000h1500" svg:viewBox="0 0 1501 1">
          <text:p/>
        </draw:connector>
        <draw:connector draw:style-name="gr4" draw:text-style-name="P1" draw:layer="layout" svg:x1="134cm" svg:y1="0cm" svg:x2="134cm" svg:y2="2cm" draw:start-shape="id318" draw:start-glue-point="8" draw:end-shape="id319" draw:end-glue-point="4" svg:d="M134000 0v2000" svg:viewBox="0 0 1 2001">
          <text:p/>
        </draw:connector>
        <draw:custom-shape draw:style-name="gr2" draw:text-style-name="P3" xml:id="id320" draw:id="id320" draw:layer="layout" svg:width="1cm" svg:height="1cm" svg:x="117cm" svg:y="-1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7.5cm" svg:y1="-0.5cm" svg:x2="117.5cm" svg:y2="2cm" draw:start-shape="id320" draw:start-glue-point="8" draw:end-shape="id321" draw:end-glue-point="4" svg:d="M117500-500v2500" svg:viewBox="0 0 1 2501">
          <text:p/>
        </draw:connector>
        <draw:connector draw:style-name="gr4" draw:text-style-name="P1" draw:layer="layout" svg:x1="119.5cm" svg:y1="-1cm" svg:x2="118cm" svg:y2="-1cm" draw:start-shape="id314" draw:end-shape="id320" draw:end-glue-point="10" svg:d="M119500-1000h-1500" svg:viewBox="0 0 1501 1">
          <text:p/>
        </draw:connector>
        <draw:custom-shape draw:style-name="gr2" draw:text-style-name="P3" xml:id="id322" draw:id="id322" draw:layer="layout" svg:width="1cm" svg:height="1cm" svg:x="123.5cm" svg:y="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7.5cm" svg:y1="4cm" svg:x2="123.5cm" svg:y2="5.5cm" draw:start-shape="id321" draw:start-glue-point="6" draw:end-shape="id322" draw:end-glue-point="6" svg:d="M117500 4000v1500h6000" svg:viewBox="0 0 6001 1501">
          <text:p/>
        </draw:connector>
        <draw:connector draw:style-name="gr4" draw:text-style-name="P1" draw:layer="layout" svg:x1="124cm" svg:y1="4cm" svg:x2="124cm" svg:y2="5cm" draw:start-shape="id316" draw:start-glue-point="6" draw:end-shape="id322" draw:end-glue-point="4" svg:d="M124000 4000v1000" svg:viewBox="0 0 1 1001">
          <text:p/>
        </draw:connector>
        <draw:custom-shape draw:style-name="gr2" draw:text-style-name="P3" xml:id="id324" draw:id="id324" draw:layer="layout" svg:width="1cm" svg:height="1cm" svg:x="133.5cm" svg:y="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7.5cm" svg:y1="4cm" svg:x2="133.5cm" svg:y2="5.5cm" draw:start-shape="id323" draw:start-glue-point="6" draw:end-shape="id324" draw:end-glue-point="6" svg:d="M127500 4000v1500h6000" svg:viewBox="0 0 6001 1501">
          <text:p/>
        </draw:connector>
        <draw:connector draw:style-name="gr4" draw:text-style-name="P1" draw:layer="layout" svg:x1="134cm" svg:y1="4cm" svg:x2="134cm" svg:y2="5cm" draw:start-shape="id319" draw:start-glue-point="6" draw:end-shape="id324" draw:end-glue-point="4" svg:d="M134000 4000v1000" svg:viewBox="0 0 1 1001">
          <text:p/>
        </draw:connector>
        <draw:custom-shape draw:style-name="gr2" draw:text-style-name="P3" xml:id="id325" draw:id="id325" draw:layer="layout" svg:width="1cm" svg:height="1cm" svg:x="127cm" svg:y="-1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7.5cm" svg:y1="-0.5cm" svg:x2="127.5cm" svg:y2="2cm" draw:start-shape="id325" draw:start-glue-point="8" draw:end-shape="id323" draw:end-glue-point="4" svg:d="M127500-500v2500" svg:viewBox="0 0 1 2501">
          <text:p/>
        </draw:connector>
        <draw:connector draw:style-name="gr4" draw:text-style-name="P1" draw:layer="layout" svg:x1="128cm" svg:y1="-1cm" svg:x2="129.5cm" svg:y2="-1cm" draw:start-shape="id325" draw:start-glue-point="10" draw:end-shape="id317" svg:d="M128000-1000h1500" svg:viewBox="0 0 1501 1">
          <text:p/>
        </draw:connector>
        <draw:connector draw:style-name="gr4" draw:text-style-name="P1" draw:layer="layout" svg:x1="113.5cm" svg:y1="-2cm" svg:x2="117.146cm" svg:y2="-1.354cm" draw:start-shape="id312" draw:start-glue-point="4" draw:end-shape="id320" draw:end-glue-point="5" svg:d="M113500-2000v-501h3646v1147" svg:viewBox="0 0 3647 1148">
          <text:p/>
        </draw:connector>
        <draw:connector draw:style-name="gr4" draw:text-style-name="P1" draw:layer="layout" draw:line-skew="-0.499cm" svg:x1="117.5cm" svg:y1="-1.5cm" svg:x2="127.5cm" svg:y2="-1.5cm" draw:start-shape="id320" draw:start-glue-point="4" draw:end-shape="id325" draw:end-glue-point="4" svg:d="M117500-1500v-1000h10000v1000" svg:viewBox="0 0 10001 1001">
          <text:p/>
        </draw:connector>
        <draw:custom-shape draw:style-name="gr3" draw:text-style-name="P5" xml:id="id326" draw:id="id326" draw:layer="layout" svg:width="1cm" svg:height="2cm" svg:x="114.5cm" svg:y="5cm">
          <text:p text:style-name="P1"><text:span text:style-name="T1">Z40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117cm" svg:y1="-1cm" svg:x2="115cm" svg:y2="5cm" draw:start-shape="id320" draw:start-glue-point="6" draw:end-shape="id326" draw:end-glue-point="4" svg:d="M117000-1000h-2000v6000" svg:viewBox="0 0 2001 6001">
          <text:p/>
        </draw:connector>
        <draw:custom-shape draw:name="МН ГОРЬКИЙ-РЯЗАНЬ 1 ЛУПИНГ" draw:style-name="gr1" draw:text-style-name="P1" xml:id="id327" draw:id="id327" draw:layer="layout" svg:width="2cm" svg:height="2cm" svg:x="123cm" svg:y="7.5cm">
          <text:p text:style-name="P1"><text:span text:style-name="T1">Ko-GOR-RYAZ1-LOOP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МН ГОРЬКИЙ-РЯЗАНЬ 1" draw:style-name="gr1" draw:text-style-name="P1" xml:id="id328" draw:id="id328" draw:layer="layout" svg:width="2cm" svg:height="2cm" svg:x="133cm" svg:y="7.5cm">
          <text:p text:style-name="P1"><text:span text:style-name="T1">Ko-GOR-RYAZ1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4cm" svg:y1="6cm" svg:x2="124cm" svg:y2="7.5cm" draw:start-shape="id322" draw:start-glue-point="8" draw:end-shape="id327" svg:d="M124000 6000v1500" svg:viewBox="0 0 1 1501">
          <text:p/>
        </draw:connector>
        <draw:connector draw:style-name="gr4" draw:text-style-name="P1" draw:layer="layout" svg:x1="134cm" svg:y1="6cm" svg:x2="134cm" svg:y2="7.5cm" draw:start-shape="id324" draw:start-glue-point="8" draw:end-shape="id328" draw:end-glue-point="4" svg:d="M134000 6000v1500" svg:viewBox="0 0 1 1501">
          <text:p/>
        </draw:connector>
        <draw:custom-shape draw:style-name="gr3" draw:text-style-name="P5" xml:id="id330" draw:id="id330" draw:layer="layout" svg:width="0.98cm" svg:height="2cm" draw:transform="rotate (1.5707963267949) translate (53.5cm 20.98cm)">
          <text:p text:style-name="P1"><text:span text:style-name="T1">Z23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329" draw:id="id329" draw:layer="layout" svg:width="1cm" svg:height="1cm" svg:x="60cm" svg:y="20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8.5cm" svg:y1="23.5cm" svg:x2="60.5cm" svg:y2="21cm" draw:start-shape="id82" draw:start-glue-point="10" draw:end-shape="id329" draw:end-glue-point="8" svg:d="M58500 23500h2000v-2500" svg:viewBox="0 0 2001 2501">
          <text:p/>
        </draw:connector>
        <draw:connector draw:style-name="gr4" draw:text-style-name="P1" draw:layer="layout" svg:x1="60cm" svg:y1="20.5cm" svg:x2="55.5cm" svg:y2="20.49cm" draw:start-shape="id329" draw:start-glue-point="6" draw:end-shape="id330" svg:d="M60000 20500h-2249v-10h-2251" svg:viewBox="0 0 4501 11">
          <text:p/>
        </draw:connector>
        <draw:custom-shape draw:style-name="gr3" draw:text-style-name="P5" xml:id="id331" draw:id="id331" draw:layer="layout" svg:width="0.98cm" svg:height="2cm" draw:transform="rotate (1.5707963267949) translate (64.5cm 20.98cm)">
          <text:p text:style-name="P1"><text:span text:style-name="T1">Z18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61cm" svg:y1="20.5cm" svg:x2="64.5cm" svg:y2="20.49cm" draw:start-shape="id329" draw:start-glue-point="10" draw:end-shape="id331" draw:end-glue-point="4" svg:d="M61000 20500h1751v-10h1749" svg:viewBox="0 0 3501 11">
          <text:p/>
        </draw:connector>
        <draw:custom-shape draw:style-name="gr2" draw:text-style-name="P3" xml:id="id332" draw:id="id332" draw:layer="layout" svg:width="1cm" svg:height="1cm" svg:x="69.5cm" svg:y="20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6.5cm" svg:y1="20.49cm" svg:x2="69.5cm" svg:y2="20.5cm" draw:start-shape="id331" draw:start-glue-point="6" draw:end-shape="id332" draw:end-glue-point="6" svg:d="M66500 20490h1501v10h1499" svg:viewBox="0 0 3001 11">
          <text:p/>
        </draw:connector>
        <draw:connector draw:style-name="gr4" draw:text-style-name="P1" draw:layer="layout" svg:x1="70cm" svg:y1="21cm" svg:x2="70cm" svg:y2="24cm" draw:start-shape="id332" draw:start-glue-point="8" draw:end-shape="id333" draw:end-glue-point="4" svg:d="M70000 21000v3000" svg:viewBox="0 0 1 3001">
          <text:p/>
        </draw:connector>
        <draw:custom-shape draw:style-name="gr3" draw:text-style-name="P5" xml:id="id335" draw:id="id335" draw:layer="layout" svg:width="1cm" svg:height="2cm" draw:transform="rotate (1.5707963267949) translate (65.5cm 10cm)">
          <text:p text:style-name="P1"><text:span text:style-name="T1">Z53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63.5cm" svg:y1="9.5cm" svg:x2="65.5cm" svg:y2="9.5cm" draw:start-shape="id334" draw:start-glue-point="6" draw:end-shape="id335" svg:d="M63500 9500h2000" svg:viewBox="0 0 2001 1">
          <text:p/>
        </draw:connector>
        <draw:custom-shape draw:style-name="gr1" draw:text-style-name="P1" xml:id="id544" draw:id="id544" draw:layer="layout" svg:width="2cm" svg:height="2cm" svg:x="73.1cm" svg:y="7.6cm">
          <text:p text:style-name="P1"><text:span text:style-name="T1">MNA21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37" draw:id="id337" draw:layer="layout" svg:width="1cm" svg:height="2cm" svg:x="71.5cm" svg:y="10.5cm">
          <text:p text:style-name="P1"><text:span text:style-name="T1">Z29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39" draw:id="id339" draw:layer="layout" svg:width="1cm" svg:height="2cm" svg:x="75.5cm" svg:y="10.5cm">
          <text:p text:style-name="P1"><text:span text:style-name="T1">Z295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336" draw:id="id336" draw:layer="layout" svg:width="1cm" svg:height="1cm" svg:x="71.5cm" svg:y="14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38" draw:id="id338" draw:layer="layout" svg:width="1cm" svg:height="1cm" svg:x="75.5cm" svg:y="14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2cm" svg:y1="14cm" svg:x2="72cm" svg:y2="12.5cm" draw:start-shape="id336" draw:start-glue-point="4" draw:end-shape="id337" draw:end-glue-point="6" svg:d="M72000 14000v-1500" svg:viewBox="0 0 1 1501">
          <text:p/>
        </draw:connector>
        <draw:connector draw:style-name="gr5" draw:text-style-name="P1" draw:layer="layout" svg:x1="72.5cm" svg:y1="14.5cm" svg:x2="75.5cm" svg:y2="14.5cm" draw:start-shape="id336" draw:start-glue-point="10" draw:end-shape="id338" draw:end-glue-point="6" svg:d="M72500 14500h3000" svg:viewBox="0 0 3001 1">
          <text:p/>
        </draw:connector>
        <draw:connector draw:style-name="gr4" draw:text-style-name="P1" draw:layer="layout" svg:x1="76cm" svg:y1="12.5cm" svg:x2="76cm" svg:y2="14cm" draw:start-shape="id339" draw:start-glue-point="6" draw:end-shape="id338" draw:end-glue-point="4" svg:d="M76000 12500v1500" svg:viewBox="0 0 1 1501">
          <text:p/>
        </draw:connector>
        <draw:custom-shape draw:style-name="gr1" draw:text-style-name="P1" xml:id="id545" draw:id="id545" draw:layer="layout" svg:width="2cm" svg:height="2cm" svg:x="80.1cm" svg:y="7.6cm">
          <text:p text:style-name="P1"><text:span text:style-name="T1">MNA22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41" draw:id="id341" draw:layer="layout" svg:width="1cm" svg:height="2cm" svg:x="78.6cm" svg:y="10.6cm">
          <text:p text:style-name="P1"><text:span text:style-name="T1">Z29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43" draw:id="id343" draw:layer="layout" svg:width="1cm" svg:height="2cm" svg:x="82.6cm" svg:y="10.6cm">
          <text:p text:style-name="P1"><text:span text:style-name="T1">Z29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340" draw:id="id340" draw:layer="layout" svg:width="1cm" svg:height="1cm" svg:x="78.6cm" svg:y="14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42" draw:id="id342" draw:layer="layout" svg:width="1cm" svg:height="1cm" svg:x="82.6cm" svg:y="14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9.1cm" svg:y1="14cm" svg:x2="79.1cm" svg:y2="12.6cm" draw:start-shape="id340" draw:start-glue-point="4" draw:end-shape="id341" draw:end-glue-point="6" svg:d="M79100 14000v-1400" svg:viewBox="0 0 1 1401">
          <text:p/>
        </draw:connector>
        <draw:connector draw:style-name="gr5" draw:text-style-name="P1" draw:layer="layout" svg:x1="79.6cm" svg:y1="14.5cm" svg:x2="82.6cm" svg:y2="14.5cm" draw:start-shape="id340" draw:start-glue-point="10" draw:end-shape="id342" draw:end-glue-point="6" svg:d="M79600 14500h3000" svg:viewBox="0 0 3001 1">
          <text:p/>
        </draw:connector>
        <draw:connector draw:style-name="gr4" draw:text-style-name="P1" draw:layer="layout" svg:x1="83.1cm" svg:y1="12.6cm" svg:x2="83.1cm" svg:y2="14cm" draw:start-shape="id343" draw:start-glue-point="6" draw:end-shape="id342" draw:end-glue-point="4" svg:d="M83100 12600v1400" svg:viewBox="0 0 1 1401">
          <text:p/>
        </draw:connector>
        <draw:connector draw:style-name="gr4" draw:text-style-name="P1" draw:layer="layout" svg:x1="76.5cm" svg:y1="14.5cm" svg:x2="78.6cm" svg:y2="14.5cm" draw:start-shape="id338" draw:start-glue-point="10" draw:end-shape="id340" draw:end-glue-point="6" svg:d="M76500 14500h2100" svg:viewBox="0 0 2101 1">
          <text:p/>
        </draw:connector>
        <draw:custom-shape draw:style-name="gr1" draw:text-style-name="P1" xml:id="id546" draw:id="id546" draw:layer="layout" svg:width="2cm" svg:height="2cm" svg:x="87.1cm" svg:y="7.6cm">
          <text:p text:style-name="P1"><text:span text:style-name="T1">MNA23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45" draw:id="id345" draw:layer="layout" svg:width="1cm" svg:height="2cm" svg:x="85.6cm" svg:y="10.6cm">
          <text:p text:style-name="P1"><text:span text:style-name="T1">Z298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47" draw:id="id347" draw:layer="layout" svg:width="1cm" svg:height="2cm" svg:x="89.6cm" svg:y="10.6cm">
          <text:p text:style-name="P1"><text:span text:style-name="T1">Z299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344" draw:id="id344" draw:layer="layout" svg:width="1cm" svg:height="1cm" svg:x="85.6cm" svg:y="14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46" draw:id="id346" draw:layer="layout" svg:width="1cm" svg:height="1cm" svg:x="89.6cm" svg:y="14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6.1cm" svg:y1="14cm" svg:x2="86.1cm" svg:y2="12.6cm" draw:start-shape="id344" draw:start-glue-point="4" draw:end-shape="id345" draw:end-glue-point="6" svg:d="M86100 14000v-1400" svg:viewBox="0 0 1 1401">
          <text:p/>
        </draw:connector>
        <draw:connector draw:style-name="gr5" draw:text-style-name="P1" draw:layer="layout" svg:x1="86.6cm" svg:y1="14.5cm" svg:x2="89.6cm" svg:y2="14.5cm" draw:start-shape="id344" draw:start-glue-point="10" draw:end-shape="id346" draw:end-glue-point="6" svg:d="M86600 14500h3000" svg:viewBox="0 0 3001 1">
          <text:p/>
        </draw:connector>
        <draw:connector draw:style-name="gr4" draw:text-style-name="P1" draw:layer="layout" svg:x1="90.1cm" svg:y1="12.6cm" svg:x2="90.1cm" svg:y2="14cm" draw:start-shape="id347" draw:start-glue-point="6" draw:end-shape="id346" draw:end-glue-point="4" svg:d="M90100 12600v1400" svg:viewBox="0 0 1 1401">
          <text:p/>
        </draw:connector>
        <draw:custom-shape draw:style-name="gr1" draw:text-style-name="P1" xml:id="id547" draw:id="id547" draw:layer="layout" svg:width="2cm" svg:height="2cm" svg:x="94.1cm" svg:y="7.6cm">
          <text:p text:style-name="P1"><text:span text:style-name="T1">MNA24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49" draw:id="id349" draw:layer="layout" svg:width="1cm" svg:height="2cm" svg:x="92.6cm" svg:y="10.6cm">
          <text:p text:style-name="P1"><text:span text:style-name="T1">Z300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51" draw:id="id351" draw:layer="layout" svg:width="1cm" svg:height="2cm" svg:x="96.6cm" svg:y="10.6cm">
          <text:p text:style-name="P1"><text:span text:style-name="T1">Z301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348" draw:id="id348" draw:layer="layout" svg:width="1cm" svg:height="1cm" svg:x="92.6cm" svg:y="14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50" draw:id="id350" draw:layer="layout" svg:width="1cm" svg:height="1cm" svg:x="96.6cm" svg:y="14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3.1cm" svg:y1="14cm" svg:x2="93.1cm" svg:y2="12.6cm" draw:start-shape="id348" draw:start-glue-point="4" draw:end-shape="id349" draw:end-glue-point="6" svg:d="M93100 14000v-1400" svg:viewBox="0 0 1 1401">
          <text:p/>
        </draw:connector>
        <draw:connector draw:style-name="gr5" draw:text-style-name="P1" draw:layer="layout" svg:x1="93.6cm" svg:y1="14.5cm" svg:x2="96.6cm" svg:y2="14.5cm" draw:start-shape="id348" draw:start-glue-point="10" draw:end-shape="id350" draw:end-glue-point="6" svg:d="M93600 14500h3000" svg:viewBox="0 0 3001 1">
          <text:p/>
        </draw:connector>
        <draw:connector draw:style-name="gr4" draw:text-style-name="P1" draw:layer="layout" svg:x1="97.1cm" svg:y1="12.6cm" svg:x2="97.1cm" svg:y2="14cm" draw:start-shape="id351" draw:start-glue-point="6" draw:end-shape="id350" draw:end-glue-point="4" svg:d="M97100 12600v1400" svg:viewBox="0 0 1 1401">
          <text:p/>
        </draw:connector>
        <draw:connector draw:style-name="gr4" draw:text-style-name="P1" draw:layer="layout" svg:x1="83.6cm" svg:y1="14.5cm" svg:x2="85.6cm" svg:y2="14.5cm" draw:start-shape="id342" draw:start-glue-point="10" draw:end-shape="id344" draw:end-glue-point="6" svg:d="M83600 14500h2000" svg:viewBox="0 0 2001 1">
          <text:p/>
        </draw:connector>
        <draw:connector draw:style-name="gr4" draw:text-style-name="P1" draw:layer="layout" svg:x1="90.6cm" svg:y1="14.5cm" svg:x2="92.6cm" svg:y2="14.5cm" draw:start-shape="id346" draw:start-glue-point="10" draw:end-shape="id348" draw:end-glue-point="6" svg:d="M90600 14500h2000" svg:viewBox="0 0 2001 1">
          <text:p/>
        </draw:connector>
        <draw:connector draw:style-name="gr4" draw:text-style-name="P1" draw:layer="layout" svg:x1="69.5cm" svg:y1="13cm" svg:x2="71.5cm" svg:y2="14.5cm" draw:start-shape="id352" draw:end-shape="id336" draw:end-glue-point="6" svg:d="M69500 13000v1500h2000" svg:viewBox="0 0 2001 1501">
          <text:p/>
        </draw:connector>
        <draw:custom-shape draw:style-name="gr3" draw:text-style-name="P5" xml:id="id363" draw:id="id363" draw:layer="layout" svg:width="1cm" svg:height="2cm" draw:transform="rotate (1.5707963267949) translate (109cm 10cm)">
          <text:p text:style-name="P1"><text:span text:style-name="T1">Z30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56" draw:id="id356" draw:layer="layout" svg:width="1cm" svg:height="2cm" draw:transform="rotate (1.5707963267949) translate (105.5cm 15cm)">
          <text:p text:style-name="P1"><text:span text:style-name="T1">Z305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53" draw:id="id353" draw:layer="layout" svg:width="1cm" svg:height="2cm" draw:transform="rotate (1.5707963267949) translate (105.5cm 12cm)">
          <text:p text:style-name="P1"><text:span text:style-name="T1">Z30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58" draw:id="id358" draw:layer="layout" svg:width="1cm" svg:height="2cm" draw:transform="rotate (1.5707963267949) translate (112.5cm 12cm)">
          <text:p text:style-name="P1"><text:span text:style-name="T1">Z303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59" draw:id="id359" draw:layer="layout" svg:width="1cm" svg:height="2cm" draw:transform="rotate (1.5707963267949) translate (112.5cm 15cm)">
          <text:p text:style-name="P1"><text:span text:style-name="T1">Z30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1" draw:text-style-name="P1" xml:id="id355" draw:id="id355" draw:layer="layout" svg:width="2cm" svg:height="2cm" svg:x="109cm" svg:y="10.5cm">
          <text:p text:style-name="P1"><text:span text:style-name="T1">SAR21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7" draw:id="id357" draw:layer="layout" svg:width="2cm" svg:height="2cm" svg:x="109cm" svg:y="13.499cm">
          <text:p text:style-name="P1"><text:span text:style-name="T1">SAR22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60" draw:id="id360" draw:layer="layout" svg:width="1cm" svg:height="1cm" svg:x="102.5cm" svg:y="14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5.5cm" svg:y1="11.5cm" svg:x2="103.5cm" svg:y2="11.5cm" draw:start-shape="id353" draw:end-shape="id354" draw:end-glue-point="10" svg:d="M105500 11500h-2000" svg:viewBox="0 0 2001 1">
          <text:p/>
        </draw:connector>
        <draw:connector draw:style-name="gr4" draw:text-style-name="P1" draw:layer="layout" svg:x1="107.5cm" svg:y1="11.5cm" svg:x2="109cm" svg:y2="11.5cm" draw:start-shape="id353" draw:end-shape="id355" draw:end-glue-point="6" svg:d="M107500 11500h1500" svg:viewBox="0 0 1501 1">
          <text:p/>
        </draw:connector>
        <draw:connector draw:style-name="gr4" draw:text-style-name="P1" draw:layer="layout" svg:x1="107.5cm" svg:y1="14.5cm" svg:x2="109cm" svg:y2="14.499cm" draw:start-shape="id356" draw:start-glue-point="6" draw:end-shape="id357" draw:end-glue-point="6" svg:d="M107500 14500h751v-1h749" svg:viewBox="0 0 1501 2">
          <text:p/>
        </draw:connector>
        <draw:connector draw:style-name="gr4" draw:text-style-name="P1" draw:layer="layout" svg:x1="111cm" svg:y1="11.5cm" svg:x2="112.5cm" svg:y2="11.5cm" draw:start-shape="id355" draw:start-glue-point="10" draw:end-shape="id358" draw:end-glue-point="4" svg:d="M111000 11500h1500" svg:viewBox="0 0 1501 1">
          <text:p/>
        </draw:connector>
        <draw:connector draw:style-name="gr4" draw:text-style-name="P1" draw:layer="layout" svg:x1="111cm" svg:y1="14.499cm" svg:x2="112.5cm" svg:y2="14.5cm" draw:start-shape="id357" draw:start-glue-point="10" draw:end-shape="id359" svg:d="M111000 14499h751v1h749" svg:viewBox="0 0 1501 2">
          <text:p/>
        </draw:connector>
        <draw:custom-shape draw:style-name="gr2" draw:text-style-name="P3" xml:id="id354" draw:id="id354" draw:layer="layout" svg:width="1cm" svg:height="1cm" svg:x="102.5cm" svg:y="1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3cm" svg:y1="12cm" svg:x2="103cm" svg:y2="14cm" draw:start-shape="id354" draw:start-glue-point="8" draw:end-shape="id360" draw:end-glue-point="4" svg:d="M103000 12000v2000" svg:viewBox="0 0 1 2001">
          <text:p/>
        </draw:connector>
        <draw:custom-shape draw:style-name="gr3" draw:text-style-name="P5" xml:id="id362" draw:id="id362" draw:layer="layout" svg:width="1cm" svg:height="2cm" draw:transform="rotate (1.5707963267949) translate (99cm 15cm)">
          <text:p text:style-name="P1"><text:span text:style-name="T1">Z308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5" draw:text-style-name="P1" draw:layer="layout" svg:x1="97.1cm" svg:y1="15cm" svg:x2="96.5cm" svg:y2="16.5cm" draw:start-shape="id350" draw:start-glue-point="8" draw:end-shape="id361" draw:end-glue-point="4" svg:d="M97100 15000v751h-600v749" svg:viewBox="0 0 601 1501">
          <text:p/>
        </draw:connector>
        <draw:connector draw:style-name="gr4" draw:text-style-name="P1" draw:layer="layout" svg:x1="105.5cm" svg:y1="14.5cm" svg:x2="103.5cm" svg:y2="14.5cm" draw:start-shape="id356" draw:start-glue-point="4" draw:end-shape="id360" draw:end-glue-point="10" svg:d="M105500 14500h-2000" svg:viewBox="0 0 2001 1">
          <text:p/>
        </draw:connector>
        <draw:connector draw:style-name="gr4" draw:text-style-name="P1" draw:layer="layout" svg:x1="101cm" svg:y1="14.5cm" svg:x2="102.5cm" svg:y2="14.5cm" draw:start-shape="id362" draw:end-shape="id360" draw:end-glue-point="6" svg:d="M101000 14500h1500" svg:viewBox="0 0 1501 1">
          <text:p/>
        </draw:connector>
        <draw:connector draw:style-name="gr4" draw:text-style-name="P1" draw:layer="layout" draw:line-skew="-1.251cm" svg:x1="103.354cm" svg:y1="11.146cm" svg:x2="109cm" svg:y2="9.5cm" draw:start-shape="id354" draw:start-glue-point="11" draw:end-shape="id363" svg:d="M103354 11146h1646v-1646h4000" svg:viewBox="0 0 5647 1647">
          <text:p/>
        </draw:connector>
        <draw:connector draw:style-name="gr4" draw:text-style-name="P1" draw:layer="layout" svg:x1="115cm" svg:y1="7cm" svg:x2="111cm" svg:y2="7cm" draw:start-shape="id326" draw:start-glue-point="6" draw:end-shape="id364" draw:end-glue-point="10" svg:d="M115000 7000v502h-1955v-502h-2045" svg:viewBox="0 0 4001 503">
          <text:p/>
        </draw:connector>
        <draw:custom-shape draw:style-name="gr2" draw:text-style-name="P3" xml:id="id365" draw:id="id365" draw:layer="layout" svg:width="1cm" svg:height="1cm" svg:x="116.5cm" svg:y="1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66" draw:id="id366" draw:layer="layout" svg:width="1cm" svg:height="1cm" svg:x="116.5cm" svg:y="14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1cm" svg:y1="9.5cm" svg:x2="117cm" svg:y2="11cm" draw:start-shape="id363" draw:end-shape="id365" draw:end-glue-point="4" svg:d="M111000 9500h6000v1500" svg:viewBox="0 0 6001 1501">
          <text:p/>
        </draw:connector>
        <draw:connector draw:style-name="gr4" draw:text-style-name="P1" draw:layer="layout" svg:x1="117cm" svg:y1="12cm" svg:x2="117cm" svg:y2="14cm" draw:start-shape="id365" draw:start-glue-point="8" draw:end-shape="id366" draw:end-glue-point="4" svg:d="M117000 12000v2000" svg:viewBox="0 0 1 2001">
          <text:p/>
        </draw:connector>
        <draw:connector draw:style-name="gr4" draw:text-style-name="P1" draw:layer="layout" svg:x1="114.5cm" svg:y1="11.5cm" svg:x2="116.5cm" svg:y2="11.5cm" draw:start-shape="id358" draw:end-shape="id365" draw:end-glue-point="6" svg:d="M114500 11500h2000" svg:viewBox="0 0 2001 1">
          <text:p/>
        </draw:connector>
        <draw:connector draw:style-name="gr4" draw:text-style-name="P1" draw:layer="layout" svg:x1="114.5cm" svg:y1="14.5cm" svg:x2="116.5cm" svg:y2="14.5cm" draw:start-shape="id359" draw:start-glue-point="6" draw:end-shape="id366" draw:end-glue-point="6" svg:d="M114500 14500h2000" svg:viewBox="0 0 2001 1">
          <text:p/>
        </draw:connector>
        <draw:custom-shape draw:style-name="gr3" draw:text-style-name="P5" xml:id="id367" draw:id="id367" draw:layer="layout" svg:width="1cm" svg:height="2cm" draw:transform="rotate (1.5707963267949) translate (109cm 17cm)">
          <text:p text:style-name="P1"><text:span text:style-name="T1">Z30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103cm" svg:y1="15cm" svg:x2="109cm" svg:y2="16.5cm" draw:start-shape="id360" draw:start-glue-point="8" draw:end-shape="id367" svg:d="M103000 15000v1500h6000" svg:viewBox="0 0 6001 1501">
          <text:p/>
        </draw:connector>
        <draw:connector draw:style-name="gr4" draw:text-style-name="P1" draw:layer="layout" svg:x1="116.5cm" svg:y1="16.5cm" svg:x2="111cm" svg:y2="16.5cm" draw:start-shape="id368" draw:start-glue-point="6" draw:end-shape="id367" draw:end-glue-point="6" svg:d="M116500 16500h-5500" svg:viewBox="0 0 5501 1">
          <text:p/>
        </draw:connector>
        <draw:custom-shape draw:style-name="gr2" draw:text-style-name="P3" xml:id="id368" draw:id="id368" draw:layer="layout" svg:width="1cm" svg:height="1cm" svg:x="116.5cm" svg:y="16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7cm" svg:y1="15cm" svg:x2="117cm" svg:y2="16cm" draw:start-shape="id366" draw:start-glue-point="8" draw:end-shape="id368" draw:end-glue-point="4" svg:d="M117000 15000v1000" svg:viewBox="0 0 1 1001">
          <text:p/>
        </draw:connector>
        <draw:custom-shape draw:style-name="gr1" draw:text-style-name="P1" xml:id="id371" draw:id="id371" draw:layer="layout" svg:width="2cm" svg:height="2cm" svg:x="124cm" svg:y="10cm">
          <text:p text:style-name="P1"><text:span text:style-name="T1">KPP-GOR-RYAZ-2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69" draw:id="id369" draw:layer="layout" svg:width="1cm" svg:height="1cm" svg:x="118.5cm" svg:y="16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7.5cm" svg:y1="16.5cm" svg:x2="118.5cm" svg:y2="16.5cm" draw:start-shape="id368" draw:start-glue-point="10" draw:end-shape="id369" draw:end-glue-point="6" svg:d="M117500 16500h1000" svg:viewBox="0 0 1001 1">
          <text:p/>
        </draw:connector>
        <draw:custom-shape draw:style-name="gr3" draw:text-style-name="P5" xml:id="id370" draw:id="id370" draw:layer="layout" svg:width="1cm" svg:height="2cm" svg:x="118.5cm" svg:y="13cm">
          <text:p text:style-name="P1"><text:span text:style-name="T1">Z220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74" draw:id="id374" draw:layer="layout" svg:width="1cm" svg:height="2cm" draw:transform="rotate (1.5707963267949) translate (121.5cm 17cm)">
          <text:p text:style-name="P1"><text:span text:style-name="T1">Z219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72" draw:id="id372" draw:layer="layout" svg:width="1cm" svg:height="2cm" svg:x="124.5cm" svg:y="13cm">
          <text:p text:style-name="P1"><text:span text:style-name="T1">Z501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373" draw:id="id373" draw:layer="layout" svg:width="1cm" svg:height="1cm" svg:x="124.5cm" svg:y="16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9cm" svg:y1="13cm" svg:x2="124cm" svg:y2="11cm" draw:start-shape="id370" draw:start-glue-point="4" draw:end-shape="id371" draw:end-glue-point="6" svg:d="M119000 13000v-2000h5000" svg:viewBox="0 0 5001 2001">
          <text:p/>
        </draw:connector>
        <draw:connector draw:style-name="gr4" draw:text-style-name="P1" draw:layer="layout" svg:x1="125cm" svg:y1="12cm" svg:x2="125cm" svg:y2="13cm" draw:start-shape="id371" draw:start-glue-point="8" draw:end-shape="id372" draw:end-glue-point="4" svg:d="M125000 12000v1000" svg:viewBox="0 0 1 1001">
          <text:p/>
        </draw:connector>
        <draw:connector draw:style-name="gr4" draw:text-style-name="P1" draw:layer="layout" svg:x1="125cm" svg:y1="15cm" svg:x2="125cm" svg:y2="16cm" draw:start-shape="id372" draw:start-glue-point="6" draw:end-shape="id373" draw:end-glue-point="4" svg:d="M125000 15000v1000" svg:viewBox="0 0 1 1001">
          <text:p/>
        </draw:connector>
        <draw:connector draw:style-name="gr4" draw:text-style-name="P1" draw:layer="layout" svg:x1="119cm" svg:y1="15cm" svg:x2="119cm" svg:y2="16cm" draw:start-shape="id370" draw:start-glue-point="6" draw:end-shape="id369" draw:end-glue-point="4" svg:d="M119000 15000v1000" svg:viewBox="0 0 1 1001">
          <text:p/>
        </draw:connector>
        <draw:connector draw:style-name="gr4" draw:text-style-name="P1" draw:layer="layout" svg:x1="119.5cm" svg:y1="16.5cm" svg:x2="121.5cm" svg:y2="16.5cm" draw:start-shape="id369" draw:start-glue-point="10" draw:end-shape="id374" svg:d="M119500 16500h2000" svg:viewBox="0 0 2001 1">
          <text:p/>
        </draw:connector>
        <draw:connector draw:style-name="gr4" draw:text-style-name="P1" draw:layer="layout" svg:x1="123.5cm" svg:y1="16.5cm" svg:x2="124.5cm" svg:y2="16.5cm" draw:start-shape="id374" draw:end-shape="id373" draw:end-glue-point="6" svg:d="M123500 16500h1000" svg:viewBox="0 0 1001 1">
          <text:p/>
        </draw:connector>
        <draw:custom-shape draw:name="МН ГОРЬКИЙ-РЯЗАНЬ 2" draw:style-name="gr1" draw:text-style-name="P1" xml:id="id375" draw:id="id375" draw:layer="layout" svg:width="2cm" svg:height="2cm" svg:x="124cm" svg:y="19.5cm">
          <text:p text:style-name="P1"><text:span text:style-name="T1">Ko-GOR-RYAZ2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5cm" svg:y1="17cm" svg:x2="125cm" svg:y2="19.5cm" draw:start-shape="id373" draw:start-glue-point="8" draw:end-shape="id375" draw:end-glue-point="4" svg:d="M125000 17000v2500" svg:viewBox="0 0 1 2501">
          <text:p/>
        </draw:connector>
        <draw:custom-shape draw:style-name="gr2" draw:text-style-name="P3" xml:id="id183" draw:id="id183" draw:layer="layout" svg:width="1cm" svg:height="1cm" svg:x="72.5cm" svg:y="17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3.5cm" svg:y1="17.5cm" svg:x2="77.5cm" svg:y2="25cm" draw:start-shape="id183" draw:start-glue-point="10" draw:end-shape="id180" draw:end-glue-point="6" svg:d="M73500 17500h2001v7500h1999" svg:viewBox="0 0 4001 7501">
          <text:p/>
        </draw:connector>
        <draw:custom-shape draw:name="АЛЬМЕТЬЕВСК-ГОРЬКИЙ 2" draw:style-name="gr1" draw:text-style-name="P1" xml:id="id381" draw:id="id381" draw:layer="layout" svg:width="2cm" svg:height="2cm" svg:x="147.5cm" svg:y="39cm">
          <text:p text:style-name="P1"><text:span text:style-name="T1">Ki-ALM-GOR-2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76" draw:id="id376" draw:layer="layout" svg:width="1cm" svg:height="2cm" svg:x="148cm" svg:y="32.5cm">
          <text:p text:style-name="P1"><text:span text:style-name="T1">Z38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1" draw:text-style-name="P1" xml:id="id379" draw:id="id379" draw:layer="layout" svg:width="2cm" svg:height="2cm" svg:x="147.5cm" svg:y="29.5cm">
          <text:p text:style-name="P1"><text:span text:style-name="T1">KPP-ALM-GOR-2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80" draw:id="id380" draw:layer="layout" svg:width="1cm" svg:height="2cm" svg:x="143cm" svg:y="32.5cm">
          <text:p text:style-name="P1"><text:span text:style-name="T1">Z3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78" draw:id="id378" draw:layer="layout" svg:width="1cm" svg:height="2cm" draw:transform="rotate (1.5707963267949) translate (145cm 37cm)">
          <text:p text:style-name="P1"><text:span text:style-name="T1">Z8l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377" draw:id="id377" draw:layer="layout" svg:width="1cm" svg:height="1cm" svg:x="148cm" svg:y="36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8.5cm" svg:y1="34.5cm" svg:x2="148.5cm" svg:y2="36cm" draw:start-shape="id376" draw:start-glue-point="6" draw:end-shape="id377" draw:end-glue-point="4" svg:d="M148500 34500v1500" svg:viewBox="0 0 1 1501">
          <text:p/>
        </draw:connector>
        <draw:connector draw:style-name="gr4" draw:text-style-name="P1" draw:layer="layout" svg:x1="148cm" svg:y1="36.5cm" svg:x2="147cm" svg:y2="36.5cm" draw:start-shape="id377" draw:start-glue-point="6" draw:end-shape="id378" svg:d="M148000 36500h-1000" svg:viewBox="0 0 1001 1">
          <text:p/>
        </draw:connector>
        <draw:connector draw:style-name="gr4" draw:text-style-name="P1" draw:layer="layout" svg:x1="148.5cm" svg:y1="31.5cm" svg:x2="148.5cm" svg:y2="32.5cm" draw:start-shape="id379" draw:start-glue-point="8" draw:end-shape="id376" draw:end-glue-point="4" svg:d="M148500 31500v1000" svg:viewBox="0 0 1 1001">
          <text:p/>
        </draw:connector>
        <draw:connector draw:style-name="gr4" draw:text-style-name="P1" draw:layer="layout" svg:x1="147.5cm" svg:y1="30.5cm" svg:x2="143.5cm" svg:y2="32.5cm" draw:start-shape="id379" draw:start-glue-point="6" draw:end-shape="id380" draw:end-glue-point="4" svg:d="M147500 30500h-4000v2000" svg:viewBox="0 0 4001 2001">
          <text:p/>
        </draw:connector>
        <draw:connector draw:style-name="gr4" draw:text-style-name="P1" draw:layer="layout" svg:x1="148.5cm" svg:y1="37cm" svg:x2="148.5cm" svg:y2="39cm" draw:start-shape="id377" draw:start-glue-point="8" draw:end-shape="id381" draw:end-glue-point="4" svg:d="M148500 37000v2000" svg:viewBox="0 0 1 2001">
          <text:p/>
        </draw:connector>
        <draw:custom-shape draw:style-name="gr2" draw:text-style-name="P3" xml:id="id382" draw:id="id382" draw:layer="layout" svg:width="1cm" svg:height="1cm" svg:x="143cm" svg:y="36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3.5cm" svg:y1="34.5cm" svg:x2="143.5cm" svg:y2="36cm" draw:start-shape="id380" draw:start-glue-point="6" draw:end-shape="id382" draw:end-glue-point="4" svg:d="M143500 34500v1500" svg:viewBox="0 0 1 1501">
          <text:p/>
        </draw:connector>
        <draw:connector draw:style-name="gr4" draw:text-style-name="P1" draw:layer="layout" svg:x1="145cm" svg:y1="36.5cm" svg:x2="144cm" svg:y2="36.5cm" draw:start-shape="id378" draw:start-glue-point="4" draw:end-shape="id382" draw:end-glue-point="10" svg:d="M145000 36500h-1000" svg:viewBox="0 0 1001 1">
          <text:p/>
        </draw:connector>
        <draw:custom-shape draw:name="АЛЬМЕТЬЕВСК-ГОРЬКИЙ 3" draw:style-name="gr1" draw:text-style-name="P1" xml:id="id387" draw:id="id387" draw:layer="layout" svg:width="2cm" svg:height="2cm" svg:x="132cm" svg:y="64.5cm">
          <text:p text:style-name="P1"><text:span text:style-name="T1">Ki-ALM-GOR-3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83" draw:id="id383" draw:layer="layout" svg:width="1cm" svg:height="2cm" svg:x="132.5cm" svg:y="58cm">
          <text:p text:style-name="P1"><text:span text:style-name="T1">Z183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1" draw:text-style-name="P1" xml:id="id386" draw:id="id386" draw:layer="layout" svg:width="2cm" svg:height="2cm" svg:x="132cm" svg:y="55cm">
          <text:p text:style-name="P1"><text:span text:style-name="T1">KPP-ALM-GOR-3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85" draw:id="id385" draw:layer="layout" svg:width="1cm" svg:height="2cm" draw:transform="rotate (1.5707963267949) translate (129.5cm 62.5cm)">
          <text:p text:style-name="P1"><text:span text:style-name="T1">Z18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384" draw:id="id384" draw:layer="layout" svg:width="1cm" svg:height="1cm" svg:x="132.5cm" svg:y="61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33cm" svg:y1="60cm" svg:x2="133cm" svg:y2="61.5cm" draw:start-shape="id383" draw:start-glue-point="6" draw:end-shape="id384" draw:end-glue-point="4" svg:d="M133000 60000v1500" svg:viewBox="0 0 1 1501">
          <text:p/>
        </draw:connector>
        <draw:connector draw:style-name="gr4" draw:text-style-name="P1" draw:layer="layout" svg:x1="132.5cm" svg:y1="62cm" svg:x2="131.5cm" svg:y2="62cm" draw:start-shape="id384" draw:start-glue-point="6" draw:end-shape="id385" svg:d="M132500 62000h-1000" svg:viewBox="0 0 1001 1">
          <text:p/>
        </draw:connector>
        <draw:connector draw:style-name="gr4" draw:text-style-name="P1" draw:layer="layout" svg:x1="133cm" svg:y1="57cm" svg:x2="133cm" svg:y2="58cm" draw:start-shape="id386" draw:start-glue-point="8" draw:end-shape="id383" draw:end-glue-point="4" svg:d="M133000 57000v1000" svg:viewBox="0 0 1 1001">
          <text:p/>
        </draw:connector>
        <draw:connector draw:style-name="gr4" draw:text-style-name="P1" draw:layer="layout" svg:x1="133cm" svg:y1="62.5cm" svg:x2="133cm" svg:y2="64.5cm" draw:start-shape="id384" draw:start-glue-point="8" draw:end-shape="id387" draw:end-glue-point="4" svg:d="M133000 62500v2000" svg:viewBox="0 0 1 2001">
          <text:p/>
        </draw:connector>
        <draw:custom-shape draw:style-name="gr2" draw:text-style-name="P3" xml:id="id388" draw:id="id388" draw:layer="layout" svg:width="1cm" svg:height="1cm" svg:x="127.3cm" svg:y="61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9.5cm" svg:y1="62cm" svg:x2="128.3cm" svg:y2="62cm" draw:start-shape="id385" draw:end-shape="id388" draw:end-glue-point="10" svg:d="M129500 62000h-1200" svg:viewBox="0 0 1201 1">
          <text:p/>
        </draw:connector>
        <draw:custom-shape draw:style-name="gr3" draw:text-style-name="P5" xml:id="id389" draw:id="id389" draw:layer="layout" svg:width="1cm" svg:height="2cm" draw:transform="rotate (1.5707963267949) translate (128.7cm 56.5cm)">
          <text:p text:style-name="P1"><text:span text:style-name="T1">Z333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130.7cm" svg:y1="56cm" svg:x2="132cm" svg:y2="56cm" draw:start-shape="id389" draw:end-shape="id386" draw:end-glue-point="6" svg:d="M130700 56000h1300" svg:viewBox="0 0 1301 1">
          <text:p/>
        </draw:connector>
        <draw:connector draw:style-name="gr4" draw:text-style-name="P1" draw:layer="layout" svg:x1="128.7cm" svg:y1="56cm" svg:x2="127.8cm" svg:y2="61.5cm" draw:start-shape="id389" draw:start-glue-point="4" draw:end-shape="id388" draw:end-glue-point="4" svg:d="M128700 56000h-900v5500" svg:viewBox="0 0 901 5501">
          <text:p/>
        </draw:connector>
        <draw:custom-shape draw:name="СУРГУТ-ПОЛОЦК" draw:style-name="gr1" draw:text-style-name="P1" xml:id="id391" draw:id="id391" draw:layer="layout" svg:width="2cm" svg:height="2cm" svg:x="91.5cm" svg:y="44.5cm">
          <text:p text:style-name="P1"><text:span text:style-name="T1">Ki-SURG-POL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90" draw:id="id390" draw:layer="layout" svg:width="1cm" svg:height="1cm" svg:x="92.5cm" svg:y="4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93" draw:id="id393" draw:layer="layout" svg:width="1cm" svg:height="2cm" svg:x="98cm" svg:y="38cm">
          <text:p text:style-name="P1"><text:span text:style-name="T1">Z36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92" draw:id="id392" draw:layer="layout" svg:width="1cm" svg:height="2cm" svg:x="92.5cm" svg:y="37.5cm">
          <text:p text:style-name="P1"><text:span text:style-name="T1">Z363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395" draw:id="id395" draw:layer="layout" svg:width="1cm" svg:height="2cm" draw:transform="rotate (1.5707963267949) translate (95cm 35.5cm)">
          <text:p text:style-name="P1"><text:span text:style-name="T1">Z36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93cm" svg:y1="42cm" svg:x2="92.5cm" svg:y2="44.5cm" draw:start-shape="id390" draw:start-glue-point="8" draw:end-shape="id391" draw:end-glue-point="4" svg:d="M93000 42000v1251h-500v1249" svg:viewBox="0 0 501 2501">
          <text:p/>
        </draw:connector>
        <draw:connector draw:style-name="gr4" draw:text-style-name="P1" draw:layer="layout" svg:x1="93cm" svg:y1="39.5cm" svg:x2="93cm" svg:y2="41cm" draw:start-shape="id392" draw:start-glue-point="6" draw:end-shape="id390" draw:end-glue-point="4" svg:d="M93000 39500v1500" svg:viewBox="0 0 1 1501">
          <text:p/>
        </draw:connector>
        <draw:connector draw:style-name="gr4" draw:text-style-name="P1" draw:layer="layout" svg:x1="93.5cm" svg:y1="41.5cm" svg:x2="98.5cm" svg:y2="40cm" draw:start-shape="id390" draw:start-glue-point="10" draw:end-shape="id393" draw:end-glue-point="6" svg:d="M93500 41500h5000v-1500" svg:viewBox="0 0 5001 1501">
          <text:p/>
        </draw:connector>
        <draw:custom-shape draw:style-name="gr2" draw:text-style-name="P3" xml:id="id394" draw:id="id394" draw:layer="layout" svg:width="1cm" svg:height="1cm" svg:x="100cm" svg:y="33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0.5cm" svg:y1="34.5cm" svg:x2="98.5cm" svg:y2="38cm" draw:start-shape="id394" draw:start-glue-point="8" draw:end-shape="id393" draw:end-glue-point="4" svg:d="M100500 34500v1751h-2000v1749" svg:viewBox="0 0 2001 3501">
          <text:p/>
        </draw:connector>
        <draw:connector draw:style-name="gr4" draw:text-style-name="P1" draw:layer="layout" svg:x1="100cm" svg:y1="34cm" svg:x2="97cm" svg:y2="35cm" draw:start-shape="id394" draw:start-glue-point="6" draw:end-shape="id395" draw:end-glue-point="6" svg:d="M100000 34000h-1499v1000h-1501" svg:viewBox="0 0 3001 1001">
          <text:p/>
        </draw:connector>
        <draw:custom-shape draw:style-name="gr1" draw:text-style-name="P1" xml:id="id396" draw:id="id396" draw:layer="layout" svg:width="2cm" svg:height="2cm" svg:x="92cm" svg:y="34cm">
          <text:p text:style-name="P1"><text:span text:style-name="T1">KPP-SURG-POL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5cm" svg:y1="35cm" svg:x2="94cm" svg:y2="35cm" draw:start-shape="id395" draw:start-glue-point="4" draw:end-shape="id396" draw:end-glue-point="10" svg:d="M95000 35000h-1000" svg:viewBox="0 0 1001 1">
          <text:p/>
        </draw:connector>
        <draw:connector draw:style-name="gr4" draw:text-style-name="P1" draw:layer="layout" svg:x1="93cm" svg:y1="36cm" svg:x2="93cm" svg:y2="37.5cm" draw:start-shape="id396" draw:start-glue-point="8" draw:end-shape="id392" draw:end-glue-point="4" svg:d="M93000 36000v1500" svg:viewBox="0 0 1 1501">
          <text:p/>
        </draw:connector>
        <draw:custom-shape draw:style-name="gr3" draw:text-style-name="P5" xml:id="id397" draw:id="id397" draw:layer="layout" svg:width="1cm" svg:height="2cm" draw:transform="rotate (1.5707963267949) translate (95cm 33cm)">
          <text:p text:style-name="P1"><text:span text:style-name="T1">Z36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100.5cm" svg:y1="33.5cm" svg:x2="97cm" svg:y2="32.5cm" draw:start-shape="id394" draw:start-glue-point="4" draw:end-shape="id397" svg:d="M100500 33500v-1000h-3500" svg:viewBox="0 0 3501 1001">
          <text:p/>
        </draw:connector>
        <draw:custom-shape draw:style-name="gr2" draw:text-style-name="P3" xml:id="id398" draw:id="id398" draw:layer="layout" svg:width="1cm" svg:height="1cm" svg:x="86cm" svg:y="32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5cm" svg:y1="32.5cm" svg:x2="87cm" svg:y2="32.5cm" draw:start-shape="id397" draw:start-glue-point="4" draw:end-shape="id398" draw:end-glue-point="10" svg:d="M95000 32500h-8000" svg:viewBox="0 0 8001 1">
          <text:p/>
        </draw:connector>
        <draw:custom-shape draw:style-name="gr3" draw:text-style-name="P5" xml:id="id399" draw:id="id399" draw:layer="layout" svg:width="1cm" svg:height="2cm" svg:x="86cm" svg:y="29cm">
          <text:p text:style-name="P1"><text:span text:style-name="T1">Z48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00" draw:id="id400" draw:layer="layout" svg:width="1cm" svg:height="2cm" draw:transform="rotate (1.5707963267949) translate (82.5cm 33cm)">
          <text:p text:style-name="P1"><text:span text:style-name="T1">Z481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86.5cm" svg:y1="32cm" svg:x2="86.5cm" svg:y2="31cm" draw:start-shape="id398" draw:start-glue-point="4" draw:end-shape="id399" draw:end-glue-point="6" svg:d="M86500 32000v-1000" svg:viewBox="0 0 1 1001">
          <text:p/>
        </draw:connector>
        <draw:connector draw:style-name="gr4" draw:text-style-name="P1" draw:layer="layout" svg:x1="86cm" svg:y1="32.5cm" svg:x2="84.5cm" svg:y2="32.5cm" draw:start-shape="id398" draw:start-glue-point="6" draw:end-shape="id400" draw:end-glue-point="6" svg:d="M86000 32500h-1500" svg:viewBox="0 0 1501 1">
          <text:p/>
        </draw:connector>
        <draw:connector draw:style-name="gr4" draw:text-style-name="P1" draw:layer="layout" svg:x1="52.5cm" svg:y1="32.5cm" svg:x2="82.5cm" svg:y2="32.5cm" draw:start-shape="id76" draw:start-glue-point="10" draw:end-shape="id400" draw:end-glue-point="4" svg:d="M52500 32500h30000" svg:viewBox="0 0 30001 1">
          <text:p/>
        </draw:connector>
        <draw:connector draw:style-name="gr4" draw:text-style-name="P1" draw:layer="layout" svg:x1="82.5cm" svg:y1="22.99cm" svg:x2="86.5cm" svg:y2="29cm" draw:start-shape="id182" draw:start-glue-point="6" draw:end-shape="id399" draw:end-glue-point="4" svg:d="M82500 22990h4000v6010" svg:viewBox="0 0 4001 6011">
          <text:p/>
        </draw:connector>
        <draw:custom-shape draw:style-name="gr3" draw:text-style-name="P5" xml:id="id402" draw:id="id402" draw:layer="layout" svg:width="1cm" svg:height="2cm" svg:x="137.5cm" svg:y="38.2cm">
          <text:p text:style-name="P1"><text:span text:style-name="T1">Z25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03" draw:id="id403" draw:layer="layout" svg:width="1cm" svg:height="2cm" svg:x="140.5cm" svg:y="38.1cm">
          <text:p text:style-name="P1"><text:span text:style-name="T1">Z250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401" draw:id="id401" draw:layer="layout" svg:width="1cm" svg:height="1cm" svg:x="140.5cm" svg:y="36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3cm" svg:y1="36.5cm" svg:x2="141.5cm" svg:y2="36.5cm" draw:start-shape="id382" draw:start-glue-point="6" draw:end-shape="id401" draw:end-glue-point="10" svg:d="M143000 36500h-1500" svg:viewBox="0 0 1501 1">
          <text:p/>
        </draw:connector>
        <draw:connector draw:style-name="gr4" draw:text-style-name="P1" draw:layer="layout" svg:x1="140.5cm" svg:y1="36.5cm" svg:x2="138cm" svg:y2="38.2cm" draw:start-shape="id401" draw:start-glue-point="6" draw:end-shape="id402" draw:end-glue-point="4" svg:d="M140500 36500h-2500v1700" svg:viewBox="0 0 2501 1701">
          <text:p/>
        </draw:connector>
        <draw:connector draw:style-name="gr4" draw:text-style-name="P1" draw:layer="layout" svg:x1="141cm" svg:y1="37cm" svg:x2="141cm" svg:y2="38.1cm" draw:start-shape="id401" draw:start-glue-point="8" draw:end-shape="id403" draw:end-glue-point="4" svg:d="M141000 37000v1100" svg:viewBox="0 0 1 1101">
          <text:p/>
        </draw:connector>
        <draw:custom-shape draw:style-name="gr1" draw:text-style-name="P1" xml:id="id404" draw:id="id404" draw:layer="layout" svg:width="2cm" svg:height="2cm" svg:x="140cm" svg:y="41.5cm">
          <text:p text:style-name="P1"><text:span text:style-name="T1">SAR41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5" draw:id="id405" draw:layer="layout" svg:width="2cm" svg:height="2cm" svg:x="137cm" svg:y="41.5cm">
          <text:p text:style-name="P1"><text:span text:style-name="T1">SAR42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1cm" svg:y1="40.1cm" svg:x2="141cm" svg:y2="41.5cm" draw:start-shape="id403" draw:start-glue-point="6" draw:end-shape="id404" draw:end-glue-point="4" svg:d="M141000 40100v1400" svg:viewBox="0 0 1 1401">
          <text:p/>
        </draw:connector>
        <draw:connector draw:style-name="gr4" draw:text-style-name="P1" draw:layer="layout" svg:x1="138cm" svg:y1="40.2cm" svg:x2="138cm" svg:y2="41.5cm" draw:start-shape="id402" draw:start-glue-point="6" draw:end-shape="id405" draw:end-glue-point="4" svg:d="M138000 40200v1300" svg:viewBox="0 0 1 1301">
          <text:p/>
        </draw:connector>
        <draw:custom-shape draw:style-name="gr3" draw:text-style-name="P5" xml:id="id406" draw:id="id406" draw:layer="layout" svg:width="1cm" svg:height="2cm" svg:x="140.5cm" svg:y="44.5cm">
          <text:p text:style-name="P1"><text:span text:style-name="T1">Z251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07" draw:id="id407" draw:layer="layout" svg:width="1cm" svg:height="2cm" svg:x="137.5cm" svg:y="44.5cm">
          <text:p text:style-name="P1"><text:span text:style-name="T1">Z253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141cm" svg:y1="43.5cm" svg:x2="141cm" svg:y2="44.5cm" draw:start-shape="id404" draw:start-glue-point="8" draw:end-shape="id406" draw:end-glue-point="4" svg:d="M141000 43500v1000" svg:viewBox="0 0 1 1001">
          <text:p/>
        </draw:connector>
        <draw:connector draw:style-name="gr4" draw:text-style-name="P1" draw:layer="layout" svg:x1="138cm" svg:y1="43.5cm" svg:x2="138cm" svg:y2="44.5cm" draw:start-shape="id405" draw:start-glue-point="8" draw:end-shape="id407" draw:end-glue-point="4" svg:d="M138000 43500v1000" svg:viewBox="0 0 1 1001">
          <text:p/>
        </draw:connector>
        <draw:custom-shape draw:style-name="gr2" draw:text-style-name="P3" xml:id="id408" draw:id="id408" draw:layer="layout" svg:width="1cm" svg:height="1cm" svg:x="137.5cm" svg:y="47.6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1cm" svg:y1="46.5cm" svg:x2="138.5cm" svg:y2="48.1cm" draw:start-shape="id406" draw:start-glue-point="6" draw:end-shape="id408" draw:end-glue-point="10" svg:d="M141000 46500v1600h-2500" svg:viewBox="0 0 2501 1601">
          <text:p/>
        </draw:connector>
        <draw:connector draw:style-name="gr4" draw:text-style-name="P1" draw:layer="layout" svg:x1="138cm" svg:y1="46.5cm" svg:x2="138cm" svg:y2="47.6cm" draw:start-shape="id407" draw:start-glue-point="6" draw:end-shape="id408" draw:end-glue-point="4" svg:d="M138000 46500v1100" svg:viewBox="0 0 1 1101">
          <text:p/>
        </draw:connector>
        <draw:custom-shape draw:style-name="gr2" draw:text-style-name="P3" xml:id="id409" draw:id="id409" draw:layer="layout" svg:width="1cm" svg:height="1cm" svg:x="135cm" svg:y="47.6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10" draw:id="id410" draw:layer="layout" svg:width="1cm" svg:height="2cm" svg:x="135cm" svg:y="49.7cm">
          <text:p text:style-name="P1"><text:span text:style-name="T1">Z240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135.5cm" svg:y1="48.6cm" svg:x2="135.5cm" svg:y2="49.7cm" draw:start-shape="id409" draw:start-glue-point="8" draw:end-shape="id410" draw:end-glue-point="4" svg:d="M135500 48600v1100" svg:viewBox="0 0 1 1101">
          <text:p/>
        </draw:connector>
        <draw:connector draw:style-name="gr4" draw:text-style-name="P1" draw:layer="layout" svg:x1="136cm" svg:y1="48.1cm" svg:x2="137.5cm" svg:y2="48.1cm" draw:start-shape="id409" draw:start-glue-point="10" draw:end-shape="id408" draw:end-glue-point="6" svg:d="M136000 48100h1500" svg:viewBox="0 0 1501 1">
          <text:p/>
        </draw:connector>
        <draw:custom-shape draw:style-name="gr3" draw:text-style-name="P5" xml:id="id413" draw:id="id413" draw:layer="layout" svg:width="1cm" svg:height="2cm" svg:x="117.5cm" svg:y="57.7cm">
          <text:p text:style-name="P1"><text:span text:style-name="T1">Z258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11" draw:id="id411" draw:layer="layout" svg:width="1cm" svg:height="2cm" svg:x="120.5cm" svg:y="57.6cm">
          <text:p text:style-name="P1"><text:span text:style-name="T1">Z25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1" draw:text-style-name="P1" xml:id="id412" draw:id="id412" draw:layer="layout" svg:width="2cm" svg:height="2cm" svg:x="120cm" svg:y="61cm">
          <text:p text:style-name="P1"><text:span text:style-name="T1">SAR51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4" draw:id="id414" draw:layer="layout" svg:width="2cm" svg:height="2cm" svg:x="117cm" svg:y="61cm">
          <text:p text:style-name="P1"><text:span text:style-name="T1">SAR52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1cm" svg:y1="59.6cm" svg:x2="121cm" svg:y2="61cm" draw:start-shape="id411" draw:start-glue-point="6" draw:end-shape="id412" draw:end-glue-point="4" svg:d="M121000 59600v1400" svg:viewBox="0 0 1 1401">
          <text:p/>
        </draw:connector>
        <draw:connector draw:style-name="gr4" draw:text-style-name="P1" draw:layer="layout" svg:x1="118cm" svg:y1="59.7cm" svg:x2="118cm" svg:y2="61cm" draw:start-shape="id413" draw:start-glue-point="6" draw:end-shape="id414" draw:end-glue-point="4" svg:d="M118000 59700v1300" svg:viewBox="0 0 1 1301">
          <text:p/>
        </draw:connector>
        <draw:custom-shape draw:style-name="gr3" draw:text-style-name="P5" xml:id="id415" draw:id="id415" draw:layer="layout" svg:width="1cm" svg:height="2cm" svg:x="120.5cm" svg:y="64cm">
          <text:p text:style-name="P1"><text:span text:style-name="T1">Z255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16" draw:id="id416" draw:layer="layout" svg:width="1cm" svg:height="2cm" svg:x="117.5cm" svg:y="64cm">
          <text:p text:style-name="P1"><text:span text:style-name="T1">Z25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121cm" svg:y1="63cm" svg:x2="121cm" svg:y2="64cm" draw:start-shape="id412" draw:start-glue-point="8" draw:end-shape="id415" draw:end-glue-point="4" svg:d="M121000 63000v1000" svg:viewBox="0 0 1 1001">
          <text:p/>
        </draw:connector>
        <draw:connector draw:style-name="gr4" draw:text-style-name="P1" draw:layer="layout" svg:x1="118cm" svg:y1="63cm" svg:x2="118cm" svg:y2="64cm" draw:start-shape="id414" draw:start-glue-point="8" draw:end-shape="id416" draw:end-glue-point="4" svg:d="M118000 63000v1000" svg:viewBox="0 0 1 1001">
          <text:p/>
        </draw:connector>
        <draw:custom-shape draw:style-name="gr2" draw:text-style-name="P3" xml:id="id417" draw:id="id417" draw:layer="layout" svg:width="1cm" svg:height="1cm" svg:x="123cm" svg:y="67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18" draw:id="id418" draw:layer="layout" svg:width="1cm" svg:height="2cm" svg:x="123cm" svg:y="61cm">
          <text:p text:style-name="P1"><text:span text:style-name="T1">Z25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127.8cm" svg:y1="62.5cm" svg:x2="124cm" svg:y2="68cm" draw:start-shape="id388" draw:start-glue-point="8" draw:end-shape="id417" draw:end-glue-point="10" svg:d="M127800 62500v5500h-3800" svg:viewBox="0 0 3801 5501">
          <text:p/>
        </draw:connector>
        <draw:connector draw:style-name="gr4" draw:text-style-name="P1" draw:layer="layout" svg:x1="123cm" svg:y1="68cm" svg:x2="118cm" svg:y2="66cm" draw:start-shape="id417" draw:start-glue-point="6" draw:end-shape="id416" draw:end-glue-point="6" svg:d="M123000 68000h-5000v-2000" svg:viewBox="0 0 5001 2001">
          <text:p/>
        </draw:connector>
        <draw:connector draw:style-name="gr4" draw:text-style-name="P1" draw:layer="layout" svg:x1="123.146cm" svg:y1="67.646cm" svg:x2="121cm" svg:y2="66cm" draw:start-shape="id417" draw:start-glue-point="5" draw:end-shape="id415" draw:end-glue-point="6" svg:d="M123146 67646v-895h-2146v-751" svg:viewBox="0 0 2147 1647">
          <text:p/>
        </draw:connector>
        <draw:connector draw:style-name="gr4" draw:text-style-name="P1" draw:layer="layout" svg:x1="123.5cm" svg:y1="63cm" svg:x2="123.5cm" svg:y2="67.5cm" draw:start-shape="id418" draw:start-glue-point="6" draw:end-shape="id417" draw:end-glue-point="4" svg:d="M123500 63000v4500" svg:viewBox="0 0 1 4501">
          <text:p/>
        </draw:connector>
        <draw:custom-shape draw:style-name="gr2" draw:text-style-name="P3" xml:id="id419" draw:id="id419" draw:layer="layout" svg:width="1cm" svg:height="1cm" svg:x="120.5cm" svg:y="5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3.5cm" svg:y1="61cm" svg:x2="121.5cm" svg:y2="55.5cm" draw:start-shape="id418" draw:start-glue-point="4" draw:end-shape="id419" draw:end-glue-point="10" svg:d="M123500 61000v-5500h-2000" svg:viewBox="0 0 2001 5501">
          <text:p/>
        </draw:connector>
        <draw:custom-shape draw:style-name="gr2" draw:text-style-name="P3" xml:id="id420" draw:id="id420" draw:layer="layout" svg:width="1cm" svg:height="1cm" svg:x="117.5cm" svg:y="5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21" draw:id="id421" draw:layer="layout" svg:width="1cm" svg:height="1cm" svg:x="115cm" svg:y="5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1cm" svg:y1="57.6cm" svg:x2="121cm" svg:y2="56cm" draw:start-shape="id411" draw:start-glue-point="4" draw:end-shape="id419" draw:end-glue-point="8" svg:d="M121000 57600v-1600" svg:viewBox="0 0 1 1601">
          <text:p/>
        </draw:connector>
        <draw:connector draw:style-name="gr4" draw:text-style-name="P1" draw:layer="layout" svg:x1="118cm" svg:y1="57.7cm" svg:x2="118cm" svg:y2="56cm" draw:start-shape="id413" draw:start-glue-point="4" draw:end-shape="id420" draw:end-glue-point="8" svg:d="M118000 57700v-1700" svg:viewBox="0 0 1 1701">
          <text:p/>
        </draw:connector>
        <draw:connector draw:style-name="gr4" draw:text-style-name="P1" draw:layer="layout" svg:x1="120.5cm" svg:y1="55.5cm" svg:x2="118.5cm" svg:y2="55.5cm" draw:start-shape="id419" draw:start-glue-point="6" draw:end-shape="id420" draw:end-glue-point="10" svg:d="M120500 55500h-2000" svg:viewBox="0 0 2001 1">
          <text:p/>
        </draw:connector>
        <draw:connector draw:style-name="gr4" draw:text-style-name="P1" draw:layer="layout" svg:x1="117.5cm" svg:y1="55.5cm" svg:x2="116cm" svg:y2="55.5cm" draw:start-shape="id420" draw:start-glue-point="6" draw:end-shape="id421" draw:end-glue-point="10" svg:d="M117500 55500h-1500" svg:viewBox="0 0 1501 1">
          <text:p/>
        </draw:connector>
        <draw:connector draw:style-name="gr4" draw:text-style-name="P1" draw:layer="layout" svg:x1="135.5cm" svg:y1="51.7cm" svg:x2="115.5cm" svg:y2="55cm" draw:start-shape="id410" draw:start-glue-point="6" draw:end-shape="id421" draw:end-glue-point="4" svg:d="M135500 51700v1651h-20000v1649" svg:viewBox="0 0 20001 3301">
          <text:p/>
        </draw:connector>
        <draw:custom-shape draw:style-name="gr3" draw:text-style-name="P5" xml:id="id422" draw:id="id422" draw:layer="layout" svg:width="1cm" svg:height="2cm" svg:x="130.5cm" svg:y="42.5cm">
          <text:p text:style-name="P1"><text:span text:style-name="T1">Z223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23" draw:id="id423" draw:layer="layout" svg:width="1cm" svg:height="2cm" svg:x="127cm" svg:y="44cm">
          <text:p text:style-name="P1"><text:span text:style-name="T1">Z22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24" draw:id="id424" draw:layer="layout" svg:width="1cm" svg:height="2cm" svg:x="122.5cm" svg:y="42.5cm">
          <text:p text:style-name="P1"><text:span text:style-name="T1">Z225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25" draw:id="id425" draw:layer="layout" svg:width="1cm" svg:height="2cm" svg:x="119cm" svg:y="44cm">
          <text:p text:style-name="P1"><text:span text:style-name="T1">Z22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26" draw:id="id426" draw:layer="layout" svg:width="1cm" svg:height="2cm" svg:x="116cm" svg:y="42.5cm">
          <text:p text:style-name="P1"><text:span text:style-name="T1">Z22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27" draw:id="id427" draw:layer="layout" svg:width="1cm" svg:height="2cm" svg:x="112.5cm" svg:y="44cm">
          <text:p text:style-name="P1"><text:span text:style-name="T1">Z228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draw:line-skew="-0.999cm" svg:x1="131cm" svg:y1="42.5cm" svg:x2="127.5cm" svg:y2="44cm" draw:start-shape="id422" draw:start-glue-point="4" draw:end-shape="id423" draw:end-glue-point="4" svg:d="M131000 42500v-1500h-3500v3000" svg:viewBox="0 0 3501 3001">
          <text:p/>
        </draw:connector>
        <draw:connector draw:style-name="gr4" draw:text-style-name="P1" draw:layer="layout" draw:line-skew="-0.999cm" svg:x1="123cm" svg:y1="42.5cm" svg:x2="119.5cm" svg:y2="44cm" draw:start-shape="id424" draw:start-glue-point="4" draw:end-shape="id425" draw:end-glue-point="4" svg:d="M123000 42500v-1500h-3500v3000" svg:viewBox="0 0 3501 3001">
          <text:p/>
        </draw:connector>
        <draw:connector draw:style-name="gr4" draw:text-style-name="P1" draw:layer="layout" draw:line-skew="-0.999cm" svg:x1="116.5cm" svg:y1="42.5cm" svg:x2="113cm" svg:y2="44cm" draw:start-shape="id426" draw:start-glue-point="4" draw:end-shape="id427" draw:end-glue-point="4" svg:d="M116500 42500v-1500h-3500v3000" svg:viewBox="0 0 3501 3001">
          <text:p/>
        </draw:connector>
        <draw:connector draw:style-name="gr4" draw:text-style-name="P1" draw:layer="layout" svg:x1="135cm" svg:y1="48.1cm" svg:x2="131cm" svg:y2="44.5cm" draw:start-shape="id409" draw:start-glue-point="6" draw:end-shape="id422" draw:end-glue-point="6" svg:d="M135000 48100h-4000v-3600" svg:viewBox="0 0 4001 3601">
          <text:p/>
        </draw:connector>
        <draw:connector draw:style-name="gr4" draw:text-style-name="P1" draw:layer="layout" svg:x1="135cm" svg:y1="48.1cm" svg:x2="123cm" svg:y2="44.5cm" draw:start-shape="id409" draw:start-glue-point="6" draw:end-shape="id424" draw:end-glue-point="6" svg:d="M135000 48100h-12000v-3600" svg:viewBox="0 0 12001 3601">
          <text:p/>
        </draw:connector>
        <draw:connector draw:style-name="gr4" draw:text-style-name="P1" draw:layer="layout" svg:x1="135cm" svg:y1="48.1cm" svg:x2="116.5cm" svg:y2="44.5cm" draw:start-shape="id409" draw:start-glue-point="6" draw:end-shape="id426" draw:end-glue-point="6" svg:d="M135000 48100h-18500v-3600" svg:viewBox="0 0 18501 3601">
          <text:p/>
        </draw:connector>
        <draw:custom-shape draw:style-name="gr3" draw:text-style-name="P5" xml:id="id333" draw:id="id333" draw:layer="layout" svg:width="1cm" svg:height="2cm" svg:x="69.5cm" svg:y="24cm">
          <text:p text:style-name="P1"><text:span text:style-name="T1">Z259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428" draw:id="id428" draw:layer="layout" svg:width="1cm" svg:height="1cm" svg:x="106cm" svg:y="48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7.5cm" svg:y1="46cm" svg:x2="107cm" svg:y2="49cm" draw:start-shape="id423" draw:start-glue-point="6" draw:end-shape="id428" draw:end-glue-point="10" svg:d="M127500 46000v3000h-20500" svg:viewBox="0 0 20501 3001">
          <text:p/>
        </draw:connector>
        <draw:connector draw:style-name="gr4" draw:text-style-name="P1" draw:layer="layout" svg:x1="119.5cm" svg:y1="46cm" svg:x2="107cm" svg:y2="49cm" draw:start-shape="id425" draw:start-glue-point="6" draw:end-shape="id428" draw:end-glue-point="10" svg:d="M119500 46000v3000h-12500" svg:viewBox="0 0 12501 3001">
          <text:p/>
        </draw:connector>
        <draw:connector draw:style-name="gr4" draw:text-style-name="P1" draw:layer="layout" svg:x1="113cm" svg:y1="46cm" svg:x2="107cm" svg:y2="49cm" draw:start-shape="id427" draw:start-glue-point="6" draw:end-shape="id428" draw:end-glue-point="10" svg:d="M113000 46000v3000h-6000" svg:viewBox="0 0 6001 3001">
          <text:p/>
        </draw:connector>
        <draw:connector draw:style-name="gr4" draw:text-style-name="P1" draw:layer="layout" draw:line-skew="-14.751cm" svg:x1="70.5cm" svg:y1="20.5cm" svg:x2="106cm" svg:y2="49cm" draw:start-shape="id332" draw:start-glue-point="10" draw:end-shape="id428" draw:end-glue-point="6" svg:d="M70500 20500h3000v28500h32500" svg:viewBox="0 0 35501 28501">
          <text:p/>
        </draw:connector>
        <draw:custom-shape draw:style-name="gr3" draw:text-style-name="P5" xml:id="id430" draw:id="id430" draw:layer="layout" svg:width="1cm" svg:height="2cm" draw:transform="rotate (1.5707963267949) translate (82.1cm 57.9cm)">
          <text:p text:style-name="P1"><text:span text:style-name="T1">Z281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33" draw:id="id433" draw:layer="layout" svg:width="1cm" svg:height="2cm" draw:transform="rotate (1.5707963267949) translate (80.6cm 60.4cm)">
          <text:p text:style-name="P1"><text:span text:style-name="T1">Z28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31" draw:id="id431" draw:layer="layout" svg:width="1cm" svg:height="2cm" draw:transform="rotate (1.5707963267949) translate (82.1cm 62.4cm)">
          <text:p text:style-name="P1"><text:span text:style-name="T1">Z28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34" draw:id="id434" draw:layer="layout" svg:width="1cm" svg:height="2cm" draw:transform="rotate (1.5707963267949) translate (80.6cm 64.9cm)">
          <text:p text:style-name="P1"><text:span text:style-name="T1">Z285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32" draw:id="id432" draw:layer="layout" svg:width="1cm" svg:height="2cm" draw:transform="rotate (1.5707963267949) translate (82.1cm 66.4cm)">
          <text:p text:style-name="P1"><text:span text:style-name="T1">Z28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35" draw:id="id435" draw:layer="layout" svg:width="1cm" svg:height="2cm" draw:transform="rotate (1.5707963267949) translate (80.6cm 68.9cm)">
          <text:p text:style-name="P1"><text:span text:style-name="T1">Z28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429" draw:id="id429" draw:layer="layout" svg:width="1cm" svg:height="1cm" svg:x="86.6cm" svg:y="54.9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5cm" svg:y1="55.5cm" svg:x2="87.6cm" svg:y2="55.4cm" draw:start-shape="id421" draw:start-glue-point="6" draw:end-shape="id429" draw:end-glue-point="10" svg:d="M115000 55500h-13699v-100h-13701" svg:viewBox="0 0 27401 101">
          <text:p/>
        </draw:connector>
        <draw:connector draw:style-name="gr4" draw:text-style-name="P1" draw:layer="layout" svg:x1="86.6cm" svg:y1="55.4cm" svg:x2="84.1cm" svg:y2="57.4cm" draw:start-shape="id429" draw:start-glue-point="6" draw:end-shape="id430" svg:d="M86600 55400h-1249v2000h-1251" svg:viewBox="0 0 2501 2001">
          <text:p/>
        </draw:connector>
        <draw:connector draw:style-name="gr4" draw:text-style-name="P1" draw:layer="layout" svg:x1="86.6cm" svg:y1="55.4cm" svg:x2="84.1cm" svg:y2="61.9cm" draw:start-shape="id429" draw:start-glue-point="6" draw:end-shape="id431" draw:end-glue-point="6" svg:d="M86600 55400h-1249v6500h-1251" svg:viewBox="0 0 2501 6501">
          <text:p/>
        </draw:connector>
        <draw:connector draw:style-name="gr4" draw:text-style-name="P1" draw:layer="layout" svg:x1="86.6cm" svg:y1="55.4cm" svg:x2="84.1cm" svg:y2="65.9cm" draw:start-shape="id429" draw:start-glue-point="6" draw:end-shape="id432" draw:end-glue-point="6" svg:d="M86600 55400h-1249v10500h-1251" svg:viewBox="0 0 2501 10501">
          <text:p/>
        </draw:connector>
        <draw:connector draw:style-name="gr4" draw:text-style-name="P1" draw:layer="layout" svg:x1="82.1cm" svg:y1="57.4cm" svg:x2="80.6cm" svg:y2="59.9cm" draw:start-shape="id430" draw:end-shape="id433" draw:end-glue-point="4" svg:d="M82100 57400h-2001v2500h501" svg:viewBox="0 0 2002 2501">
          <text:p/>
        </draw:connector>
        <draw:connector draw:style-name="gr4" draw:text-style-name="P1" draw:layer="layout" svg:x1="82.1cm" svg:y1="61.9cm" svg:x2="80.6cm" svg:y2="64.4cm" draw:start-shape="id431" draw:start-glue-point="4" draw:end-shape="id434" draw:end-glue-point="4" svg:d="M82100 61900h-2001v2500h501" svg:viewBox="0 0 2002 2501">
          <text:p/>
        </draw:connector>
        <draw:connector draw:style-name="gr4" draw:text-style-name="P1" draw:layer="layout" svg:x1="82.1cm" svg:y1="65.9cm" svg:x2="80.6cm" svg:y2="68.4cm" draw:start-shape="id432" draw:start-glue-point="4" draw:end-shape="id435" draw:end-glue-point="4" svg:d="M82100 65900h-2001v2500h501" svg:viewBox="0 0 2002 2501">
          <text:p/>
        </draw:connector>
        <draw:custom-shape draw:style-name="gr2" draw:text-style-name="P3" xml:id="id436" draw:id="id436" draw:layer="layout" svg:width="1cm" svg:height="1cm" svg:x="88.5cm" svg:y="43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2.6cm" svg:y1="68.4cm" svg:x2="89cm" svg:y2="44cm" draw:start-shape="id435" draw:start-glue-point="6" draw:end-shape="id436" draw:end-glue-point="8" svg:d="M82600 68400h6400v-24400" svg:viewBox="0 0 6401 24401">
          <text:p/>
        </draw:connector>
        <draw:connector draw:style-name="gr4" draw:text-style-name="P1" draw:layer="layout" svg:x1="82.6cm" svg:y1="64.4cm" svg:x2="89cm" svg:y2="44cm" draw:start-shape="id434" draw:start-glue-point="6" draw:end-shape="id436" draw:end-glue-point="8" svg:d="M82600 64400h6400v-20400" svg:viewBox="0 0 6401 20401">
          <text:p/>
        </draw:connector>
        <draw:connector draw:style-name="gr4" draw:text-style-name="P1" draw:layer="layout" svg:x1="82.6cm" svg:y1="59.9cm" svg:x2="89cm" svg:y2="44cm" draw:start-shape="id433" draw:start-glue-point="6" draw:end-shape="id436" draw:end-glue-point="8" svg:d="M82600 59900h6400v-15900" svg:viewBox="0 0 6401 15901">
          <text:p/>
        </draw:connector>
        <draw:custom-shape draw:style-name="gr3" draw:text-style-name="P5" xml:id="id438" draw:id="id438" draw:layer="layout" svg:width="0.98cm" svg:height="2cm" draw:transform="rotate (1.5707963267949) translate (69cm 36cm)">
          <text:p text:style-name="P1"><text:span text:style-name="T1">Z370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437" draw:id="id437" draw:layer="layout" svg:width="1cm" svg:height="1cm" svg:x="62.7cm" svg:y="3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2.5cm" svg:y1="27.5cm" svg:x2="62.7cm" svg:y2="35.5cm" draw:start-shape="id78" draw:start-glue-point="10" draw:end-shape="id437" draw:end-glue-point="6" svg:d="M52500 27500h5101v8000h5099" svg:viewBox="0 0 10201 8001">
          <text:p/>
        </draw:connector>
        <draw:connector draw:style-name="gr4" draw:text-style-name="P1" draw:layer="layout" svg:x1="63.7cm" svg:y1="35.5cm" svg:x2="69cm" svg:y2="35.51cm" draw:start-shape="id437" draw:start-glue-point="10" draw:end-shape="id438" draw:end-glue-point="4" svg:d="M63700 35500h2651v10h2649" svg:viewBox="0 0 5301 11">
          <text:p/>
        </draw:connector>
        <draw:connector draw:style-name="gr4" draw:text-style-name="P1" draw:layer="layout" svg:x1="89cm" svg:y1="43cm" svg:x2="71cm" svg:y2="35.51cm" draw:start-shape="id436" draw:start-glue-point="4" draw:end-shape="id438" draw:end-glue-point="6" svg:d="M89000 43000v-7490h-18000" svg:viewBox="0 0 18001 7491">
          <text:p/>
        </draw:connector>
        <draw:custom-shape draw:style-name="gr3" draw:text-style-name="P5" xml:id="id439" draw:id="id439" draw:layer="layout" svg:width="1cm" svg:height="2cm" svg:x="62.7cm" svg:y="40cm">
          <text:p text:style-name="P1"><text:span text:style-name="T1">Z433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63.2cm" svg:y1="36cm" svg:x2="63.2cm" svg:y2="40cm" draw:start-shape="id437" draw:start-glue-point="8" draw:end-shape="id439" draw:end-glue-point="4" svg:d="M63200 36000v4000" svg:viewBox="0 0 1 4001">
          <text:p/>
        </draw:connector>
        <draw:custom-shape draw:style-name="gr3" draw:text-style-name="P5" xml:id="id440" draw:id="id440" draw:layer="layout" svg:width="1cm" svg:height="2cm" svg:x="62.7cm" svg:y="44cm">
          <text:p text:style-name="P1"><text:span text:style-name="T1">Z43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63.2cm" svg:y1="42cm" svg:x2="63.2cm" svg:y2="44cm" draw:start-shape="id439" draw:start-glue-point="6" draw:end-shape="id440" draw:end-glue-point="4" svg:d="M63200 42000v2000" svg:viewBox="0 0 1 2001">
          <text:p/>
        </draw:connector>
        <draw:custom-shape draw:style-name="gr2" draw:text-style-name="P3" xml:id="id441" draw:id="id441" draw:layer="layout" svg:width="1cm" svg:height="1cm" svg:x="62.7cm" svg:y="47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3.2cm" svg:y1="46cm" svg:x2="63.2cm" svg:y2="47.5cm" draw:start-shape="id440" draw:start-glue-point="6" draw:end-shape="id441" draw:end-glue-point="4" svg:d="M63200 46000v1500" svg:viewBox="0 0 1 1501">
          <text:p/>
        </draw:connector>
        <draw:custom-shape draw:style-name="gr3" draw:text-style-name="P5" xml:id="id442" draw:id="id442" draw:layer="layout" svg:width="0.98cm" svg:height="2cm" draw:transform="rotate (1.5707963267949) translate (66cm 48.5cm)">
          <text:p text:style-name="P1"><text:span text:style-name="T1">Z43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66cm" svg:y1="48.01cm" svg:x2="63.7cm" svg:y2="48cm" draw:start-shape="id442" draw:start-glue-point="4" draw:end-shape="id441" draw:end-glue-point="10" svg:d="M66000 48010h-1149v-10h-1151" svg:viewBox="0 0 2301 11">
          <text:p/>
        </draw:connector>
        <draw:custom-shape draw:style-name="gr2" draw:text-style-name="P3" xml:id="id443" draw:id="id443" draw:layer="layout" svg:width="1cm" svg:height="1cm" svg:x="69.5cm" svg:y="51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8cm" svg:y1="48.01cm" svg:x2="70cm" svg:y2="51cm" draw:start-shape="id442" draw:start-glue-point="6" draw:end-shape="id443" draw:end-glue-point="4" svg:d="M68000 48010h2000v2990" svg:viewBox="0 0 2001 2991">
          <text:p/>
        </draw:connector>
        <draw:custom-shape draw:style-name="gr3" draw:text-style-name="P5" xml:id="id444" draw:id="id444" draw:layer="layout" svg:width="1cm" svg:height="2cm" svg:x="71.5cm" svg:y="54cm">
          <text:p text:style-name="P1"><text:span text:style-name="T1">Z43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45" draw:id="id445" draw:layer="layout" svg:width="1cm" svg:height="2cm" svg:x="73.5cm" svg:y="54cm">
          <text:p text:style-name="P1"><text:span text:style-name="T1">Z438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46" draw:id="id446" draw:layer="layout" svg:width="1cm" svg:height="2cm" svg:x="75.5cm" svg:y="54cm">
          <text:p text:style-name="P1"><text:span text:style-name="T1">Z439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70.5cm" svg:y1="51.5cm" svg:x2="72cm" svg:y2="54cm" draw:start-shape="id443" draw:start-glue-point="10" draw:end-shape="id444" draw:end-glue-point="4" svg:d="M70500 51500h1500v2500" svg:viewBox="0 0 1501 2501">
          <text:p/>
        </draw:connector>
        <draw:connector draw:style-name="gr4" draw:text-style-name="P1" draw:layer="layout" svg:x1="70.5cm" svg:y1="51.5cm" svg:x2="74cm" svg:y2="54cm" draw:start-shape="id443" draw:start-glue-point="10" draw:end-shape="id445" draw:end-glue-point="4" svg:d="M70500 51500h3500v2500" svg:viewBox="0 0 3501 2501">
          <text:p/>
        </draw:connector>
        <draw:connector draw:style-name="gr4" draw:text-style-name="P1" draw:layer="layout" svg:x1="70.5cm" svg:y1="51.5cm" svg:x2="76cm" svg:y2="54cm" draw:start-shape="id443" draw:start-glue-point="10" draw:end-shape="id446" draw:end-glue-point="4" svg:d="M70500 51500h5500v2500" svg:viewBox="0 0 5501 2501">
          <text:p/>
        </draw:connector>
        <draw:custom-shape draw:style-name="gr3" draw:text-style-name="P5" xml:id="id447" draw:id="id447" draw:layer="layout" svg:width="0.98cm" svg:height="2cm" draw:transform="rotate (1.5707963267949) translate (63.5cm 66.98cm)">
          <text:p text:style-name="P1"><text:span text:style-name="T1">Z466a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70cm" svg:y1="52cm" svg:x2="65.5cm" svg:y2="66.49cm" draw:start-shape="id443" draw:start-glue-point="8" draw:end-shape="id447" draw:end-glue-point="6" svg:d="M70000 52000v14490h-4500" svg:viewBox="0 0 4501 14491">
          <text:p/>
        </draw:connector>
        <draw:custom-shape draw:style-name="gr3" draw:text-style-name="P5" xml:id="id450" draw:id="id450" draw:layer="layout" svg:width="0.98cm" svg:height="2cm" draw:transform="rotate (1.5707963267949) translate (46.5cm 49.98cm)">
          <text:p text:style-name="P1"><text:span text:style-name="T1">Z42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49" draw:id="id449" draw:layer="layout" svg:width="0.98cm" svg:height="2cm" draw:transform="rotate (1.5707963267949) translate (42.5cm 50cm)">
          <text:p text:style-name="P1"><text:span text:style-name="T1">Z42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54" draw:id="id454" draw:layer="layout" svg:width="0.98cm" svg:height="2cm" draw:transform="rotate (1.5707963267949) translate (46.5cm 52.48cm)">
          <text:p text:style-name="P1"><text:span text:style-name="T1">Z42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51" draw:id="id451" draw:layer="layout" svg:width="1cm" svg:height="2cm" svg:x="41.5cm" svg:y="51.5cm">
          <text:p text:style-name="P1"><text:span text:style-name="T1">Z425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53" draw:id="id453" draw:layer="layout" svg:width="1cm" svg:height="2cm" svg:x="50.5cm" svg:y="52.5cm">
          <text:p text:style-name="P1"><text:span text:style-name="T1">Z42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62.7cm" svg:y1="48cm" svg:x2="41cm" svg:y2="48cm" draw:start-shape="id441" draw:start-glue-point="6" draw:end-shape="id448" draw:end-glue-point="10" svg:d="M62700 48000h-21700" svg:viewBox="0 0 21701 1">
          <text:p/>
        </draw:connector>
        <draw:connector draw:style-name="gr4" draw:text-style-name="P1" draw:layer="layout" svg:x1="44.5cm" svg:y1="49.51cm" svg:x2="46.5cm" svg:y2="49.49cm" draw:start-shape="id449" draw:start-glue-point="6" draw:end-shape="id450" draw:end-glue-point="4" svg:d="M44500 49510h1001v-20h999" svg:viewBox="0 0 2001 21">
          <text:p/>
        </draw:connector>
        <draw:custom-shape draw:style-name="gr2" draw:text-style-name="P3" xml:id="id448" draw:id="id448" draw:layer="layout" svg:width="1cm" svg:height="1cm" svg:x="40cm" svg:y="47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0.5cm" svg:y1="48.5cm" svg:x2="42.5cm" svg:y2="49.51cm" draw:start-shape="id448" draw:start-glue-point="8" draw:end-shape="id449" svg:d="M40500 48500v1010h2000" svg:viewBox="0 0 2001 1011">
          <text:p/>
        </draw:connector>
        <draw:connector draw:style-name="gr4" draw:text-style-name="P1" draw:layer="layout" svg:x1="40.5cm" svg:y1="48.5cm" svg:x2="42cm" svg:y2="51.5cm" draw:start-shape="id448" draw:start-glue-point="8" draw:end-shape="id451" draw:end-glue-point="4" svg:d="M40500 48500v1501h1500v1499" svg:viewBox="0 0 1501 3001">
          <text:p/>
        </draw:connector>
        <draw:custom-shape draw:style-name="gr2" draw:text-style-name="P3" xml:id="id452" draw:id="id452" draw:layer="layout" svg:width="1cm" svg:height="1cm" svg:x="51cm" svg:y="49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8.5cm" svg:y1="49.49cm" svg:x2="51cm" svg:y2="49.5cm" draw:start-shape="id450" draw:end-shape="id452" draw:end-glue-point="6" svg:d="M48500 49490h1251v10h1249" svg:viewBox="0 0 2501 11">
          <text:p/>
        </draw:connector>
        <draw:connector draw:style-name="gr4" draw:text-style-name="P1" draw:layer="layout" svg:x1="51.5cm" svg:y1="50cm" svg:x2="51cm" svg:y2="52.5cm" draw:start-shape="id452" draw:start-glue-point="8" draw:end-shape="id453" draw:end-glue-point="4" svg:d="M51500 50000v1251h-500v1249" svg:viewBox="0 0 501 2501">
          <text:p/>
        </draw:connector>
        <draw:connector draw:style-name="gr4" draw:text-style-name="P1" draw:layer="layout" svg:x1="48.5cm" svg:y1="51.99cm" svg:x2="51cm" svg:y2="49.5cm" draw:start-shape="id454" draw:start-glue-point="6" draw:end-shape="id452" draw:end-glue-point="6" svg:d="M48500 51990h1251v-2490h1249" svg:viewBox="0 0 2501 2491">
          <text:p/>
        </draw:connector>
        <draw:custom-shape draw:style-name="gr3" draw:text-style-name="P5" xml:id="id456" draw:id="id456" draw:layer="layout" svg:width="1cm" svg:height="2cm" svg:x="60.5cm" svg:y="68.5cm">
          <text:p text:style-name="P1"><text:span text:style-name="T1">Z46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455" draw:id="id455" draw:layer="layout" svg:width="1cm" svg:height="1cm" svg:x="60.5cm" svg:y="66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3.5cm" svg:y1="66.49cm" svg:x2="61.5cm" svg:y2="66.5cm" draw:start-shape="id447" draw:end-shape="id455" draw:end-glue-point="10" svg:d="M63500 66490h-999v10h-1001" svg:viewBox="0 0 2001 11">
          <text:p/>
        </draw:connector>
        <draw:connector draw:style-name="gr4" draw:text-style-name="P1" draw:layer="layout" svg:x1="61cm" svg:y1="67cm" svg:x2="61cm" svg:y2="68.5cm" draw:start-shape="id455" draw:start-glue-point="8" draw:end-shape="id456" draw:end-glue-point="4" svg:d="M61000 67000v1500" svg:viewBox="0 0 1 1501">
          <text:p/>
        </draw:connector>
        <draw:custom-shape draw:style-name="gr2" draw:text-style-name="P3" xml:id="id457" draw:id="id457" draw:layer="layout" svg:width="1cm" svg:height="1cm" svg:x="50.5cm" svg:y="56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1cm" svg:y1="54.5cm" svg:x2="51cm" svg:y2="56cm" draw:start-shape="id453" draw:start-glue-point="6" draw:end-shape="id457" draw:end-glue-point="4" svg:d="M51000 54500v1500" svg:viewBox="0 0 1 1501">
          <text:p/>
        </draw:connector>
        <draw:custom-shape draw:style-name="gr3" draw:text-style-name="P5" xml:id="id463" draw:id="id463" draw:layer="layout" svg:width="0.98cm" svg:height="2cm" draw:transform="rotate (1.5707963267949) translate (50.5cm 66.98cm)">
          <text:p text:style-name="P1"><text:span text:style-name="T1">Z436a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58" draw:id="id458" draw:layer="layout" svg:width="1cm" svg:height="2cm" svg:x="44.5cm" svg:y="59cm">
          <text:p text:style-name="P1"><text:span text:style-name="T1">Z424a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59" draw:id="id459" draw:layer="layout" svg:width="1cm" svg:height="2cm" svg:x="46.5cm" svg:y="59cm">
          <text:p text:style-name="P1"><text:span text:style-name="T1">Z422a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62" draw:id="id462" draw:layer="layout" svg:width="1cm" svg:height="2cm" svg:x="44.5cm" svg:y="63cm">
          <text:p text:style-name="P1"><text:span text:style-name="T1">Z425a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60" draw:id="id460" draw:layer="layout" svg:width="1cm" svg:height="2cm" svg:x="46.5cm" svg:y="63cm">
          <text:p text:style-name="P1"><text:span text:style-name="T1">Z422b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50.5cm" svg:y1="56.5cm" svg:x2="45cm" svg:y2="59cm" draw:start-shape="id457" draw:start-glue-point="6" draw:end-shape="id458" draw:end-glue-point="4" svg:d="M50500 56500h-5500v2500" svg:viewBox="0 0 5501 2501">
          <text:p/>
        </draw:connector>
        <draw:connector draw:style-name="gr4" draw:text-style-name="P1" draw:layer="layout" svg:x1="50.5cm" svg:y1="56.5cm" svg:x2="47cm" svg:y2="59cm" draw:start-shape="id457" draw:start-glue-point="6" draw:end-shape="id459" draw:end-glue-point="4" svg:d="M50500 56500h-3500v2500" svg:viewBox="0 0 3501 2501">
          <text:p/>
        </draw:connector>
        <draw:connector draw:style-name="gr4" draw:text-style-name="P1" draw:layer="layout" svg:x1="47cm" svg:y1="61cm" svg:x2="47cm" svg:y2="63cm" draw:start-shape="id459" draw:start-glue-point="6" draw:end-shape="id460" svg:d="M47000 61000v2000" svg:viewBox="0 0 1 2001">
          <text:p/>
        </draw:connector>
        <draw:custom-shape draw:style-name="gr2" draw:text-style-name="P3" xml:id="id461" draw:id="id461" draw:layer="layout" svg:width="1cm" svg:height="1cm" svg:x="48cm" svg:y="66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7cm" svg:y1="65cm" svg:x2="48cm" svg:y2="66.5cm" draw:start-shape="id460" draw:start-glue-point="6" draw:end-shape="id461" draw:end-glue-point="6" svg:d="M47000 65000v1500h1000" svg:viewBox="0 0 1001 1501">
          <text:p/>
        </draw:connector>
        <draw:connector draw:style-name="gr4" draw:text-style-name="P1" draw:layer="layout" svg:x1="45cm" svg:y1="65cm" svg:x2="48cm" svg:y2="66.5cm" draw:start-shape="id462" draw:start-glue-point="6" draw:end-shape="id461" draw:end-glue-point="6" svg:d="M45000 65000v1500h3000" svg:viewBox="0 0 3001 1501">
          <text:p/>
        </draw:connector>
        <draw:connector draw:style-name="gr4" draw:text-style-name="P1" draw:layer="layout" svg:x1="49cm" svg:y1="66.5cm" svg:x2="50.5cm" svg:y2="66.49cm" draw:start-shape="id461" draw:start-glue-point="10" draw:end-shape="id463" svg:d="M49000 66500h751v-10h749" svg:viewBox="0 0 1501 11">
          <text:p/>
        </draw:connector>
        <draw:connector draw:style-name="gr4" draw:text-style-name="P1" draw:layer="layout" svg:x1="52.5cm" svg:y1="66.49cm" svg:x2="60.5cm" svg:y2="66.5cm" draw:start-shape="id463" draw:start-glue-point="6" draw:end-shape="id455" draw:end-glue-point="6" svg:d="M52500 66490h4001v10h3999" svg:viewBox="0 0 8001 11">
          <text:p/>
        </draw:connector>
        <draw:custom-shape draw:style-name="gr1" draw:text-style-name="P1" xml:id="id464" draw:id="id464" draw:layer="layout" svg:width="2cm" svg:height="2cm" svg:x="60cm" svg:y="73cm">
          <text:p text:style-name="P1"><text:span text:style-name="T1">SAR73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1cm" svg:y1="70.5cm" svg:x2="61cm" svg:y2="73cm" draw:start-shape="id456" draw:start-glue-point="6" draw:end-shape="id464" draw:end-glue-point="4" svg:d="M61000 70500v2500" svg:viewBox="0 0 1 2501">
          <text:p/>
        </draw:connector>
        <draw:custom-shape draw:style-name="gr3" draw:text-style-name="P5" xml:id="id470" draw:id="id470" draw:layer="layout" svg:width="0.98cm" svg:height="2cm" draw:transform="rotate (1.5707963267949) translate (55cm 76.5cm)">
          <text:p text:style-name="P1"><text:span text:style-name="T1">Z491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67" draw:id="id467" draw:layer="layout" svg:width="0.98cm" svg:height="2cm" draw:transform="rotate (1.5707963267949) translate (48cm 76.5cm)">
          <text:p text:style-name="P1"><text:span text:style-name="T1">Z490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66" draw:id="id466" draw:layer="layout" svg:width="0.98cm" svg:height="2cm" draw:transform="rotate (1.5707963267949) translate (48cm 80cm)">
          <text:p text:style-name="P1"><text:span text:style-name="T1">Z488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71" draw:id="id471" draw:layer="layout" svg:width="0.98cm" svg:height="2cm" draw:transform="rotate (1.5707963267949) translate (55cm 79.98cm)">
          <text:p text:style-name="P1"><text:span text:style-name="T1">Z489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465" draw:id="id465" draw:layer="layout" svg:width="1cm" svg:height="1cm" svg:x="44.5cm" svg:y="82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1cm" svg:y1="75cm" svg:x2="45.5cm" svg:y2="82.5cm" draw:start-shape="id464" draw:start-glue-point="8" draw:end-shape="id465" draw:end-glue-point="10" svg:d="M61000 75000v7500h-15500" svg:viewBox="0 0 15501 7501">
          <text:p/>
        </draw:connector>
        <draw:connector draw:style-name="gr4" draw:text-style-name="P1" draw:layer="layout" svg:x1="45cm" svg:y1="82cm" svg:x2="48cm" svg:y2="79.51cm" draw:start-shape="id465" draw:start-glue-point="4" draw:end-shape="id466" draw:end-glue-point="4" svg:d="M45000 82000v-2490h3000" svg:viewBox="0 0 3001 2491">
          <text:p/>
        </draw:connector>
        <draw:connector draw:style-name="gr4" draw:text-style-name="P1" draw:layer="layout" svg:x1="45cm" svg:y1="82cm" svg:x2="48cm" svg:y2="76.01cm" draw:start-shape="id465" draw:start-glue-point="4" draw:end-shape="id467" draw:end-glue-point="4" svg:d="M45000 82000v-5990h3000" svg:viewBox="0 0 3001 5991">
          <text:p/>
        </draw:connector>
        <draw:custom-shape draw:style-name="gr1" draw:text-style-name="P1" xml:id="id469" draw:id="id469" draw:layer="layout" svg:width="2cm" svg:height="2cm" svg:x="51.5cm" svg:y="78.5cm">
          <text:p text:style-name="P1"><text:span text:style-name="T1">SAR71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8" draw:id="id468" draw:layer="layout" svg:width="2cm" svg:height="2cm" svg:x="51.5cm" svg:y="75cm">
          <text:p text:style-name="P1"><text:span text:style-name="T1">SAR72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0cm" svg:y1="76.01cm" svg:x2="51.5cm" svg:y2="76cm" draw:start-shape="id467" draw:start-glue-point="6" draw:end-shape="id468" draw:end-glue-point="6" svg:d="M50000 76010h751v-10h749" svg:viewBox="0 0 1501 11">
          <text:p/>
        </draw:connector>
        <draw:connector draw:style-name="gr4" draw:text-style-name="P1" draw:layer="layout" svg:x1="50cm" svg:y1="79.51cm" svg:x2="51.5cm" svg:y2="79.5cm" draw:start-shape="id466" draw:start-glue-point="6" draw:end-shape="id469" draw:end-glue-point="6" svg:d="M50000 79510h751v-10h749" svg:viewBox="0 0 1501 11">
          <text:p/>
        </draw:connector>
        <draw:connector draw:style-name="gr4" draw:text-style-name="P1" draw:layer="layout" svg:x1="53.5cm" svg:y1="76cm" svg:x2="55cm" svg:y2="76.01cm" draw:start-shape="id468" draw:start-glue-point="10" draw:end-shape="id470" draw:end-glue-point="4" svg:d="M53500 76000h751v10h749" svg:viewBox="0 0 1501 11">
          <text:p/>
        </draw:connector>
        <draw:connector draw:style-name="gr4" draw:text-style-name="P1" draw:layer="layout" svg:x1="53.5cm" svg:y1="79.5cm" svg:x2="55cm" svg:y2="79.49cm" draw:start-shape="id469" draw:start-glue-point="10" draw:end-shape="id471" svg:d="M53500 79500h751v-10h749" svg:viewBox="0 0 1501 11">
          <text:p/>
        </draw:connector>
        <draw:custom-shape draw:style-name="gr2" draw:text-style-name="P3" xml:id="id472" draw:id="id472" draw:layer="layout" svg:width="1cm" svg:height="1cm" svg:x="58.5cm" svg:y="77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7cm" svg:y1="76.01cm" svg:x2="59cm" svg:y2="77.5cm" draw:start-shape="id470" draw:end-shape="id472" draw:end-glue-point="4" svg:d="M57000 76010h2000v1490" svg:viewBox="0 0 2001 1491">
          <text:p/>
        </draw:connector>
        <draw:connector draw:style-name="gr4" draw:text-style-name="P1" draw:layer="layout" svg:x1="57cm" svg:y1="79.49cm" svg:x2="59cm" svg:y2="78.5cm" draw:start-shape="id471" draw:start-glue-point="6" draw:end-shape="id472" draw:end-glue-point="8" svg:d="M57000 79490h2000v-990" svg:viewBox="0 0 2001 991">
          <text:p/>
        </draw:connector>
        <draw:custom-shape draw:style-name="gr3" draw:text-style-name="P5" xml:id="id473" draw:id="id473" draw:layer="layout" svg:width="0.98cm" svg:height="2cm" draw:transform="rotate (1.5707963267949) translate (63.5cm 78.48cm)">
          <text:p text:style-name="P1"><text:span text:style-name="T1">Z465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59.5cm" svg:y1="78cm" svg:x2="63.5cm" svg:y2="77.99cm" draw:start-shape="id472" draw:start-glue-point="10" draw:end-shape="id473" draw:end-glue-point="4" svg:d="M59500 78000h2001v-10h1999" svg:viewBox="0 0 4001 11">
          <text:p/>
        </draw:connector>
        <draw:custom-shape draw:style-name="gr2" draw:text-style-name="P3" xml:id="id474" draw:id="id474" draw:layer="layout" svg:width="1cm" svg:height="1cm" svg:x="73.5cm" svg:y="77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4cm" svg:y1="56cm" svg:x2="74cm" svg:y2="77.5cm" draw:start-shape="id445" draw:start-glue-point="6" draw:end-shape="id474" draw:end-glue-point="4" svg:d="M74000 56000v21500" svg:viewBox="0 0 1 21501">
          <text:p/>
        </draw:connector>
        <draw:connector draw:style-name="gr4" draw:text-style-name="P1" draw:layer="layout" svg:x1="65.5cm" svg:y1="77.99cm" svg:x2="73.5cm" svg:y2="78cm" draw:start-shape="id473" draw:start-glue-point="6" draw:end-shape="id474" draw:end-glue-point="6" svg:d="M65500 77990h4001v10h3999" svg:viewBox="0 0 8001 11">
          <text:p/>
        </draw:connector>
        <draw:custom-shape draw:style-name="gr3" draw:text-style-name="P5" xml:id="id475" draw:id="id475" draw:layer="layout" svg:width="0.98cm" svg:height="2cm" draw:transform="rotate (1.5707963267949) translate (77.5cm 78.5cm)">
          <text:p text:style-name="P1"><text:span text:style-name="T1">Z500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74.5cm" svg:y1="78cm" svg:x2="77.5cm" svg:y2="78.01cm" draw:start-shape="id474" draw:start-glue-point="10" draw:end-shape="id475" draw:end-glue-point="4" svg:d="M74500 78000h1501v10h1499" svg:viewBox="0 0 3001 11">
          <text:p/>
        </draw:connector>
        <draw:custom-shape draw:style-name="gr1" draw:text-style-name="P1" xml:id="id476" draw:id="id476" draw:layer="layout" svg:width="2cm" svg:height="2cm" svg:x="84cm" svg:y="77cm">
          <text:p text:style-name="P1"><text:span text:style-name="T1">S-NPZ1578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9.5cm" svg:y1="78.01cm" svg:x2="84cm" svg:y2="78cm" draw:start-shape="id475" draw:end-shape="id476" svg:d="M79500 78010h2251v-10h2249" svg:viewBox="0 0 4501 11">
          <text:p/>
        </draw:connector>
        <draw:custom-shape draw:style-name="gr3" draw:text-style-name="P5" xml:id="id477" draw:id="id477" draw:layer="layout" svg:width="1cm" svg:height="2cm" svg:x="47.5cm" svg:y="86.5cm">
          <text:p text:style-name="P1"><text:span text:style-name="T1">Z48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78" draw:id="id478" draw:layer="layout" svg:width="1cm" svg:height="2cm" svg:x="50.5cm" svg:y="86.5cm">
          <text:p text:style-name="P1"><text:span text:style-name="T1">Z485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79" draw:id="id479" draw:layer="layout" svg:width="1cm" svg:height="2cm" svg:x="53.5cm" svg:y="86.5cm">
          <text:p text:style-name="P1"><text:span text:style-name="T1">Z48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80" draw:id="id480" draw:layer="layout" svg:width="1cm" svg:height="2cm" svg:x="56.5cm" svg:y="86.5cm">
          <text:p text:style-name="P1"><text:span text:style-name="T1">Z48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45cm" svg:y1="83cm" svg:x2="48cm" svg:y2="86.5cm" draw:start-shape="id465" draw:start-glue-point="8" draw:end-shape="id477" draw:end-glue-point="4" svg:d="M45000 83000v1751h3000v1749" svg:viewBox="0 0 3001 3501">
          <text:p/>
        </draw:connector>
        <draw:connector draw:style-name="gr4" draw:text-style-name="P1" draw:layer="layout" svg:x1="45cm" svg:y1="83cm" svg:x2="51cm" svg:y2="86.5cm" draw:start-shape="id465" draw:start-glue-point="8" draw:end-shape="id478" draw:end-glue-point="4" svg:d="M45000 83000v1751h6000v1749" svg:viewBox="0 0 6001 3501">
          <text:p/>
        </draw:connector>
        <draw:connector draw:style-name="gr4" draw:text-style-name="P1" draw:layer="layout" svg:x1="45cm" svg:y1="83cm" svg:x2="54cm" svg:y2="86.5cm" draw:start-shape="id465" draw:start-glue-point="8" draw:end-shape="id479" draw:end-glue-point="4" svg:d="M45000 83000v1751h9000v1749" svg:viewBox="0 0 9001 3501">
          <text:p/>
        </draw:connector>
        <draw:connector draw:style-name="gr4" draw:text-style-name="P1" draw:layer="layout" svg:x1="45cm" svg:y1="83cm" svg:x2="57cm" svg:y2="86.5cm" draw:start-shape="id465" draw:start-glue-point="8" draw:end-shape="id480" draw:end-glue-point="4" svg:d="M45000 83000v1751h12000v1749" svg:viewBox="0 0 12001 3501">
          <text:p/>
        </draw:connector>
        <draw:custom-shape draw:style-name="gr3" draw:text-style-name="P5" xml:id="id482" draw:id="id482" draw:layer="layout" svg:width="1cm" svg:height="2cm" svg:x="45.5cm" svg:y="91.2cm">
          <text:p text:style-name="P1"><text:span text:style-name="T1">Z484a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83" draw:id="id483" draw:layer="layout" svg:width="1cm" svg:height="2cm" svg:x="48.5cm" svg:y="91.2cm">
          <text:p text:style-name="P1"><text:span text:style-name="T1">Z485a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84" draw:id="id484" draw:layer="layout" svg:width="1cm" svg:height="2cm" svg:x="51.5cm" svg:y="91.2cm">
          <text:p text:style-name="P1"><text:span text:style-name="T1">Z486a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85" draw:id="id485" draw:layer="layout" svg:width="1cm" svg:height="2cm" svg:x="54.5cm" svg:y="91.2cm">
          <text:p text:style-name="P1"><text:span text:style-name="T1">Z487a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3" xml:id="id481" draw:id="id481" draw:layer="layout" svg:width="1cm" svg:height="1cm" svg:x="60cm" svg:y="89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0cm" svg:y1="90cm" svg:x2="46cm" svg:y2="91.2cm" draw:start-shape="id481" draw:start-glue-point="6" draw:end-shape="id482" draw:end-glue-point="4" svg:d="M60000 90000h-14000v1200" svg:viewBox="0 0 14001 1201">
          <text:p/>
        </draw:connector>
        <draw:connector draw:style-name="gr4" draw:text-style-name="P1" draw:layer="layout" svg:x1="60cm" svg:y1="90cm" svg:x2="49cm" svg:y2="91.2cm" draw:start-shape="id481" draw:start-glue-point="6" draw:end-shape="id483" draw:end-glue-point="4" svg:d="M60000 90000h-11000v1200" svg:viewBox="0 0 11001 1201">
          <text:p/>
        </draw:connector>
        <draw:connector draw:style-name="gr4" draw:text-style-name="P1" draw:layer="layout" svg:x1="60cm" svg:y1="90cm" svg:x2="52cm" svg:y2="91.2cm" draw:start-shape="id481" draw:start-glue-point="6" draw:end-shape="id484" draw:end-glue-point="4" svg:d="M60000 90000h-8000v1200" svg:viewBox="0 0 8001 1201">
          <text:p/>
        </draw:connector>
        <draw:connector draw:style-name="gr4" draw:text-style-name="P1" draw:layer="layout" svg:x1="60cm" svg:y1="90cm" svg:x2="55cm" svg:y2="91.2cm" draw:start-shape="id481" draw:start-glue-point="6" draw:end-shape="id485" draw:end-glue-point="4" svg:d="M60000 90000h-5000v1200" svg:viewBox="0 0 5001 1201">
          <text:p/>
        </draw:connector>
        <draw:custom-shape draw:style-name="gr2" draw:text-style-name="P3" xml:id="id486" draw:id="id486" draw:layer="layout" svg:width="1cm" svg:height="1cm" svg:x="47.5cm" svg:y="94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87" draw:id="id487" draw:layer="layout" svg:width="1cm" svg:height="1cm" svg:x="50.5cm" svg:y="94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88" draw:id="id488" draw:layer="layout" svg:width="1cm" svg:height="1cm" svg:x="53.5cm" svg:y="94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89" draw:id="id489" draw:layer="layout" svg:width="1cm" svg:height="1cm" svg:x="56.5cm" svg:y="94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8cm" svg:y1="88.5cm" svg:x2="48cm" svg:y2="94.5cm" draw:start-shape="id477" draw:start-glue-point="6" draw:end-shape="id486" draw:end-glue-point="4" svg:d="M48000 88500v6000" svg:viewBox="0 0 1 6001">
          <text:p/>
        </draw:connector>
        <draw:connector draw:style-name="gr4" draw:text-style-name="P1" draw:layer="layout" svg:x1="51cm" svg:y1="88.5cm" svg:x2="51cm" svg:y2="94.5cm" draw:start-shape="id478" draw:start-glue-point="6" draw:end-shape="id487" draw:end-glue-point="4" svg:d="M51000 88500v6000" svg:viewBox="0 0 1 6001">
          <text:p/>
        </draw:connector>
        <draw:connector draw:style-name="gr4" draw:text-style-name="P1" draw:layer="layout" svg:x1="54cm" svg:y1="88.5cm" svg:x2="54cm" svg:y2="94.5cm" draw:start-shape="id479" draw:start-glue-point="6" draw:end-shape="id488" draw:end-glue-point="4" svg:d="M54000 88500v6000" svg:viewBox="0 0 1 6001">
          <text:p/>
        </draw:connector>
        <draw:connector draw:style-name="gr4" draw:text-style-name="P1" draw:layer="layout" svg:x1="57cm" svg:y1="88.5cm" svg:x2="57cm" svg:y2="94.5cm" draw:start-shape="id480" draw:start-glue-point="6" draw:end-shape="id489" draw:end-glue-point="0" svg:d="M57000 88500v6000" svg:viewBox="0 0 1 6001">
          <text:p/>
        </draw:connector>
        <draw:connector draw:style-name="gr4" draw:text-style-name="P1" draw:layer="layout" svg:x1="46cm" svg:y1="93.2cm" svg:x2="47.5cm" svg:y2="95cm" draw:start-shape="id482" draw:start-glue-point="6" draw:end-shape="id486" draw:end-glue-point="6" svg:d="M46000 93200v1800h1500" svg:viewBox="0 0 1501 1801">
          <text:p/>
        </draw:connector>
        <draw:connector draw:style-name="gr4" draw:text-style-name="P1" draw:layer="layout" svg:x1="49cm" svg:y1="93.2cm" svg:x2="50.5cm" svg:y2="95cm" draw:start-shape="id483" draw:start-glue-point="6" draw:end-shape="id487" draw:end-glue-point="6" svg:d="M49000 93200v1800h1500" svg:viewBox="0 0 1501 1801">
          <text:p/>
        </draw:connector>
        <draw:connector draw:style-name="gr4" draw:text-style-name="P1" draw:layer="layout" svg:x1="52cm" svg:y1="93.2cm" svg:x2="53.5cm" svg:y2="95cm" draw:start-shape="id484" draw:start-glue-point="6" draw:end-shape="id488" draw:end-glue-point="6" svg:d="M52000 93200v1800h1500" svg:viewBox="0 0 1501 1801">
          <text:p/>
        </draw:connector>
        <draw:connector draw:style-name="gr4" draw:text-style-name="P1" draw:layer="layout" svg:x1="55cm" svg:y1="93.2cm" svg:x2="56.5cm" svg:y2="95cm" draw:start-shape="id485" draw:start-glue-point="6" draw:end-shape="id489" draw:end-glue-point="6" svg:d="M55000 93200v1800h1500" svg:viewBox="0 0 1501 1801">
          <text:p/>
        </draw:connector>
        <draw:custom-shape draw:style-name="gr3" draw:text-style-name="P5" xml:id="id490" draw:id="id490" draw:layer="layout" svg:width="1cm" svg:height="2cm" svg:x="47.5cm" svg:y="97cm">
          <text:p text:style-name="P1"><text:span text:style-name="T1">Z47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91" draw:id="id491" draw:layer="layout" svg:width="1cm" svg:height="2cm" svg:x="50.5cm" svg:y="97cm">
          <text:p text:style-name="P1"><text:span text:style-name="T1">Z475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92" draw:id="id492" draw:layer="layout" svg:width="1cm" svg:height="2cm" svg:x="53.5cm" svg:y="97cm">
          <text:p text:style-name="P1"><text:span text:style-name="T1">Z47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93" draw:id="id493" draw:layer="layout" svg:width="1cm" svg:height="2cm" svg:x="56.5cm" svg:y="97cm">
          <text:p text:style-name="P1"><text:span text:style-name="T1">Z47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48cm" svg:y1="95.5cm" svg:x2="48cm" svg:y2="97cm" draw:start-shape="id486" draw:start-glue-point="8" draw:end-shape="id490" draw:end-glue-point="4" svg:d="M48000 95500v1500" svg:viewBox="0 0 1 1501">
          <text:p/>
        </draw:connector>
        <draw:connector draw:style-name="gr4" draw:text-style-name="P1" draw:layer="layout" svg:x1="51cm" svg:y1="95.5cm" svg:x2="51cm" svg:y2="97cm" draw:start-shape="id487" draw:start-glue-point="8" draw:end-shape="id491" draw:end-glue-point="4" svg:d="M51000 95500v1500" svg:viewBox="0 0 1 1501">
          <text:p/>
        </draw:connector>
        <draw:connector draw:style-name="gr4" draw:text-style-name="P1" draw:layer="layout" svg:x1="54cm" svg:y1="95.5cm" svg:x2="54cm" svg:y2="97cm" draw:start-shape="id488" draw:start-glue-point="8" draw:end-shape="id492" draw:end-glue-point="4" svg:d="M54000 95500v1500" svg:viewBox="0 0 1 1501">
          <text:p/>
        </draw:connector>
        <draw:connector draw:style-name="gr4" draw:text-style-name="P1" draw:layer="layout" svg:x1="57cm" svg:y1="95.5cm" svg:x2="57cm" svg:y2="97cm" draw:start-shape="id489" draw:start-glue-point="8" draw:end-shape="id493" draw:end-glue-point="4" svg:d="M57000 95500v1500" svg:viewBox="0 0 1 1501">
          <text:p/>
        </draw:connector>
        <draw:custom-shape draw:style-name="gr2" draw:text-style-name="P3" xml:id="id494" draw:id="id494" draw:layer="layout" svg:width="1cm" svg:height="1cm" svg:x="59.5cm" svg:y="100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8cm" svg:y1="99cm" svg:x2="60cm" svg:y2="100.5cm" draw:start-shape="id490" draw:start-glue-point="6" draw:end-shape="id494" draw:end-glue-point="4" svg:d="M48000 99000v751h12000v749" svg:viewBox="0 0 12001 1501">
          <text:p/>
        </draw:connector>
        <draw:connector draw:style-name="gr4" draw:text-style-name="P1" draw:layer="layout" svg:x1="51cm" svg:y1="99cm" svg:x2="60cm" svg:y2="100.5cm" draw:start-shape="id491" draw:start-glue-point="6" draw:end-shape="id494" draw:end-glue-point="4" svg:d="M51000 99000v751h9000v749" svg:viewBox="0 0 9001 1501">
          <text:p/>
        </draw:connector>
        <draw:connector draw:style-name="gr4" draw:text-style-name="P1" draw:layer="layout" svg:x1="54cm" svg:y1="99cm" svg:x2="60cm" svg:y2="100.5cm" draw:start-shape="id492" draw:start-glue-point="6" draw:end-shape="id494" draw:end-glue-point="4" svg:d="M54000 99000v751h6000v749" svg:viewBox="0 0 6001 1501">
          <text:p/>
        </draw:connector>
        <draw:connector draw:style-name="gr4" draw:text-style-name="P1" draw:layer="layout" svg:x1="57cm" svg:y1="99cm" svg:x2="60cm" svg:y2="100.5cm" draw:start-shape="id493" draw:start-glue-point="6" draw:end-shape="id494" draw:end-glue-point="4" svg:d="M57000 99000v751h3000v749" svg:viewBox="0 0 3001 1501">
          <text:p/>
        </draw:connector>
        <draw:custom-shape draw:style-name="gr3" draw:text-style-name="P5" xml:id="id498" draw:id="id498" draw:layer="layout" svg:width="1cm" svg:height="2cm" svg:x="47.5cm" svg:y="102.5cm">
          <text:p text:style-name="P1"><text:span text:style-name="T1">Z469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97" draw:id="id497" draw:layer="layout" svg:width="1cm" svg:height="2cm" svg:x="50.5cm" svg:y="102.5cm">
          <text:p text:style-name="P1"><text:span text:style-name="T1">Z470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96" draw:id="id496" draw:layer="layout" svg:width="1cm" svg:height="2cm" svg:x="53.5cm" svg:y="102.5cm">
          <text:p text:style-name="P1"><text:span text:style-name="T1">Z471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495" draw:id="id495" draw:layer="layout" svg:width="1cm" svg:height="2cm" svg:x="56.5cm" svg:y="102.5cm">
          <text:p text:style-name="P1"><text:span text:style-name="T1">Z47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60cm" svg:y1="101.5cm" svg:x2="57cm" svg:y2="102.5cm" draw:start-shape="id494" draw:start-glue-point="8" draw:end-shape="id495" draw:end-glue-point="4" svg:d="M60000 101500v502h-1499v-3h-1501v501" svg:viewBox="0 0 3001 1001">
          <text:p/>
        </draw:connector>
        <draw:connector draw:style-name="gr4" draw:text-style-name="P1" draw:layer="layout" svg:x1="60cm" svg:y1="101.5cm" svg:x2="54cm" svg:y2="102.5cm" draw:start-shape="id494" draw:start-glue-point="8" draw:end-shape="id496" draw:end-glue-point="4" svg:d="M60000 101500v502h-2999v-3h-3001v501" svg:viewBox="0 0 6001 1001">
          <text:p/>
        </draw:connector>
        <draw:connector draw:style-name="gr4" draw:text-style-name="P1" draw:layer="layout" svg:x1="60cm" svg:y1="101.5cm" svg:x2="51cm" svg:y2="102.5cm" draw:start-shape="id494" draw:start-glue-point="8" draw:end-shape="id497" draw:end-glue-point="4" svg:d="M60000 101500v502h-4499v-3h-4501v501" svg:viewBox="0 0 9001 1001">
          <text:p/>
        </draw:connector>
        <draw:connector draw:style-name="gr4" draw:text-style-name="P1" draw:layer="layout" svg:x1="48cm" svg:y1="102.5cm" svg:x2="60cm" svg:y2="101.5cm" draw:start-shape="id498" draw:start-glue-point="4" draw:end-shape="id494" draw:end-glue-point="8" svg:d="M48000 102500v-501h6001v3h5999v-502" svg:viewBox="0 0 12001 1001">
          <text:p/>
        </draw:connector>
        <draw:custom-shape draw:style-name="gr3" draw:text-style-name="P5" xml:id="id499" draw:id="id499" draw:layer="layout" svg:width="1cm" svg:height="2cm" svg:x="47.5cm" svg:y="106.5cm">
          <text:p text:style-name="P1"><text:span text:style-name="T1">Z459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00" draw:id="id500" draw:layer="layout" svg:width="1cm" svg:height="2cm" svg:x="50.5cm" svg:y="106.5cm">
          <text:p text:style-name="P1"><text:span text:style-name="T1">Z460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01" draw:id="id501" draw:layer="layout" svg:width="1cm" svg:height="2cm" svg:x="53.5cm" svg:y="106.5cm">
          <text:p text:style-name="P1"><text:span text:style-name="T1">Z461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02" draw:id="id502" draw:layer="layout" svg:width="1cm" svg:height="2cm" svg:x="56.5cm" svg:y="106.5cm">
          <text:p text:style-name="P1"><text:span text:style-name="T1">Z46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48cm" svg:y1="104.5cm" svg:x2="48cm" svg:y2="106.5cm" draw:start-shape="id498" draw:start-glue-point="6" draw:end-shape="id499" draw:end-glue-point="4" svg:d="M48000 104500v2000" svg:viewBox="0 0 1 2001">
          <text:p/>
        </draw:connector>
        <draw:connector draw:style-name="gr4" draw:text-style-name="P1" draw:layer="layout" svg:x1="51cm" svg:y1="104.5cm" svg:x2="51cm" svg:y2="106.5cm" draw:start-shape="id497" draw:start-glue-point="6" draw:end-shape="id500" draw:end-glue-point="4" svg:d="M51000 104500v2000" svg:viewBox="0 0 1 2001">
          <text:p/>
        </draw:connector>
        <draw:connector draw:style-name="gr4" draw:text-style-name="P1" draw:layer="layout" svg:x1="54cm" svg:y1="104.5cm" svg:x2="54cm" svg:y2="106.5cm" draw:start-shape="id496" draw:start-glue-point="6" draw:end-shape="id501" svg:d="M54000 104500v2000" svg:viewBox="0 0 1 2001">
          <text:p/>
        </draw:connector>
        <draw:connector draw:style-name="gr4" draw:text-style-name="P1" draw:layer="layout" svg:x1="57cm" svg:y1="104.5cm" svg:x2="57cm" svg:y2="106.5cm" draw:start-shape="id495" draw:start-glue-point="6" draw:end-shape="id502" draw:end-glue-point="4" svg:d="M57000 104500v2000" svg:viewBox="0 0 1 2001">
          <text:p/>
        </draw:connector>
        <draw:custom-shape draw:style-name="gr2" draw:text-style-name="P3" xml:id="id503" draw:id="id503" draw:layer="layout" svg:width="1cm" svg:height="1cm" svg:x="101cm" svg:y="109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8cm" svg:y1="108.5cm" svg:x2="101cm" svg:y2="110cm" draw:start-shape="id499" draw:start-glue-point="6" draw:end-shape="id503" draw:end-glue-point="6" svg:d="M48000 108500v1500h53000" svg:viewBox="0 0 53001 1501">
          <text:p/>
        </draw:connector>
        <draw:connector draw:style-name="gr4" draw:text-style-name="P1" draw:layer="layout" svg:x1="51cm" svg:y1="108.5cm" svg:x2="101cm" svg:y2="110cm" draw:start-shape="id500" draw:start-glue-point="6" draw:end-shape="id503" draw:end-glue-point="6" svg:d="M51000 108500v1500h50000" svg:viewBox="0 0 50001 1501">
          <text:p/>
        </draw:connector>
        <draw:connector draw:style-name="gr4" draw:text-style-name="P1" draw:layer="layout" svg:x1="54cm" svg:y1="108.5cm" svg:x2="101cm" svg:y2="110cm" draw:start-shape="id501" draw:start-glue-point="6" draw:end-shape="id503" draw:end-glue-point="6" svg:d="M54000 108500v1500h47000" svg:viewBox="0 0 47001 1501">
          <text:p/>
        </draw:connector>
        <draw:connector draw:style-name="gr4" draw:text-style-name="P1" draw:layer="layout" svg:x1="57cm" svg:y1="108.5cm" svg:x2="101cm" svg:y2="110cm" draw:start-shape="id502" draw:start-glue-point="6" draw:end-shape="id503" draw:end-glue-point="6" svg:d="M57000 108500v1500h44000" svg:viewBox="0 0 44001 1501">
          <text:p/>
        </draw:connector>
        <draw:connector draw:style-name="gr4" draw:text-style-name="P1" draw:layer="layout" svg:x1="102cm" svg:y1="110cm" svg:x2="82.5cm" svg:y2="18.99cm" draw:start-shape="id503" draw:start-glue-point="10" draw:end-shape="id179" svg:d="M102000 110000h502v-91010h-20002" svg:viewBox="0 0 20003 91011">
          <text:p/>
        </draw:connector>
        <draw:custom-shape draw:style-name="gr3" draw:text-style-name="P5" xml:id="id504" draw:id="id504" draw:layer="layout" svg:width="0.98cm" svg:height="2cm" draw:transform="rotate (1.5707963267949) translate (29cm 86cm)">
          <text:p text:style-name="P1"><text:span text:style-name="T1">Z456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60.5cm" svg:y1="89.5cm" svg:x2="31cm" svg:y2="85.51cm" draw:start-shape="id481" draw:start-glue-point="4" draw:end-shape="id504" draw:end-glue-point="6" svg:d="M60500 89500v-3990h-29500" svg:viewBox="0 0 29501 3991">
          <text:p/>
        </draw:connector>
        <draw:custom-shape draw:style-name="gr3" draw:text-style-name="P5" xml:id="id512" draw:id="id512" draw:layer="layout" svg:width="0.98cm" svg:height="2cm" draw:transform="rotate (1.5707963267949) translate (28.5cm 82.48cm)">
          <text:p text:style-name="P1"><text:span text:style-name="T1">Z467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09" draw:id="id509" draw:layer="layout" svg:width="0.98cm" svg:height="2cm" draw:transform="rotate (1.5707963267949) translate (22cm 82.5cm)">
          <text:p text:style-name="P1"><text:span text:style-name="T1">Z383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05" draw:id="id505" draw:layer="layout" svg:width="0.98cm" svg:height="2cm" draw:transform="rotate (1.5707963267949) translate (15cm 82.5cm)">
          <text:p text:style-name="P1"><text:span text:style-name="T1">Z38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07" draw:id="id507" draw:layer="layout" svg:width="0.98cm" svg:height="2cm" draw:transform="rotate (1.5707963267949) translate (15cm 86cm)">
          <text:p text:style-name="P1"><text:span text:style-name="T1">Z38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10" draw:id="id510" draw:layer="layout" svg:width="0.98cm" svg:height="2cm" draw:transform="rotate (1.5707963267949) translate (22cm 85.98cm)">
          <text:p text:style-name="P1"><text:span text:style-name="T1">Z385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1" draw:text-style-name="P1" xml:id="id508" draw:id="id508" draw:layer="layout" svg:width="2cm" svg:height="2cm" svg:x="18.5cm" svg:y="84.5cm">
          <text:p text:style-name="P1"><text:span text:style-name="T1">SAR62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6" draw:id="id506" draw:layer="layout" svg:width="2cm" svg:height="2cm" svg:x="18.5cm" svg:y="81cm">
          <text:p text:style-name="P1"><text:span text:style-name="T1">SAR61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7cm" svg:y1="82.01cm" svg:x2="18.5cm" svg:y2="82cm" draw:start-shape="id505" draw:end-shape="id506" draw:end-glue-point="6" svg:d="M17000 82010h751v-10h749" svg:viewBox="0 0 1501 11">
          <text:p/>
        </draw:connector>
        <draw:connector draw:style-name="gr4" draw:text-style-name="P1" draw:layer="layout" svg:x1="17cm" svg:y1="85.51cm" svg:x2="18.5cm" svg:y2="85.5cm" draw:start-shape="id507" draw:start-glue-point="6" draw:end-shape="id508" draw:end-glue-point="6" svg:d="M17000 85510h751v-10h749" svg:viewBox="0 0 1501 11">
          <text:p/>
        </draw:connector>
        <draw:connector draw:style-name="gr4" draw:text-style-name="P1" draw:layer="layout" svg:x1="20.5cm" svg:y1="82cm" svg:x2="22cm" svg:y2="82.01cm" draw:start-shape="id506" draw:start-glue-point="10" draw:end-shape="id509" draw:end-glue-point="4" svg:d="M20500 82000h751v10h749" svg:viewBox="0 0 1501 11">
          <text:p/>
        </draw:connector>
        <draw:connector draw:style-name="gr4" draw:text-style-name="P1" draw:layer="layout" svg:x1="20.5cm" svg:y1="85.5cm" svg:x2="22cm" svg:y2="85.49cm" draw:start-shape="id508" draw:start-glue-point="10" draw:end-shape="id510" svg:d="M20500 85500h751v-10h749" svg:viewBox="0 0 1501 11">
          <text:p/>
        </draw:connector>
        <draw:custom-shape draw:style-name="gr2" draw:text-style-name="P3" xml:id="id511" draw:id="id511" draw:layer="layout" svg:width="1cm" svg:height="1cm" svg:x="71.5cm" svg:y="72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2cm" svg:y1="56cm" svg:x2="72cm" svg:y2="72cm" draw:start-shape="id444" draw:start-glue-point="6" draw:end-shape="id511" draw:end-glue-point="4" svg:d="M72000 56000v16000" svg:viewBox="0 0 1 16001">
          <text:p/>
        </draw:connector>
        <draw:connector draw:style-name="gr4" draw:text-style-name="P1" draw:layer="layout" draw:line-skew="-7.501cm" svg:x1="30.5cm" svg:y1="81.99cm" svg:x2="71.5cm" svg:y2="72.5cm" draw:start-shape="id512" draw:start-glue-point="6" draw:end-shape="id511" draw:end-glue-point="6" svg:d="M30500 81990h13000v-9490h28000" svg:viewBox="0 0 41001 9491">
          <text:p/>
        </draw:connector>
        <draw:custom-shape draw:style-name="gr2" draw:text-style-name="P3" xml:id="id513" draw:id="id513" draw:layer="layout" svg:width="1cm" svg:height="1cm" svg:x="26cm" svg:y="81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14" draw:id="id514" draw:layer="layout" svg:width="1cm" svg:height="1cm" svg:x="26cm" svg:y="8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6.5cm" svg:y1="82.5cm" svg:x2="26.5cm" svg:y2="85cm" draw:start-shape="id513" draw:start-glue-point="8" draw:end-shape="id514" draw:end-glue-point="4" svg:d="M26500 82500v2500" svg:viewBox="0 0 1 2501">
          <text:p/>
        </draw:connector>
        <draw:connector draw:style-name="gr4" draw:text-style-name="P1" draw:layer="layout" svg:x1="26cm" svg:y1="82cm" svg:x2="24cm" svg:y2="82.01cm" draw:start-shape="id513" draw:start-glue-point="6" draw:end-shape="id509" draw:end-glue-point="6" svg:d="M26000 82000h-999v10h-1001" svg:viewBox="0 0 2001 11">
          <text:p/>
        </draw:connector>
        <draw:connector draw:style-name="gr4" draw:text-style-name="P1" draw:layer="layout" svg:x1="27cm" svg:y1="82cm" svg:x2="28.5cm" svg:y2="81.99cm" draw:start-shape="id513" draw:start-glue-point="10" draw:end-shape="id512" draw:end-glue-point="4" svg:d="M27000 82000h751v-10h749" svg:viewBox="0 0 1501 11">
          <text:p/>
        </draw:connector>
        <draw:connector draw:style-name="gr4" draw:text-style-name="P1" draw:layer="layout" svg:x1="26cm" svg:y1="85.5cm" svg:x2="24cm" svg:y2="85.49cm" draw:start-shape="id514" draw:start-glue-point="6" draw:end-shape="id510" svg:d="M26000 85500h-999v-10h-1001" svg:viewBox="0 0 2001 11">
          <text:p/>
        </draw:connector>
        <draw:connector draw:style-name="gr4" draw:text-style-name="P1" draw:layer="layout" svg:x1="27cm" svg:y1="85.5cm" svg:x2="29cm" svg:y2="85.51cm" draw:start-shape="id514" draw:start-glue-point="10" draw:end-shape="id504" svg:d="M27000 85500h1001v10h999" svg:viewBox="0 0 2001 11">
          <text:p/>
        </draw:connector>
        <draw:custom-shape draw:style-name="gr2" draw:text-style-name="P3" xml:id="id515" draw:id="id515" draw:layer="layout" svg:width="1cm" svg:height="1cm" svg:x="12.5cm" svg:y="86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cm" svg:y1="82.01cm" svg:x2="13cm" svg:y2="86.5cm" draw:start-shape="id505" draw:start-glue-point="4" draw:end-shape="id515" draw:end-glue-point="4" svg:d="M15000 82010h-2000v4490" svg:viewBox="0 0 2001 4491">
          <text:p/>
        </draw:connector>
        <draw:connector draw:style-name="gr4" draw:text-style-name="P1" draw:layer="layout" svg:x1="15cm" svg:y1="85.51cm" svg:x2="13cm" svg:y2="86.5cm" draw:start-shape="id507" draw:end-shape="id515" draw:end-glue-point="4" svg:d="M15000 85510h-2000v990" svg:viewBox="0 0 2001 991">
          <text:p/>
        </draw:connector>
        <draw:custom-shape draw:style-name="gr3" draw:text-style-name="P5" xml:id="id516" draw:id="id516" draw:layer="layout" svg:width="1cm" svg:height="2cm" svg:x="15cm" svg:y="90cm">
          <text:p text:style-name="P1"><text:span text:style-name="T1">Z455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17" draw:id="id517" draw:layer="layout" svg:width="1cm" svg:height="2cm" svg:x="18cm" svg:y="90cm">
          <text:p text:style-name="P1"><text:span text:style-name="T1">Z45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18" draw:id="id518" draw:layer="layout" svg:width="1cm" svg:height="2cm" svg:x="21cm" svg:y="90cm">
          <text:p text:style-name="P1"><text:span text:style-name="T1">Z453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19" draw:id="id519" draw:layer="layout" svg:width="1cm" svg:height="2cm" svg:x="24cm" svg:y="90cm">
          <text:p text:style-name="P1"><text:span text:style-name="T1">Z45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20" draw:id="id520" draw:layer="layout" svg:width="1cm" svg:height="2cm" svg:x="26.5cm" svg:y="90cm">
          <text:p text:style-name="P1"><text:span text:style-name="T1">Z451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13cm" svg:y1="87.5cm" svg:x2="15.5cm" svg:y2="90cm" draw:start-shape="id515" draw:start-glue-point="8" draw:end-shape="id516" draw:end-glue-point="4" svg:d="M13000 87500v1251h2500v1249" svg:viewBox="0 0 2501 2501">
          <text:p/>
        </draw:connector>
        <draw:connector draw:style-name="gr4" draw:text-style-name="P1" draw:layer="layout" svg:x1="13cm" svg:y1="87.5cm" svg:x2="18.5cm" svg:y2="90cm" draw:start-shape="id515" draw:start-glue-point="8" draw:end-shape="id517" draw:end-glue-point="4" svg:d="M13000 87500v1251h5500v1249" svg:viewBox="0 0 5501 2501">
          <text:p/>
        </draw:connector>
        <draw:connector draw:style-name="gr4" draw:text-style-name="P1" draw:layer="layout" svg:x1="13cm" svg:y1="87.5cm" svg:x2="21.5cm" svg:y2="90cm" draw:start-shape="id515" draw:start-glue-point="8" draw:end-shape="id518" draw:end-glue-point="4" svg:d="M13000 87500v1251h8500v1249" svg:viewBox="0 0 8501 2501">
          <text:p/>
        </draw:connector>
        <draw:connector draw:style-name="gr4" draw:text-style-name="P1" draw:layer="layout" svg:x1="13cm" svg:y1="87.5cm" svg:x2="24.5cm" svg:y2="90cm" draw:start-shape="id515" draw:start-glue-point="8" draw:end-shape="id519" draw:end-glue-point="4" svg:d="M13000 87500v1251h11500v1249" svg:viewBox="0 0 11501 2501">
          <text:p/>
        </draw:connector>
        <draw:connector draw:style-name="gr4" draw:text-style-name="P1" draw:layer="layout" svg:x1="13cm" svg:y1="87.5cm" svg:x2="27cm" svg:y2="90cm" draw:start-shape="id515" draw:start-glue-point="8" draw:end-shape="id520" draw:end-glue-point="4" svg:d="M13000 87500v1251h14000v1249" svg:viewBox="0 0 14001 2501">
          <text:p/>
        </draw:connector>
        <draw:custom-shape draw:style-name="gr3" draw:text-style-name="P5" xml:id="id526" draw:id="id526" draw:layer="layout" svg:width="1cm" svg:height="2cm" svg:x="15cm" svg:y="96cm">
          <text:p text:style-name="P1"><text:span text:style-name="T1">Z440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24" draw:id="id524" draw:layer="layout" svg:width="1cm" svg:height="2cm" svg:x="18cm" svg:y="96cm">
          <text:p text:style-name="P1"><text:span text:style-name="T1">Z441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23" draw:id="id523" draw:layer="layout" svg:width="1cm" svg:height="2cm" svg:x="21cm" svg:y="96cm">
          <text:p text:style-name="P1"><text:span text:style-name="T1">Z44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22" draw:id="id522" draw:layer="layout" svg:width="1cm" svg:height="2cm" svg:x="24cm" svg:y="96cm">
          <text:p text:style-name="P1"><text:span text:style-name="T1">Z443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21" draw:id="id521" draw:layer="layout" svg:width="1cm" svg:height="2cm" svg:x="26.5cm" svg:y="96cm">
          <text:p text:style-name="P1"><text:span text:style-name="T1">Z44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27cm" svg:y1="92cm" svg:x2="27cm" svg:y2="96cm" draw:start-shape="id520" draw:start-glue-point="6" draw:end-shape="id521" draw:end-glue-point="4" svg:d="M27000 92000v4000" svg:viewBox="0 0 1 4001">
          <text:p/>
        </draw:connector>
        <draw:connector draw:style-name="gr4" draw:text-style-name="P1" draw:layer="layout" svg:x1="24.5cm" svg:y1="92cm" svg:x2="24.5cm" svg:y2="96cm" draw:start-shape="id519" draw:start-glue-point="6" draw:end-shape="id522" draw:end-glue-point="4" svg:d="M24500 92000v4000" svg:viewBox="0 0 1 4001">
          <text:p/>
        </draw:connector>
        <draw:connector draw:style-name="gr4" draw:text-style-name="P1" draw:layer="layout" svg:x1="21.5cm" svg:y1="92cm" svg:x2="21.5cm" svg:y2="96cm" draw:start-shape="id518" draw:start-glue-point="6" draw:end-shape="id523" draw:end-glue-point="4" svg:d="M21500 92000v4000" svg:viewBox="0 0 1 4001">
          <text:p/>
        </draw:connector>
        <draw:connector draw:style-name="gr4" draw:text-style-name="P1" draw:layer="layout" svg:x1="18.5cm" svg:y1="92cm" svg:x2="18.5cm" svg:y2="96cm" draw:start-shape="id517" draw:start-glue-point="6" draw:end-shape="id524" draw:end-glue-point="4" svg:d="M18500 92000v4000" svg:viewBox="0 0 1 4001">
          <text:p/>
        </draw:connector>
        <draw:custom-shape draw:style-name="gr2" draw:text-style-name="P3" xml:id="id525" draw:id="id525" draw:layer="layout" svg:width="1cm" svg:height="1cm" svg:x="12.5cm" svg:y="99.5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7cm" svg:y1="98cm" svg:x2="13cm" svg:y2="99.5cm" draw:start-shape="id521" draw:start-glue-point="6" draw:end-shape="id525" draw:end-glue-point="4" svg:d="M27000 98000v751h-14000v749" svg:viewBox="0 0 14001 1501">
          <text:p/>
        </draw:connector>
        <draw:connector draw:style-name="gr4" draw:text-style-name="P1" draw:layer="layout" svg:x1="24.5cm" svg:y1="98cm" svg:x2="13cm" svg:y2="99.5cm" draw:start-shape="id522" draw:start-glue-point="6" draw:end-shape="id525" draw:end-glue-point="4" svg:d="M24500 98000v751h-11500v749" svg:viewBox="0 0 11501 1501">
          <text:p/>
        </draw:connector>
        <draw:connector draw:style-name="gr4" draw:text-style-name="P1" draw:layer="layout" svg:x1="21.5cm" svg:y1="98cm" svg:x2="13cm" svg:y2="99.5cm" draw:start-shape="id523" draw:start-glue-point="6" draw:end-shape="id525" draw:end-glue-point="4" svg:d="M21500 98000v751h-8500v749" svg:viewBox="0 0 8501 1501">
          <text:p/>
        </draw:connector>
        <draw:connector draw:style-name="gr4" draw:text-style-name="P1" draw:layer="layout" svg:x1="18.5cm" svg:y1="98cm" svg:x2="13cm" svg:y2="99.5cm" draw:start-shape="id524" draw:start-glue-point="6" draw:end-shape="id525" draw:end-glue-point="4" svg:d="M18500 98000v751h-5500v749" svg:viewBox="0 0 5501 1501">
          <text:p/>
        </draw:connector>
        <draw:connector draw:style-name="gr4" draw:text-style-name="P1" draw:layer="layout" svg:x1="15.5cm" svg:y1="98cm" svg:x2="13cm" svg:y2="99.5cm" draw:start-shape="id526" draw:start-glue-point="6" draw:end-shape="id525" draw:end-glue-point="4" svg:d="M15500 98000v751h-2500v749" svg:viewBox="0 0 2501 1501">
          <text:p/>
        </draw:connector>
        <draw:connector draw:style-name="gr4" draw:text-style-name="P1" draw:layer="layout" draw:line-skew="1.498cm" svg:x1="86cm" svg:y1="20.99cm" svg:x2="13.5cm" svg:y2="100cm" draw:start-shape="id181" draw:start-glue-point="6" draw:end-shape="id525" draw:end-glue-point="10" svg:d="M86000 20990h2000v79010h-74500" svg:viewBox="0 0 74501 79011">
          <text:p/>
        </draw:connector>
        <draw:custom-shape draw:style-name="gr3" draw:text-style-name="P5" xml:id="id527" draw:id="id527" draw:layer="layout" svg:width="1cm" svg:height="2cm" draw:transform="rotate (1.5707963267949) translate (83.5cm 72cm)">
          <text:p text:style-name="P1"><text:span text:style-name="T1">Z410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76cm" svg:y1="56cm" svg:x2="83.5cm" svg:y2="71.5cm" draw:start-shape="id446" draw:start-glue-point="6" draw:end-shape="id527" draw:end-glue-point="4" svg:d="M76000 56000v15500h7500" svg:viewBox="0 0 7501 15501">
          <text:p/>
        </draw:connector>
        <draw:custom-shape draw:style-name="gr1" draw:text-style-name="P1" xml:id="id528" draw:id="id528" draw:layer="layout" svg:width="2cm" svg:height="2cm" svg:x="88cm" svg:y="70.5cm">
          <text:p text:style-name="P1"><text:span text:style-name="T1">S-NPZ681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5.5cm" svg:y1="71.5cm" svg:x2="88cm" svg:y2="71.5cm" draw:start-shape="id527" draw:start-glue-point="6" draw:end-shape="id528" draw:end-glue-point="6" svg:d="M85500 71500h2500" svg:viewBox="0 0 2501 1">
          <text:p/>
        </draw:connector>
        <draw:custom-shape draw:style-name="gr1" draw:text-style-name="P1" xml:id="id529" draw:id="id529" draw:layer="layout" svg:width="2cm" svg:height="2cm" svg:x="86.5cm" svg:y="74cm">
          <text:p text:style-name="P1"><text:span text:style-name="T1">S-NPZ680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2.5cm" svg:y1="72.5cm" svg:x2="86.5cm" svg:y2="75cm" draw:start-shape="id511" draw:start-glue-point="10" draw:end-shape="id529" draw:end-glue-point="6" svg:d="M72500 72500h7001v2500h6999" svg:viewBox="0 0 14001 2501">
          <text:p/>
        </draw:connector>
        <draw:custom-shape draw:name="РЕЗЕРВУАР №35" draw:style-name="gr1" draw:text-style-name="P1" xml:id="id530" draw:id="id530" draw:layer="layout" svg:width="2cm" svg:height="2cm" svg:x="29cm" svg:y="10cm">
          <text:p text:style-name="P1"><text:span text:style-name="T1">AR35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РЕЗЕРВУАР №36" draw:style-name="gr1" draw:text-style-name="P1" xml:id="id533" draw:id="id533" draw:layer="layout" svg:width="2cm" svg:height="2cm" svg:x="39cm" svg:y="10cm">
          <text:p text:style-name="P1"><text:span text:style-name="T1">AR36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31" draw:id="id531" draw:layer="layout" svg:width="1cm" svg:height="2cm" svg:x="30.5cm" svg:y="13cm">
          <text:p text:style-name="P1"><text:span text:style-name="T1">Z111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32" draw:id="id532" draw:layer="layout" svg:width="1cm" svg:height="2cm" svg:x="34.5cm" svg:y="12.5cm">
          <text:p text:style-name="P1"><text:span text:style-name="T1">Z112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34" draw:id="id534" draw:layer="layout" svg:width="1cm" svg:height="2cm" svg:x="38cm" svg:y="13.5cm">
          <text:p text:style-name="P1"><text:span text:style-name="T1">Z113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5" xml:id="id535" draw:id="id535" draw:layer="layout" svg:width="1cm" svg:height="2cm" svg:x="42.5cm" svg:y="13.5cm">
          <text:p text:style-name="P1"><text:span text:style-name="T1">Z114</text:span> 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30cm" svg:y1="12cm" svg:x2="31cm" svg:y2="13cm" draw:start-shape="id530" draw:start-glue-point="8" draw:end-shape="id531" draw:end-glue-point="4" svg:d="M30000 12000v501h1000v499" svg:viewBox="0 0 1001 1001">
          <text:p/>
        </draw:connector>
        <draw:connector draw:style-name="gr4" draw:text-style-name="P1" draw:layer="layout" svg:x1="31cm" svg:y1="15cm" svg:x2="35cm" svg:y2="12.5cm" draw:start-shape="id531" draw:start-glue-point="6" draw:end-shape="id532" draw:end-glue-point="4" svg:d="M31000 15000v502h2001v-3503h1999v501" svg:viewBox="0 0 4001 3504">
          <text:p/>
        </draw:connector>
        <draw:connector draw:style-name="gr4" draw:text-style-name="P1" draw:layer="layout" svg:x1="40cm" svg:y1="12cm" svg:x2="38.5cm" svg:y2="13.5cm" draw:start-shape="id533" draw:start-glue-point="8" draw:end-shape="id534" draw:end-glue-point="4" svg:d="M40000 12000v751h-1500v749" svg:viewBox="0 0 1501 1501">
          <text:p/>
        </draw:connector>
        <draw:connector draw:style-name="gr4" draw:text-style-name="P1" draw:layer="layout" svg:x1="38.5cm" svg:y1="15.5cm" svg:x2="43cm" svg:y2="13.5cm" draw:start-shape="id534" draw:start-glue-point="6" draw:end-shape="id535" draw:end-glue-point="4" svg:d="M38500 15500v502h2251v-3003h2249v501" svg:viewBox="0 0 4501 3004">
          <text:p/>
        </draw:connector>
        <draw:connector draw:style-name="gr4" draw:text-style-name="P1" draw:layer="layout" svg:x1="35cm" svg:y1="14.5cm" svg:x2="46.646cm" svg:y2="16.854cm" draw:start-shape="id532" draw:start-glue-point="6" draw:end-shape="id74" draw:end-glue-point="7" svg:d="M35000 14500v2354h11646" svg:viewBox="0 0 11647 2355">
          <text:p/>
        </draw:connector>
        <draw:connector draw:style-name="gr4" draw:text-style-name="P1" draw:layer="layout" svg:x1="43cm" svg:y1="15.5cm" svg:x2="46.646cm" svg:y2="16.146cm" draw:start-shape="id535" draw:start-glue-point="6" draw:end-shape="id74" draw:end-glue-point="5" svg:d="M43000 15500v646h3646" svg:viewBox="0 0 3647 647">
          <text:p/>
        </draw:connector>
        <draw:connector draw:style-name="gr7" draw:text-style-name="P7" draw:layer="layout" svg:x1="0.5cm" svg:y1="-7cm" svg:x2="1cm" svg:y2="-8cm" draw:start-shape="id184" draw:start-glue-point="4" draw:end-shape="id207" draw:end-glue-point="6" svg:d="M500-7000v-1000h500" svg:viewBox="0 0 501 1001">
          <text:p/>
        </draw:connector>
        <draw:connector draw:style-name="gr7" draw:text-style-name="P7" draw:layer="layout" svg:x1="6.5cm" svg:y1="-7cm" svg:x2="7cm" svg:y2="-8cm" draw:start-shape="id187" draw:start-glue-point="4" draw:end-shape="id209" draw:end-glue-point="6" svg:d="M6500-7000v-1000h500" svg:viewBox="0 0 501 1001">
          <text:p/>
        </draw:connector>
        <draw:connector draw:style-name="gr7" draw:text-style-name="P7" draw:layer="layout" svg:x1="12.5cm" svg:y1="-7cm" svg:x2="13cm" svg:y2="-8cm" draw:start-shape="id190" draw:start-glue-point="4" draw:end-shape="id212" draw:end-glue-point="6" svg:d="M12500-7000v-1000h500" svg:viewBox="0 0 501 1001">
          <text:p/>
        </draw:connector>
        <draw:connector draw:style-name="gr7" draw:text-style-name="P7" draw:layer="layout" svg:x1="17.5cm" svg:y1="-7cm" svg:x2="18cm" svg:y2="-8cm" draw:start-shape="id193" draw:start-glue-point="4" draw:end-shape="id215" draw:end-glue-point="6" svg:d="M17500-7000v-1000h500" svg:viewBox="0 0 501 1001">
          <text:p/>
        </draw:connector>
        <draw:connector draw:style-name="gr7" draw:text-style-name="P7" draw:layer="layout" svg:x1="0.5cm" svg:y1="9cm" svg:x2="2cm" svg:y2="10cm" draw:start-shape="id159" draw:start-glue-point="8" draw:end-shape="id173" draw:end-glue-point="6" svg:d="M500 9000v1000h1500" svg:viewBox="0 0 1501 1001">
          <text:p/>
        </draw:connector>
        <draw:connector draw:style-name="gr7" draw:text-style-name="P7" draw:layer="layout" svg:x1="6.5cm" svg:y1="9cm" svg:x2="8cm" svg:y2="10cm" draw:start-shape="id163" draw:start-glue-point="8" draw:end-shape="id175" draw:end-glue-point="6" svg:d="M6500 9000v1000h1500" svg:viewBox="0 0 1501 1001">
          <text:p/>
        </draw:connector>
        <draw:connector draw:style-name="gr7" draw:text-style-name="P7" draw:layer="layout" svg:x1="12.5cm" svg:y1="9cm" svg:x2="14cm" svg:y2="10cm" draw:start-shape="id166" draw:start-glue-point="8" draw:end-shape="id171" draw:end-glue-point="6" svg:d="M12500 9000v1000h1500" svg:viewBox="0 0 1501 1001">
          <text:p/>
        </draw:connector>
        <draw:connector draw:style-name="gr7" draw:text-style-name="P7" draw:layer="layout" svg:x1="54.5cm" svg:y1="-5cm" svg:x2="56cm" svg:y2="-1.5cm" draw:start-shape="id147" draw:start-glue-point="10" draw:end-shape="id152" draw:end-glue-point="4" svg:d="M54500-5000h1500v3500" svg:viewBox="0 0 1501 3501">
          <text:p/>
        </draw:connector>
        <draw:connector draw:style-name="gr7" draw:text-style-name="P7" draw:layer="layout" svg:x1="67cm" svg:y1="-12cm" svg:x2="68cm" svg:y2="-14cm" draw:start-shape="id250" draw:start-glue-point="4" draw:end-shape="id536" draw:end-glue-point="6" svg:d="M67000-12000v-2000h1000" svg:viewBox="0 0 1001 2001">
          <text:p/>
        </draw:connector>
        <draw:connector draw:style-name="gr7" draw:text-style-name="P7" draw:layer="layout" svg:x1="70cm" svg:y1="-14cm" svg:x2="71cm" svg:y2="-12cm" draw:start-shape="id536" draw:start-glue-point="10" draw:end-shape="id252" draw:end-glue-point="4" svg:d="M70000-14000h1000v2000" svg:viewBox="0 0 1001 2001">
          <text:p/>
        </draw:connector>
        <draw:connector draw:style-name="gr7" draw:text-style-name="P7" draw:layer="layout" svg:x1="74cm" svg:y1="-12cm" svg:x2="75cm" svg:y2="-14cm" draw:start-shape="id254" draw:start-glue-point="4" draw:end-shape="id537" draw:end-glue-point="6" svg:d="M74000-12000v-2000h1000" svg:viewBox="0 0 1001 2001">
          <text:p/>
        </draw:connector>
        <draw:connector draw:style-name="gr7" draw:text-style-name="P7" draw:layer="layout" svg:x1="77cm" svg:y1="-14cm" svg:x2="78cm" svg:y2="-12cm" draw:start-shape="id537" draw:start-glue-point="10" draw:end-shape="id256" draw:end-glue-point="4" svg:d="M77000-14000h1000v2000" svg:viewBox="0 0 1001 2001">
          <text:p/>
        </draw:connector>
        <draw:connector draw:style-name="gr7" draw:text-style-name="P7" draw:layer="layout" svg:x1="81cm" svg:y1="-12cm" svg:x2="82cm" svg:y2="-14cm" draw:start-shape="id258" draw:start-glue-point="4" draw:end-shape="id538" draw:end-glue-point="6" svg:d="M81000-12000v-2000h1000" svg:viewBox="0 0 1001 2001">
          <text:p/>
        </draw:connector>
        <draw:connector draw:style-name="gr7" draw:text-style-name="P7" draw:layer="layout" svg:x1="84cm" svg:y1="-14cm" svg:x2="85cm" svg:y2="-12cm" draw:start-shape="id538" draw:start-glue-point="10" draw:end-shape="id260" draw:end-glue-point="4" svg:d="M84000-14000h1000v2000" svg:viewBox="0 0 1001 2001">
          <text:p/>
        </draw:connector>
        <draw:connector draw:style-name="gr7" draw:text-style-name="P7" draw:layer="layout" svg:x1="88cm" svg:y1="-12cm" svg:x2="89cm" svg:y2="-14cm" draw:start-shape="id262" draw:end-shape="id539" draw:end-glue-point="6" svg:d="M88000-12000v-2000h1000" svg:viewBox="0 0 1001 2001">
          <text:p/>
        </draw:connector>
        <draw:connector draw:style-name="gr7" draw:text-style-name="P7" draw:layer="layout" svg:x1="91cm" svg:y1="-14cm" svg:x2="92cm" svg:y2="-12cm" draw:start-shape="id539" draw:start-glue-point="10" draw:end-shape="id264" draw:end-glue-point="4" svg:d="M91000-14000h1000v2000" svg:viewBox="0 0 1001 2001">
          <text:p/>
        </draw:connector>
        <draw:connector draw:style-name="gr7" draw:text-style-name="P7" draw:layer="layout" svg:x1="71cm" svg:y1="0cm" svg:x2="72cm" svg:y2="-2cm" draw:start-shape="id287" draw:start-glue-point="4" draw:end-shape="id540" draw:end-glue-point="6" svg:d="M71000 0v-2000h1000" svg:viewBox="0 0 1001 2001">
          <text:p/>
        </draw:connector>
        <draw:connector draw:style-name="gr7" draw:text-style-name="P7" draw:layer="layout" svg:x1="74cm" svg:y1="-2cm" svg:x2="75cm" svg:y2="0cm" draw:start-shape="id540" draw:start-glue-point="10" draw:end-shape="id289" svg:d="M74000-2000h1000v2000" svg:viewBox="0 0 1001 2001">
          <text:p/>
        </draw:connector>
        <draw:connector draw:style-name="gr7" draw:text-style-name="P7" draw:layer="layout" svg:x1="78cm" svg:y1="0cm" svg:x2="79cm" svg:y2="-2cm" draw:start-shape="id291" draw:start-glue-point="4" draw:end-shape="id541" draw:end-glue-point="6" svg:d="M78000 0v-2000h1000" svg:viewBox="0 0 1001 2001">
          <text:p/>
        </draw:connector>
        <draw:connector draw:style-name="gr7" draw:text-style-name="P7" draw:layer="layout" svg:x1="81cm" svg:y1="-2cm" svg:x2="82cm" svg:y2="0cm" draw:start-shape="id541" draw:start-glue-point="10" draw:end-shape="id293" draw:end-glue-point="4" svg:d="M81000-2000h1000v2000" svg:viewBox="0 0 1001 2001">
          <text:p/>
        </draw:connector>
        <draw:connector draw:style-name="gr7" draw:text-style-name="P7" draw:layer="layout" svg:x1="85cm" svg:y1="0cm" svg:x2="86cm" svg:y2="-2cm" draw:start-shape="id295" draw:start-glue-point="4" draw:end-shape="id542" draw:end-glue-point="6" svg:d="M85000 0v-2000h1000" svg:viewBox="0 0 1001 2001">
          <text:p/>
        </draw:connector>
        <draw:connector draw:style-name="gr7" draw:text-style-name="P7" draw:layer="layout" svg:x1="88cm" svg:y1="-2cm" svg:x2="89cm" svg:y2="0cm" draw:start-shape="id542" draw:start-glue-point="10" draw:end-shape="id297" draw:end-glue-point="4" svg:d="M88000-2000h1000v2000" svg:viewBox="0 0 1001 2001">
          <text:p/>
        </draw:connector>
        <draw:connector draw:style-name="gr7" draw:text-style-name="P7" draw:layer="layout" svg:x1="92cm" svg:y1="0cm" svg:x2="93cm" svg:y2="-2cm" draw:start-shape="id299" draw:start-glue-point="4" draw:end-shape="id543" draw:end-glue-point="6" svg:d="M92000 0v-2000h1000" svg:viewBox="0 0 1001 2001">
          <text:p/>
        </draw:connector>
        <draw:connector draw:style-name="gr7" draw:text-style-name="P7" draw:layer="layout" svg:x1="95cm" svg:y1="-2cm" svg:x2="96cm" svg:y2="0cm" draw:start-shape="id543" draw:start-glue-point="10" draw:end-shape="id301" draw:end-glue-point="4" svg:d="M95000-2000h1000v2000" svg:viewBox="0 0 1001 2001">
          <text:p/>
        </draw:connector>
        <draw:connector draw:style-name="gr7" draw:text-style-name="P7" draw:layer="layout" svg:x1="72cm" svg:y1="10.5cm" svg:x2="73.1cm" svg:y2="8.6cm" draw:start-shape="id337" draw:start-glue-point="4" draw:end-shape="id544" draw:end-glue-point="6" svg:d="M72000 10500v-1900h1100" svg:viewBox="0 0 1101 1901">
          <text:p/>
        </draw:connector>
        <draw:connector draw:style-name="gr7" draw:text-style-name="P7" draw:layer="layout" svg:x1="75.1cm" svg:y1="8.6cm" svg:x2="76cm" svg:y2="10.5cm" draw:start-shape="id544" draw:start-glue-point="10" draw:end-shape="id339" draw:end-glue-point="4" svg:d="M75100 8600h900v1900" svg:viewBox="0 0 901 1901">
          <text:p/>
        </draw:connector>
        <draw:connector draw:style-name="gr7" draw:text-style-name="P7" draw:layer="layout" svg:x1="79.1cm" svg:y1="10.6cm" svg:x2="80.1cm" svg:y2="8.6cm" draw:start-shape="id341" draw:start-glue-point="4" draw:end-shape="id545" draw:end-glue-point="6" svg:d="M79100 10600v-2000h1000" svg:viewBox="0 0 1001 2001">
          <text:p/>
        </draw:connector>
        <draw:connector draw:style-name="gr7" draw:text-style-name="P7" draw:layer="layout" svg:x1="82.1cm" svg:y1="8.6cm" svg:x2="83.1cm" svg:y2="10.6cm" draw:start-shape="id545" draw:end-shape="id343" svg:d="M82100 8600h1000v2000" svg:viewBox="0 0 1001 2001">
          <text:p/>
        </draw:connector>
        <draw:connector draw:style-name="gr7" draw:text-style-name="P7" draw:layer="layout" svg:x1="86.1cm" svg:y1="10.6cm" svg:x2="87.1cm" svg:y2="8.6cm" draw:start-shape="id345" draw:end-shape="id546" draw:end-glue-point="6" svg:d="M86100 10600v-2000h1000" svg:viewBox="0 0 1001 2001">
          <text:p/>
        </draw:connector>
        <draw:connector draw:style-name="gr7" draw:text-style-name="P7" draw:layer="layout" svg:x1="89.1cm" svg:y1="8.6cm" svg:x2="90.1cm" svg:y2="10.6cm" draw:start-shape="id546" draw:start-glue-point="10" draw:end-shape="id347" draw:end-glue-point="4" svg:d="M89100 8600h1000v2000" svg:viewBox="0 0 1001 2001">
          <text:p/>
        </draw:connector>
        <draw:connector draw:style-name="gr7" draw:text-style-name="P7" draw:layer="layout" svg:x1="93.1cm" svg:y1="10.6cm" svg:x2="94.1cm" svg:y2="8.6cm" draw:start-shape="id349" draw:start-glue-point="4" draw:end-shape="id547" draw:end-glue-point="6" svg:d="M93100 10600v-2000h1000" svg:viewBox="0 0 1001 2001">
          <text:p/>
        </draw:connector>
        <draw:connector draw:style-name="gr7" draw:text-style-name="P7" draw:layer="layout" svg:x1="96.1cm" svg:y1="8.6cm" svg:x2="97.1cm" svg:y2="10.6cm" draw:start-shape="id547" draw:start-glue-point="10" draw:end-shape="id351" draw:end-glue-point="4" svg:d="M96100 8600h1000v2000" svg:viewBox="0 0 1001 2001">
          <text:p/>
        </draw:connector>
        <draw:custom-shape draw:style-name="gr8" draw:text-style-name="P1" xml:id="id205" draw:id="id205" draw:layer="layout" svg:width="2cm" svg:height="2cm" svg:x="-5.5cm" svg:y="0cm">
          <text:p text:style-name="P1"><text:span text:style-name="T1">NSI-PNS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svg:x1="-3.5cm" svg:y1="1cm" svg:x2="0cm" svg:y2="1.5cm" draw:start-shape="id205" draw:start-glue-point="10" draw:end-shape="id161" draw:end-glue-point="6" svg:d="M-3500 1000h1751v500h1749" svg:viewBox="0 0 3501 501">
          <text:p/>
        </draw:connector>
        <draw:custom-shape draw:style-name="gr8" draw:text-style-name="P1" xml:id="id206" draw:id="id206" draw:layer="layout" svg:width="2cm" svg:height="2cm" svg:x="-3.5cm" svg:y="-2cm">
          <text:p text:style-name="P1"><text:span text:style-name="T1">NSI-PNS-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svg:x1="-1.5cm" svg:y1="-1cm" svg:x2="2cm" svg:y2="-0.5cm" draw:start-shape="id206" draw:start-glue-point="10" draw:end-shape="id201" draw:end-glue-point="6" svg:d="M-1500-1000h1751v500h1749" svg:viewBox="0 0 3501 501">
          <text:p/>
        </draw:connector>
        <draw:custom-shape draw:style-name="gr8" draw:text-style-name="P1" xml:id="id244" draw:id="id244" draw:layer="layout" svg:width="2cm" svg:height="2cm" svg:x="48.5cm" svg:y="8.5cm">
          <text:p text:style-name="P1"><text:span text:style-name="T1">U-NSPNS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46" draw:id="id246" draw:layer="layout" svg:width="2cm" svg:height="2cm" svg:x="57cm" svg:y="-2.5cm">
          <text:p text:style-name="P1"><text:span text:style-name="T1">U-NSPNS-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svg:x1="59.5cm" svg:y1="-6.5cm" svg:x2="58cm" svg:y2="-8cm" draw:start-shape="id548" draw:start-glue-point="4" draw:end-shape="id549" svg:d="M59500-6500v-749h-1500v-751" svg:viewBox="0 0 1501 1501">
          <text:p/>
        </draw:connector>
        <draw:custom-shape draw:name="МНС №3" draw:style-name="gr8" draw:text-style-name="P1" xml:id="id248" draw:id="id248" draw:layer="layout" svg:width="2cm" svg:height="2cm" svg:x="63.5cm" svg:y="-9cm">
          <text:p text:style-name="P1"><text:span text:style-name="T1">NSI-MN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svg:x1="65.5cm" svg:y1="-8cm" svg:x2="66.5cm" svg:y2="-8cm" draw:start-shape="id248" draw:start-glue-point="10" draw:end-shape="id249" draw:end-glue-point="6" svg:d="M65500-8000h1000" svg:viewBox="0 0 1001 1">
          <text:p/>
        </draw:connector>
        <draw:custom-shape draw:name="МНС №1" draw:style-name="gr8" draw:text-style-name="P1" xml:id="id550" draw:id="id550" draw:layer="layout" svg:width="2cm" svg:height="2cm" svg:x="67.5cm" svg:y="0cm">
          <text:p text:style-name="P1"><text:span text:style-name="T1">NSI-MN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svg:x1="69.207cm" svg:y1="1.707cm" svg:x2="70.5cm" svg:y2="4cm" draw:start-shape="id550" draw:start-glue-point="9" draw:end-shape="id286" draw:end-glue-point="6" svg:d="M69207 1707v2293h1293" svg:viewBox="0 0 1294 2294">
          <text:p/>
        </draw:connector>
        <draw:custom-shape draw:name="МНС №2" draw:style-name="gr8" draw:text-style-name="P1" xml:id="id352" draw:id="id352" draw:layer="layout" svg:width="2cm" svg:height="2cm" svg:x="68.5cm" svg:y="11cm">
          <text:p text:style-name="P1"><text:span text:style-name="T1">NSI-MN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ВЫХОД МНС №3" draw:style-name="gr8" draw:text-style-name="P1" xml:id="id265" draw:id="id265" draw:layer="layout" svg:width="2cm" svg:height="2cm" svg:x="93cm" svg:y="-7cm">
          <text:p text:style-name="P1"><text:span text:style-name="T1">NSO-MN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svg:x1="94.707cm" svg:y1="-6.707cm" svg:x2="95.5cm" svg:y2="-8cm" draw:start-shape="id265" draw:start-glue-point="11" draw:end-shape="id270" draw:end-glue-point="6" svg:d="M94707-6707v-1293h793" svg:viewBox="0 0 794 1294">
          <text:p/>
        </draw:connector>
        <draw:custom-shape draw:name="ВЫХОД МНС №1" draw:style-name="gr8" draw:text-style-name="P1" xml:id="id313" draw:id="id313" draw:layer="layout" svg:width="2cm" svg:height="2cm" svg:x="96.5cm" svg:y="5cm">
          <text:p text:style-name="P1"><text:span text:style-name="T1">NSO-MN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svg:x1="98.5cm" svg:y1="6cm" svg:x2="99cm" svg:y2="4.5cm" draw:start-shape="id313" draw:start-glue-point="10" draw:end-shape="id306" draw:end-glue-point="8" svg:d="M98500 6000h500v-1500" svg:viewBox="0 0 501 1501">
          <text:p/>
        </draw:connector>
        <draw:custom-shape draw:name="ВЫХОД МНС №2" draw:style-name="gr8" draw:text-style-name="P1" xml:id="id361" draw:id="id361" draw:layer="layout" svg:width="2cm" svg:height="2cm" svg:x="95.5cm" svg:y="16.5cm">
          <text:p text:style-name="P1"><text:span text:style-name="T1">NSO-MN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svg:x1="97.5cm" svg:y1="17.5cm" svg:x2="99cm" svg:y2="14.5cm" draw:start-shape="id361" draw:start-glue-point="10" draw:end-shape="id362" draw:end-glue-point="4" svg:d="M97500 17500h751v-3000h749" svg:viewBox="0 0 1501 3001">
          <text:p/>
        </draw:connector>
        <draw:connector draw:style-name="gr4" draw:text-style-name="P1" draw:layer="layout" svg:x1="21.5cm" svg:y1="33cm" svg:x2="22.5cm" svg:y2="38.49cm" draw:start-shape="id71" draw:start-glue-point="8" draw:end-shape="id69" draw:end-glue-point="4" svg:d="M21500 33000v5490h1000" svg:viewBox="0 0 1001 5491">
          <text:p/>
        </draw:connector>
        <draw:custom-shape draw:style-name="gr10" draw:text-style-name="P8" xml:id="id548" draw:id="id548" draw:layer="layout" svg:width="2cm" svg:height="2cm" svg:x="58.5cm" svg:y="-6.5cm">
          <text:p text:style-name="P1"><text:span text:style-name="T1">MPSA-PNS-MN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svg:x1="59.5cm" svg:y1="-4.5cm" svg:x2="58cm" svg:y2="-2.5cm" draw:start-shape="id548" draw:end-shape="id246" draw:end-glue-point="4" svg:d="M59500-4500v1001h-1500v999" svg:viewBox="0 0 1501 2001">
          <text:p/>
        </draw:connector>
        <draw:custom-shape draw:style-name="gr10" draw:text-style-name="P8" xml:id="id245" draw:id="id245" draw:layer="layout" svg:width="2cm" svg:height="2cm" svg:x="59cm" svg:y="5.5cm">
          <text:p text:style-name="P1"><text:span text:style-name="T1">MPSA-PNS-MN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svg:x1="60cm" svg:y1="5.5cm" svg:x2="60cm" svg:y2="3.5cm" draw:start-shape="id245" draw:start-glue-point="4" draw:end-shape="id551" draw:end-glue-point="8" svg:d="M60000 5500v-2000" svg:viewBox="0 0 1 2001">
          <text:p/>
        </draw:connector>
        <draw:custom-shape draw:style-name="gr10" draw:text-style-name="P8" xml:id="id242" draw:id="id242" draw:layer="layout" svg:width="2cm" svg:height="2cm" svg:x="52.5cm" svg:y="8.5cm">
          <text:p text:style-name="P1"><text:span text:style-name="T1">MPSA-PNS-MN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svg:x1="52.5cm" svg:y1="9.5cm" svg:x2="50.5cm" svg:y2="9.5cm" draw:start-shape="id242" draw:start-glue-point="6" draw:end-shape="id244" svg:d="M52500 9500h-2000" svg:viewBox="0 0 2001 1">
          <text:p/>
        </draw:connector>
        <draw:connector draw:style-name="gr9" draw:text-style-name="P7" draw:layer="layout" svg:x1="47cm" svg:y1="5.5cm" svg:x2="47cm" svg:y2="16cm" draw:start-shape="id141" draw:start-glue-point="8" draw:end-shape="id74" draw:end-glue-point="4" svg:d="M47000 5500v10500" svg:viewBox="0 0 1 10501">
          <text:p/>
        </draw:connector>
        <draw:custom-shape draw:style-name="gr10" draw:text-style-name="P8" xml:id="id243" draw:id="id243" draw:layer="layout" svg:width="2cm" svg:height="2cm" svg:x="57cm" svg:y="8.5cm">
          <text:p text:style-name="P1"><text:span text:style-name="T1">MPSA-MNS2-P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svg:x1="59cm" svg:y1="9.5cm" svg:x2="61.5cm" svg:y2="9.5cm" draw:start-shape="id243" draw:start-glue-point="10" draw:end-shape="id334" draw:end-glue-point="4" svg:d="M59000 9500h2500" svg:viewBox="0 0 2501 1">
          <text:p/>
        </draw:connector>
        <draw:custom-shape draw:style-name="gr10" draw:text-style-name="P8" xml:id="id551" draw:id="id551" draw:layer="layout" svg:width="2cm" svg:height="2cm" svg:x="59cm" svg:y="1.5cm">
          <text:p text:style-name="P1"><text:span text:style-name="T1">MPSA-MNS1-P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svg:x1="60cm" svg:y1="1.5cm" svg:x2="61cm" svg:y2="1cm" draw:start-shape="id551" draw:start-glue-point="4" draw:end-shape="id284" draw:end-glue-point="4" svg:d="M60000 1500v-500h1000" svg:viewBox="0 0 1001 501">
          <text:p/>
        </draw:connector>
        <draw:custom-shape draw:style-name="gr10" draw:text-style-name="P8" xml:id="id549" draw:id="id549" draw:layer="layout" svg:width="2cm" svg:height="2cm" svg:x="57cm" svg:y="-10cm">
          <text:p text:style-name="P1"><text:span text:style-name="T1">MPSA-MNS3-P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svg:x1="58cm" svg:y1="-10cm" svg:x2="60cm" svg:y2="-10.5cm" draw:start-shape="id549" draw:start-glue-point="4" draw:end-shape="id247" draw:end-glue-point="4" svg:d="M58000-10000v-500h2000" svg:viewBox="0 0 2001 501">
          <text:p/>
        </draw:connector>
        <draw:custom-shape draw:style-name="gr10" draw:text-style-name="P8" xml:id="id364" draw:id="id364" draw:layer="layout" svg:width="2cm" svg:height="2cm" svg:x="109cm" svg:y="6cm">
          <text:p text:style-name="P1"><text:span text:style-name="T1">MPSA-MNS1-MN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52" draw:id="id552" draw:layer="layout" svg:width="2cm" svg:height="2cm" svg:x="105cm" svg:y="6cm">
          <text:p text:style-name="P1"><text:span text:style-name="T1">MPSA-MNS2-MN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svg:x1="107cm" svg:y1="7cm" svg:x2="109cm" svg:y2="7cm" draw:start-shape="id552" draw:start-glue-point="10" draw:end-shape="id364" draw:end-glue-point="6" svg:d="M107000 7000h2000" svg:viewBox="0 0 2001 1">
          <text:p/>
        </draw:connector>
        <draw:connector draw:style-name="gr9" draw:text-style-name="P7" draw:layer="layout" svg:x1="105cm" svg:y1="7cm" svg:x2="103cm" svg:y2="11cm" draw:start-shape="id552" draw:start-glue-point="6" draw:end-shape="id354" draw:end-glue-point="4" svg:d="M105000 7000h-2000v4000" svg:viewBox="0 0 2001 4001">
          <text:p/>
        </draw:connector>
        <draw:connector draw:style-name="gr4" draw:text-style-name="P1" draw:layer="layout" svg:x1="67.5cm" svg:y1="9.5cm" svg:x2="69.5cm" svg:y2="11cm" draw:start-shape="id335" draw:start-glue-point="6" draw:end-shape="id352" draw:end-glue-point="4" svg:d="M67500 9500h2000v1500" svg:viewBox="0 0 2001 1501">
          <text:p/>
        </draw:connector>
        <draw:connector draw:style-name="gr4" draw:text-style-name="P1" draw:layer="layout" svg:x1="67.5cm" svg:y1="1cm" svg:x2="66.5cm" svg:y2="1cm" draw:start-shape="id550" draw:start-glue-point="6" draw:end-shape="id285" draw:end-glue-point="6" svg:d="M67500 1000h-1000" svg:viewBox="0 0 1001 1">
          <text:p/>
        </draw:connector>
        <draw:custom-shape draw:style-name="gr11" draw:text-style-name="P5" xml:id="id553" draw:id="id553" draw:layer="layout" svg:width="0.98cm" svg:height="2cm" draw:transform="rotate (1.5707963267949) translate (81.5cm 43.98cm)">
          <text:p text:style-name="P1"><text:span text:style-name="T1">Z288</text:span></text:p>
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</draw:custom-shape>
        <draw:connector draw:style-name="gr4" draw:text-style-name="P1" draw:layer="layout" svg:x1="83.5cm" svg:y1="43.49cm" svg:x2="88.5cm" svg:y2="43.5cm" draw:start-shape="id553" draw:start-glue-point="6" draw:end-shape="id436" draw:end-glue-point="6" svg:d="M83500 43490h2501v10h2499" svg:viewBox="0 0 5001 11">
          <text:p/>
        </draw:connector>
        <draw:custom-shape draw:style-name="gr12" draw:text-style-name="P3" xml:id="id554" draw:id="id554" draw:layer="layout" svg:width="1cm" svg:height="1cm" svg:x="44cm" svg:y="19cm">
          <text:p text:style-name="P1"><text:span text:style-name="T1">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1.5cm" svg:y1="43.49cm" svg:x2="44.5cm" svg:y2="20cm" draw:start-shape="id553" draw:start-glue-point="4" draw:end-shape="id554" draw:end-glue-point="8" svg:d="M81500 43490h-37000v-23490" svg:viewBox="0 0 37001 23491">
          <text:p/>
        </draw:connector>
        <draw:connector draw:style-name="gr5" draw:text-style-name="P1" draw:layer="layout" svg:x1="44cm" svg:y1="19.5cm" svg:x2="29.293cm" svg:y2="11.707cm" draw:start-shape="id554" draw:start-glue-point="6" draw:end-shape="id530" draw:end-glue-point="7" svg:d="M44000 19500h-14707v-7793" svg:viewBox="0 0 14708 7794">
          <text:p/>
        </draw:connector>
        <draw:connector draw:style-name="gr5" draw:text-style-name="P1" draw:layer="layout" svg:x1="44.5cm" svg:y1="19cm" svg:x2="41cm" svg:y2="11cm" draw:start-shape="id554" draw:start-glue-point="4" draw:end-shape="id533" draw:end-glue-point="10" svg:d="M44500 19000v-8000h-3500" svg:viewBox="0 0 3501 8001">
          <text:p/>
        </draw:connector>
        <draw:connector draw:style-name="gr4" draw:text-style-name="P1" draw:layer="layout" svg:x1="44.5cm" svg:y1="19cm" svg:x2="49.5cm" svg:y2="1cm" draw:start-shape="id554" draw:start-glue-point="4" draw:end-shape="id148" draw:end-glue-point="4" svg:d="M44500 19000v-18000h5000" svg:viewBox="0 0 5001 18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20T18:36:50</meta:creation-date>
    <dc:date>2015-10-13T10:19:41.461000000</dc:date>
    <meta:editing-duration>P2DT23H13M28S</meta:editing-duration>
    <meta:editing-cycles>109</meta:editing-cycles>
    <meta:generator>LibreOffice/5.1.6.2$Linux_X86_64 LibreOffice_project/10m0$Build-2</meta:generator>
    <dc:description>Староликеево</dc:description>
    <dc:title>starolikeevo</dc:title>
    <meta:document-statistic meta:object-count="1213"/>
  </office:meta>
</office:document-meta>
</file>